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1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1.977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141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1.506cm"/>
    </style:style>
    <style:style style:name="co9" style:family="table-column">
      <style:table-column-properties fo:break-before="auto" style:column-width="0.919cm"/>
    </style:style>
    <style:style style:name="co10" style:family="table-column">
      <style:table-column-properties fo:break-before="auto" style:column-width="1.229cm"/>
    </style:style>
    <style:style style:name="co11" style:family="table-column">
      <style:table-column-properties fo:break-before="auto" style:column-width="1.44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12cm"/>
    </style:style>
    <style:style style:name="co14" style:family="table-column">
      <style:table-column-properties fo:break-before="auto" style:column-width="6.657cm"/>
    </style:style>
    <style:style style:name="co15" style:family="table-column">
      <style:table-column-properties fo:break-before="auto" style:column-width="0.601cm"/>
    </style:style>
    <style:style style:name="co16" style:family="table-column">
      <style:table-column-properties fo:break-before="auto" style:column-width="1.924cm"/>
    </style:style>
    <style:style style:name="co17" style:family="table-column">
      <style:table-column-properties fo:break-before="auto" style:column-width="1.73cm"/>
    </style:style>
    <style:style style:name="co18" style:family="table-column">
      <style:table-column-properties fo:break-before="auto" style:column-width="2.053cm"/>
    </style:style>
    <style:style style:name="co19" style:family="table-column">
      <style:table-column-properties fo:break-before="auto" style:column-width="2.101cm"/>
    </style:style>
    <style:style style:name="co20" style:family="table-column">
      <style:table-column-properties fo:break-before="auto" style:column-width="1.983cm"/>
    </style:style>
    <style:style style:name="co21" style:family="table-column">
      <style:table-column-properties fo:break-before="auto" style:column-width="1.886cm"/>
    </style:style>
    <style:style style:name="co22" style:family="table-column">
      <style:table-column-properties fo:break-before="auto" style:column-width="2.06cm"/>
    </style:style>
    <style:style style:name="co23" style:family="table-column">
      <style:table-column-properties fo:break-before="auto" style:column-width="1.905cm"/>
    </style:style>
    <style:style style:name="co24" style:family="table-column">
      <style:table-column-properties fo:break-before="auto" style:column-width="2.533cm"/>
    </style:style>
    <style:style style:name="co25" style:family="table-column">
      <style:table-column-properties fo:break-before="auto" style:column-width="6.983cm"/>
    </style:style>
    <style:style style:name="co26" style:family="table-column">
      <style:table-column-properties fo:break-before="auto" style:column-width="0.621cm"/>
    </style:style>
    <style:style style:name="co27" style:family="table-column">
      <style:table-column-properties fo:break-before="auto" style:column-width="1.969cm"/>
    </style:style>
    <style:style style:name="co28" style:family="table-column">
      <style:table-column-properties fo:break-before="auto" style:column-width="2.085cm"/>
    </style:style>
    <style:style style:name="co29" style:family="table-column">
      <style:table-column-properties fo:break-before="auto" style:column-width="6.754cm"/>
    </style:style>
    <style:style style:name="co30" style:family="table-column">
      <style:table-column-properties fo:break-before="auto" style:column-width="0.524cm"/>
    </style:style>
    <style:style style:name="co31" style:family="table-column">
      <style:table-column-properties fo:break-before="auto" style:column-width="0.582cm"/>
    </style:style>
    <style:style style:name="co32" style:family="table-column">
      <style:table-column-properties fo:break-before="auto" style:column-width="0.466cm"/>
    </style:style>
    <style:style style:name="co33" style:family="table-column">
      <style:table-column-properties fo:break-before="auto" style:column-width="4.531cm"/>
    </style:style>
    <style:style style:name="co34" style:family="table-column">
      <style:table-column-properties fo:break-before="auto" style:column-width="3.03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93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96" style:family="table-cell" style:parent-style-name="Default" style:data-style-name="N132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97" style:family="table-cell" style:parent-style-name="Default" style:data-style-name="N132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98" style:family="table-cell" style:parent-style-name="Default" style:data-style-name="N132">
      <style:table-cell-properties fo:border-bottom="none" fo:background-color="#ffffd7" fo:border-left="0.06pt solid #000000" fo:border-right="none" fo:border-top="none"/>
    </style:style>
    <style:style style:name="ce7" style:family="table-cell" style:parent-style-name="Default" style:data-style-name="N132">
      <style:table-cell-properties fo:border-bottom="none" fo:background-color="#afd095" fo:border-left="0.06pt solid #000000" fo:border-right="none" fo:border-top="none"/>
    </style:style>
    <style:style style:name="ce100" style:family="table-cell" style:parent-style-name="Default" style:data-style-name="N4">
      <style:table-cell-properties fo:border-bottom="0.06pt solid #000000" fo:border-left="0.06pt solid #000000" fo:border-right="none" fo:border-top="none"/>
    </style:style>
    <style:style style:name="ce101" style:family="table-cell" style:parent-style-name="Default" style:data-style-name="N132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02" style:family="table-cell" style:parent-style-name="Default" style:data-style-name="N132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03" style:family="table-cell" style:parent-style-name="Default" style:data-style-name="N132">
      <style:table-cell-properties fo:background-color="#ffffd7"/>
    </style:style>
    <style:style style:name="ce12" style:family="table-cell" style:parent-style-name="Default" style:data-style-name="N132">
      <style:table-cell-properties fo:background-color="#afd095"/>
    </style:style>
    <style:style style:name="ce105" style:family="table-cell" style:parent-style-name="Default" style:data-style-name="N4">
      <style:table-cell-properties fo:border-bottom="0.06pt solid #000000" fo:border-left="none" fo:border-right="none" fo:border-top="none"/>
    </style:style>
    <style:style style:name="ce106" style:family="table-cell" style:parent-style-name="Default" style:data-style-name="N4"/>
    <style:style style:name="ce107" style:family="table-cell" style:parent-style-name="Default" style:data-style-name="N132">
      <style:table-cell-properties fo:border-bottom="none" fo:background-color="#e8f2a1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08" style:family="table-cell" style:parent-style-name="Default" style:data-style-name="N132">
      <style:table-cell-properties fo:border-bottom="none" fo:background-color="#ffffa6" fo:border-left="none" fo:border-right="0.06pt solid #000000" fo:border-top="none"/>
    </style:style>
    <style:style style:name="ce17" style:family="table-cell" style:parent-style-name="Default" style:data-style-name="N132">
      <style:table-cell-properties fo:border-bottom="none" fo:background-color="#afd095" fo:border-left="none" fo:border-right="0.06pt solid #000000" fo:border-top="none"/>
    </style:style>
    <style:style style:name="ce109" style:family="table-cell" style:parent-style-name="Default" style:data-style-name="N132">
      <style:table-cell-properties fo:border-bottom="none" fo:background-color="#e8f2a1" fo:border-left="none" fo:border-right="0.06pt solid #000000" fo:border-top="none"/>
    </style:style>
    <style:style style:name="ce123" style:family="table-cell" style:parent-style-name="Default" style:data-style-name="N132"/>
    <style:style style:name="ce111" style:family="table-cell" style:parent-style-name="Default">
      <style:table-cell-properties fo:background-color="#e8f2a1"/>
    </style:style>
    <style:style style:name="ce112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1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2" style:family="table-cell" style:parent-style-name="Default">
      <style:table-cell-properties fo:background-color="#afd095"/>
    </style:style>
    <style:style style:name="ce113" style:family="table-cell" style:parent-style-name="Default" style:data-style-name="N0">
      <style:table-cell-properties fo:background-color="#e8f2a1"/>
    </style:style>
    <style:style style:name="ce114" style:family="table-cell" style:parent-style-name="Default" style:data-style-name="N0">
      <style:table-cell-properties fo:background-color="transparent"/>
    </style:style>
    <style:style style:name="ce25" style:family="table-cell" style:parent-style-name="Default" style:data-style-name="N0">
      <style:table-cell-properties fo:background-color="#afd095"/>
    </style:style>
    <style:style style:name="ce115" style:family="table-cell" style:parent-style-name="Default" style:data-style-name="N0"/>
    <style:style style:name="ce117" style:family="table-cell" style:parent-style-name="Default" style:data-style-name="N4">
      <style:table-cell-properties fo:background-color="#e8f2a1"/>
    </style:style>
    <style:style style:name="ce134" style:family="table-cell" style:parent-style-name="Default" style:data-style-name="N4">
      <style:table-cell-properties fo:background-color="transparent"/>
    </style:style>
    <style:style style:name="ce30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136" style:family="table-cell" style:parent-style-name="Default" style:data-style-name="N4">
      <style:text-properties fo:font-weight="bold" style:font-weight-asian="bold" style:font-weight-complex="bold"/>
    </style:style>
    <style:style style:name="ce121" style:family="table-cell" style:parent-style-name="Default" style:data-style-name="N4">
      <style:table-cell-properties fo:background-color="transparent" fo:padding="0.071cm"/>
      <style:text-properties fo:font-weight="normal" style:font-weight-asian="normal" style:font-weight-complex="normal"/>
    </style:style>
    <style:style style:name="ce138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139" style:family="table-cell" style:parent-style-name="Default" style:data-style-name="N36">
      <style:text-properties fo:font-weight="bold" style:font-weight-asian="bold" style:font-weight-complex="bold"/>
    </style:style>
    <style:style style:name="ce140" style:family="table-cell" style:parent-style-name="Default" style:data-style-name="N36"/>
    <style:style style:name="ce14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43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ext-properties fo:font-weight="bold" style:font-weight-asian="bold" style:font-weight-complex="bold"/>
    </style:style>
    <style:style style:name="ce148" style:family="table-cell" style:parent-style-name="Default" style:data-style-name="N132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149" style:family="table-cell" style:parent-style-name="Default" style:data-style-name="N132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50" style:family="table-cell" style:parent-style-name="Default" style:data-style-name="N132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151" style:family="table-cell" style:parent-style-name="Default" style:data-style-name="N132">
      <style:text-properties fo:font-weight="bold" style:font-weight-asian="bold" style:font-weight-complex="bold"/>
    </style:style>
    <style:style style:name="ce152" style:family="table-cell" style:parent-style-name="Default" style:data-style-name="N132">
      <style:text-properties fo:font-weight="normal" style:font-weight-asian="normal" style:font-weight-complex="normal"/>
    </style:style>
    <style:style style:name="ce15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54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ackground-color="#d4ea6b"/>
    </style:style>
    <style:style style:name="ce157" style:family="table-cell" style:parent-style-name="Default">
      <style:table-cell-properties fo:background-color="#069a2e"/>
    </style:style>
    <style:style style:name="ce158" style:family="table-cell" style:parent-style-name="Default" style:data-style-name="N132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159" style:family="table-cell" style:parent-style-name="Default" style:data-style-name="N132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60" style:family="table-cell" style:parent-style-name="Default" style:data-style-name="N132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61" style:family="table-cell" style:parent-style-name="Default" style:data-style-name="N132">
      <style:table-cell-properties fo:background-color="transparent"/>
    </style:style>
    <style:style style:name="ce162" style:family="table-cell" style:parent-style-name="Default" style:data-style-name="N132">
      <style:table-cell-properties fo:border-bottom="none" fo:border-left="none" fo:border-right="none" fo:border-top="0.06pt solid #000000"/>
    </style:style>
    <style:style style:name="ce163" style:family="table-cell" style:parent-style-name="Default" style:data-style-name="N132">
      <style:table-cell-properties fo:border-bottom="0.06pt solid #000000" fo:border-left="none" fo:border-right="none" fo:border-top="none"/>
    </style:style>
    <style:style style:name="ce164" style:family="table-cell" style:parent-style-name="Default" style:data-style-name="N36">
      <style:table-cell-properties fo:background-color="#ffd7d7"/>
    </style:style>
    <style:style style:name="ce165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background-color="#ffd7d7"/>
    </style:style>
    <style:style style:name="ce167" style:family="table-cell" style:parent-style-name="Default" style:data-style-name="N4">
      <style:table-cell-properties fo:background-color="#ffd7d7"/>
    </style:style>
    <style:style style:name="ce168" style:family="table-cell" style:parent-style-name="Default" style:data-style-name="N132">
      <style:table-cell-properties fo:background-color="#ffd7d7"/>
    </style:style>
    <style:style style:name="ce169" style:family="table-cell" style:parent-style-name="Default" style:data-style-name="N36">
      <style:table-cell-properties fo:background-color="#d4ea6b"/>
    </style:style>
    <style:style style:name="ce170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171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174" style:family="table-cell" style:parent-style-name="Default" style:data-style-name="N132">
      <style:table-cell-properties fo:border-bottom="none" fo:background-color="#ffd7d7" fo:border-left="none" fo:border-right="none" fo:border-top="0.06pt solid #000000"/>
    </style:style>
    <style:style style:name="ce175" style:family="table-cell" style:parent-style-name="Default" style:data-style-name="N4">
      <style:table-cell-properties fo:background-color="#d4ea6b"/>
    </style:style>
    <style:style style:name="ce176" style:family="table-cell" style:parent-style-name="Default" style:data-style-name="N36">
      <style:table-cell-properties fo:background-color="transparent"/>
    </style:style>
    <style:style style:name="ce177" style:family="table-cell" style:parent-style-name="Default">
      <style:table-cell-properties fo:background-color="#ffd8ce"/>
    </style:style>
    <style:style style:name="ce178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 style:data-style-name="N132">
      <style:table-cell-properties fo:background-color="#d4ea6b"/>
      <style:text-properties fo:font-weight="normal" style:font-weight-asian="normal" style:font-weight-complex="normal"/>
    </style:style>
    <style:style style:name="ce180" style:family="table-cell" style:parent-style-name="Default" style:data-style-name="N132">
      <style:table-cell-properties fo:background-color="#ffd8ce"/>
      <style:text-properties fo:font-weight="bold" style:font-weight-asian="bold" style:font-weight-complex="bold"/>
    </style:style>
    <style:style style:name="ce181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182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184" style:family="table-cell" style:parent-style-name="Default">
      <style:text-properties fo:font-weight="normal" style:font-weight-asian="normal" style:font-weight-complex="normal"/>
    </style:style>
    <style:style style:name="ce185" style:family="table-cell" style:parent-style-name="Default" style:data-style-name="N4">
      <style:table-cell-properties fo:background-color="#ffd8ce"/>
    </style:style>
    <style:style style:name="ce187" style:family="table-cell" style:parent-style-name="Default" style:data-style-name="N132">
      <style:table-cell-properties fo:background-color="#ffd8ce"/>
    </style:style>
    <style:style style:name="ce188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89" style:family="table-cell" style:parent-style-name="Default">
      <style:table-cell-properties fo:background-color="#81d41a"/>
    </style:style>
    <style:style style:name="ce190" style:family="table-cell" style:parent-style-name="Default">
      <style:table-cell-properties fo:background-color="#f7d1d5"/>
    </style:style>
    <style:style style:name="ce191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2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3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4" style:family="table-cell" style:parent-style-name="Default" style:data-style-name="N132">
      <style:table-cell-properties fo:background-color="#81d41a"/>
      <style:text-properties fo:font-weight="normal" style:font-weight-asian="normal" style:font-weight-complex="normal"/>
    </style:style>
    <style:style style:name="ce195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99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201" style:family="table-cell" style:parent-style-name="Default" style:data-style-name="N4">
      <style:table-cell-properties fo:background-color="#81d41a"/>
    </style:style>
    <style:style style:name="ce241" style:family="table-cell" style:parent-style-name="Default" style:data-style-name="N36">
      <style:table-cell-properties fo:background-color="#f7d1d5"/>
    </style:style>
    <style:style style:name="ce242" style:family="table-cell" style:parent-style-name="Default">
      <style:table-cell-properties style:text-align-source="value-type" style:repeat-content="false"/>
      <style:paragraph-properties fo:margin-left="0cm"/>
    </style:style>
    <style:style style:name="ce246" style:family="table-cell" style:parent-style-name="Default" style:data-style-name="N4">
      <style:text-properties fo:font-weight="normal" style:font-weight-asian="normal" style:font-weight-complex="normal"/>
    </style:style>
    <style:style style:name="ce269" style:family="table-cell" style:parent-style-name="Default">
      <style:table-cell-properties fo:background-color="#bbe33d"/>
    </style:style>
    <style:style style:name="ce270" style:family="table-cell" style:parent-style-name="Default" style:data-style-name="N104">
      <style:text-properties fo:font-weight="normal" style:font-weight-asian="normal" style:font-weight-complex="normal"/>
    </style:style>
    <style:style style:name="ce271" style:family="table-cell" style:parent-style-name="Default" style:data-style-name="N104">
      <style:text-properties fo:font-weight="bold" style:font-weight-asian="bold" style:font-weight-complex="bold"/>
    </style:style>
    <style:style style:name="ce272" style:family="table-cell" style:parent-style-name="Default" style:data-style-name="N4">
      <style:table-cell-properties fo:background-color="#bbe33d"/>
      <style:text-properties fo:font-weight="normal" style:font-weight-asian="normal" style:font-weight-complex="normal"/>
    </style:style>
    <style:style style:name="ce273" style:family="table-cell" style:parent-style-name="Default">
      <style:table-cell-properties fo:background-color="#ffa6a6"/>
    </style:style>
    <style:style style:name="ce275" style:family="table-cell" style:parent-style-name="Default" style:data-style-name="N104"/>
    <style:style style:name="ce276" style:family="table-cell" style:parent-style-name="Default" style:data-style-name="N10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7" style:family="table-cell" style:parent-style-name="Default" style:data-style-name="N104">
      <style:table-cell-properties fo:background-color="#ffa6a6"/>
      <style:text-properties fo:font-weight="bold" style:font-weight-asian="bold" style:font-weight-complex="bold"/>
    </style:style>
    <style:style style:name="ce278" style:family="table-cell" style:parent-style-name="Default" style:data-style-name="N104">
      <style:table-cell-properties fo:background-color="#f7d1d5"/>
      <style:text-properties fo:font-weight="bold" style:font-weight-asian="bold" style:font-weight-complex="bold"/>
    </style:style>
    <style:style style:name="ce27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135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c9211e"/>
    </style:style>
    <style:style style:name="T5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fo:font-weight="bold" style:font-name-complex="Noto Sans Devanagari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UNLUK 202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15"/>
        <table:table-column table:style-name="co10" table:default-cell-style-name="ce106"/>
        <table:table-column table:style-name="co11" table:number-columns-repeated="2" table:default-cell-style-name="ce106"/>
        <table:table-row table:style-name="ro1">
          <table:table-cell table:style-name="ce93"/>
          <table:table-cell table:style-name="ce96"/>
          <table:table-cell table:style-name="ce101" office:value-type="string" calcext:value-type="string">
            <text:p>TAHMİNİ</text:p>
          </table:table-cell>
          <table:table-cell table:style-name="ce107"/>
          <table:table-cell table:style-name="ce97"/>
          <table:table-cell table:style-name="ce101" office:value-type="string" calcext:value-type="string">
            <text:p>GERÇEKLEŞEN</text:p>
          </table:table-cell>
          <table:table-cell table:style-name="ce107"/>
          <table:table-cell table:style-name="ce111"/>
          <table:table-cell table:style-name="ce113"/>
          <table:table-cell table:style-name="ce117" table:number-columns-repeated="3"/>
        </table:table-row>
        <table:table-row table:style-name="ro1">
          <table:table-cell table:style-name="ce93" office:value-type="float" office:value="-2022" calcext:value-type="float">
            <text:p>-2022</text:p>
          </table:table-cell>
          <table:table-cell table:style-name="ce97" office:value-type="string" calcext:value-type="string">
            <text:p>GİRİŞ</text:p>
          </table:table-cell>
          <table:table-cell table:style-name="ce102" office:value-type="string" calcext:value-type="string">
            <text:p>ÇIKIŞ</text:p>
          </table:table-cell>
          <table:table-cell table:style-name="ce107" office:value-type="string" calcext:value-type="string">
            <text:p><text:s/>BAKİYE</text:p>
          </table:table-cell>
          <table:table-cell table:style-name="ce97" office:value-type="string" calcext:value-type="string">
            <text:p>GİRİŞ</text:p>
          </table:table-cell>
          <table:table-cell table:style-name="ce102" office:value-type="string" calcext:value-type="string">
            <text:p>ÇIKIŞ</text:p>
          </table:table-cell>
          <table:table-cell table:style-name="ce107" office:value-type="string" calcext:value-type="string">
            <text:p>BAKİYE</text:p>
          </table:table-cell>
          <table:table-cell table:style-name="ce111"/>
          <table:table-cell table:style-name="ce113" office:value-type="string" calcext:value-type="string">
            <text:p>kR</text:p>
          </table:table-cell>
          <table:table-cell table:style-name="ce117" office:value-type="string" calcext:value-type="string">
            <text:p>nzn</text:p>
          </table:table-cell>
          <table:table-cell table:style-name="ce117" office:value-type="string" calcext:value-type="string">
            <text:p>hc</text:p>
          </table:table-cell>
          <table:table-cell table:style-name="ce117" office:value-type="string" calcext:value-type="string">
            <text:p>Hc 1/1</text:p>
          </table:table-cell>
        </table:table-row>
        <table:table-row table:style-name="ro2">
          <table:table-cell table:style-name="ce85" office:value-type="string" calcext:value-type="string">
            <text:p>Ocak</text:p>
          </table:table-cell>
          <table:table-cell table:style-name="ce98" table:formula="of:=[$'01'.D2]" office:value-type="float" office:value="7333.3" calcext:value-type="float">
            <text:p>7.333,30</text:p>
          </table:table-cell>
          <table:table-cell table:style-name="ce103" table:formula="of:=[$'01'.E2]" office:value-type="float" office:value="-6834.05" calcext:value-type="float">
            <text:p>-6.834,05</text:p>
          </table:table-cell>
          <table:table-cell table:style-name="ce108" table:formula="of:=[.B3]+[.C3]" office:value-type="float" office:value="499.25" calcext:value-type="float">
            <text:p>499,25</text:p>
          </table:table-cell>
          <table:table-cell table:style-name="ce98" table:formula="of:=[$'01'.F2]" office:value-type="float" office:value="46462.64" calcext:value-type="float">
            <text:p>46.462,64</text:p>
          </table:table-cell>
          <table:table-cell table:style-name="ce103" table:formula="of:=[$'01'.G2]" office:value-type="float" office:value="-6834.05" calcext:value-type="float">
            <text:p>-6.834,05</text:p>
          </table:table-cell>
          <table:table-cell table:style-name="ce109" table:formula="of:=[.E3]+[.F3]" office:value-type="float" office:value="39628.59" calcext:value-type="float">
            <text:p>39.628,59</text:p>
          </table:table-cell>
          <table:table-cell table:style-name="ce112" office:value-type="string" calcext:value-type="string">
            <text:p>doğuş</text:p>
          </table:table-cell>
          <table:table-cell table:style-name="ce114" office:value-type="float" office:value="36" calcext:value-type="float">
            <text:p>36</text:p>
          </table:table-cell>
          <table:table-cell table:style-name="ce134" table:number-columns-repeated="2"/>
          <table:table-cell table:style-name="ce121" office:value-type="float" office:value="36" calcext:value-type="float">
            <text:p>36,00</text:p>
          </table:table-cell>
        </table:table-row>
        <table:table-row table:style-name="ro3">
          <table:table-cell table:style-name="ce85" office:value-type="string" calcext:value-type="string">
            <text:p>Şubat</text:p>
          </table:table-cell>
          <table:table-cell table:style-name="ce98" table:formula="of:=[$'02'.D2]" office:value-type="float" office:value="10567.09" calcext:value-type="float">
            <text:p>10.567,09</text:p>
          </table:table-cell>
          <table:table-cell table:style-name="ce103" table:formula="of:=[$'02'.E2]" office:value-type="float" office:value="-21938.15" calcext:value-type="float">
            <text:p>-21.938,15</text:p>
          </table:table-cell>
          <table:table-cell table:style-name="ce108" table:formula="of:=[.B4]+[.C4]+[.D3]" office:value-type="float" office:value="-10871.81" calcext:value-type="float">
            <text:p>-10.871,81</text:p>
          </table:table-cell>
          <table:table-cell table:style-name="ce98" table:formula="of:=[$'02'.F2]" office:value-type="float" office:value="11567.09" calcext:value-type="float">
            <text:p>11.567,09</text:p>
          </table:table-cell>
          <table:table-cell table:style-name="ce103" table:formula="of:=[$'02'.G2]" office:value-type="float" office:value="-21938.15" calcext:value-type="float">
            <text:p>-21.938,15</text:p>
          </table:table-cell>
          <table:table-cell table:style-name="ce109" table:formula="of:=[.E4]+[.F4]+[.G3]" office:value-type="float" office:value="29257.53" calcext:value-type="float">
            <text:p>29.257,53</text:p>
          </table:table-cell>
          <table:table-cell table:style-name="ce112" office:value-type="string" calcext:value-type="string">
            <text:p>tuzgmrğ</text:p>
          </table:table-cell>
          <table:table-cell table:style-name="ce114" office:value-type="float" office:value="19.8" calcext:value-type="float">
            <text:p>19,8</text:p>
          </table:table-cell>
          <table:table-cell table:style-name="ce134" table:number-columns-repeated="2"/>
          <table:table-cell table:style-name="ce138" office:value-type="float" office:value="19.8" calcext:value-type="float">
            <text:p>19,80</text:p>
          </table:table-cell>
        </table:table-row>
        <table:table-row table:style-name="ro3">
          <table:table-cell table:style-name="ce85" office:value-type="string" calcext:value-type="string">
            <text:p>Mart</text:p>
          </table:table-cell>
          <table:table-cell table:style-name="ce98" table:formula="of:=[$'03'.D2]" office:value-type="float" office:value="36859.61" calcext:value-type="float">
            <text:p>36.859,61</text:p>
          </table:table-cell>
          <table:table-cell table:style-name="ce103" table:formula="of:=[$'03'.E2]" office:value-type="float" office:value="-30109.3" calcext:value-type="float">
            <text:p>-30.109,30</text:p>
          </table:table-cell>
          <table:table-cell table:style-name="ce108" table:formula="of:=[.B5]+[.C5]+[.D4]" office:value-type="float" office:value="-4121.5" calcext:value-type="float">
            <text:p>-4.121,50</text:p>
          </table:table-cell>
          <table:table-cell table:style-name="ce98" table:formula="of:=[$'03'.F2]" office:value-type="float" office:value="35859.61" calcext:value-type="float">
            <text:p>35.859,61</text:p>
          </table:table-cell>
          <table:table-cell table:style-name="ce103" table:formula="of:=[$'03'.G2]" office:value-type="float" office:value="-30109.3" calcext:value-type="float">
            <text:p>-30.109,30</text:p>
          </table:table-cell>
          <table:table-cell table:style-name="ce109" table:formula="of:=[.E5]+[.F5]+[.G4]" office:value-type="float" office:value="35007.84" calcext:value-type="float">
            <text:p>35.007,84</text:p>
          </table:table-cell>
          <table:table-cell table:style-name="ce116" office:value-type="string" calcext:value-type="string">
            <text:p>maaş</text:p>
          </table:table-cell>
          <table:table-cell table:style-name="Default" table:number-columns-repeated="3"/>
          <table:table-cell table:style-name="ce138" office:value-type="float" office:value="46.1" calcext:value-type="float">
            <text:p>46,10</text:p>
          </table:table-cell>
        </table:table-row>
        <table:table-row table:style-name="ro3">
          <table:table-cell table:style-name="ce85" office:value-type="string" calcext:value-type="string">
            <text:p>Nisan</text:p>
          </table:table-cell>
          <table:table-cell table:style-name="ce98" table:formula="of:=[$'04'.D2]" office:value-type="float" office:value="15937.59" calcext:value-type="float">
            <text:p>15.937,59</text:p>
          </table:table-cell>
          <table:table-cell table:style-name="ce103" table:formula="of:=[$'04'.E2]" office:value-type="float" office:value="-11790.68" calcext:value-type="float">
            <text:p>-11.790,68</text:p>
          </table:table-cell>
          <table:table-cell table:style-name="ce108" table:formula="of:=[.B6]+[.C6]+[.D5]" office:value-type="float" office:value="25.4100000000035" calcext:value-type="float">
            <text:p>25,41</text:p>
          </table:table-cell>
          <table:table-cell table:style-name="ce98" table:formula="of:=[$'04'.F2]" office:value-type="float" office:value="17940.28" calcext:value-type="float">
            <text:p>17.940,28</text:p>
          </table:table-cell>
          <table:table-cell table:style-name="ce103" table:formula="of:=[$'04'.G2]" office:value-type="float" office:value="-11140.68" calcext:value-type="float">
            <text:p>-11.140,68</text:p>
          </table:table-cell>
          <table:table-cell table:style-name="ce109" table:formula="of:=[.E6]+[.F6]+[.G5]" office:value-type="float" office:value="41807.44" calcext:value-type="float">
            <text:p>41.807,44</text:p>
          </table:table-cell>
          <table:table-cell table:style-name="ce112" office:value-type="string" calcext:value-type="string">
            <text:p>ali paşa</text:p>
          </table:table-cell>
          <table:table-cell table:style-name="ce114" office:value-type="float" office:value="60" calcext:value-type="float">
            <text:p>60</text:p>
          </table:table-cell>
          <table:table-cell table:style-name="ce134" table:number-columns-repeated="2"/>
          <table:table-cell table:style-name="ce138" office:value-type="float" office:value="6.5" calcext:value-type="float">
            <text:p>6,50</text:p>
          </table:table-cell>
        </table:table-row>
        <table:table-row table:style-name="ro3">
          <table:table-cell table:style-name="ce85" office:value-type="string" calcext:value-type="string">
            <text:p>Mayıs</text:p>
          </table:table-cell>
          <table:table-cell table:style-name="ce98" table:formula="of:=[$'05'.D2]" office:value-type="float" office:value="11328.34" calcext:value-type="float">
            <text:p>11.328,34</text:p>
          </table:table-cell>
          <table:table-cell table:style-name="ce103" table:formula="of:=[$'05'.E2]" office:value-type="float" office:value="-7712.66" calcext:value-type="float">
            <text:p>-7.712,66</text:p>
          </table:table-cell>
          <table:table-cell table:style-name="ce108" table:formula="of:=[.B7]+[.C7]+[.D6]" office:value-type="float" office:value="3641.09" calcext:value-type="float">
            <text:p>3.641,09</text:p>
          </table:table-cell>
          <table:table-cell table:style-name="ce98" table:formula="of:=[$'05'.F2]" office:value-type="float" office:value="9522.37" calcext:value-type="float">
            <text:p>9.522,37</text:p>
          </table:table-cell>
          <table:table-cell table:style-name="ce103" table:formula="of:=[$'05'.G2]" office:value-type="float" office:value="-7722.66" calcext:value-type="float">
            <text:p>-7.722,66</text:p>
          </table:table-cell>
          <table:table-cell table:style-name="ce109" table:formula="of:=[.E7]+[.F7]+[.G6]" office:value-type="float" office:value="43607.15" calcext:value-type="float">
            <text:p>43.607,15</text:p>
          </table:table-cell>
          <table:table-cell table:style-name="ce112" office:value-type="string" calcext:value-type="string">
            <text:p>lise</text:p>
          </table:table-cell>
          <table:table-cell table:style-name="ce114" office:value-type="float" office:value="95" calcext:value-type="float">
            <text:p>95</text:p>
          </table:table-cell>
          <table:table-cell table:style-name="ce134" table:number-columns-repeated="2"/>
          <table:table-cell table:style-name="ce138" office:value-type="float" office:value="23.75" calcext:value-type="float">
            <text:p>23,75</text:p>
          </table:table-cell>
        </table:table-row>
        <table:table-row table:style-name="ro3">
          <table:table-cell table:style-name="ce85" office:value-type="string" calcext:value-type="string">
            <text:p>Haziran</text:p>
          </table:table-cell>
          <table:table-cell table:style-name="ce98" table:formula="of:=[$'06'.D2]" office:value-type="float" office:value="17837.05" calcext:value-type="float">
            <text:p>17.837,05</text:p>
          </table:table-cell>
          <table:table-cell table:style-name="ce103" table:formula="of:=[$'06'.E2]" office:value-type="float" office:value="-28058.1" calcext:value-type="float">
            <text:p>-28.058,10</text:p>
          </table:table-cell>
          <table:table-cell table:style-name="ce108" table:formula="of:=[.B8]+[.C8]+[.D7]" office:value-type="float" office:value="-6579.96" calcext:value-type="float">
            <text:p>-6.579,96</text:p>
          </table:table-cell>
          <table:table-cell table:style-name="ce98" table:formula="of:=[$'06'.F2]" office:value-type="float" office:value="16654.19" calcext:value-type="float">
            <text:p>16.654,19</text:p>
          </table:table-cell>
          <table:table-cell table:style-name="ce103" table:formula="of:=[$'06'.G2]" office:value-type="float" office:value="-28058.1" calcext:value-type="float">
            <text:p>-28.058,10</text:p>
          </table:table-cell>
          <table:table-cell table:style-name="ce109" table:formula="of:=[.E8]+[.F8]+[.G7]" office:value-type="float" office:value="32203.24" calcext:value-type="float">
            <text:p>32.203,24</text:p>
          </table:table-cell>
          <table:table-cell/>
          <table:table-cell table:style-name="Default" table:number-columns-repeated="4"/>
        </table:table-row>
        <table:table-row table:style-name="ro3">
          <table:table-cell table:style-name="ce85" office:value-type="string" calcext:value-type="string">
            <text:p>Temmuz</text:p>
          </table:table-cell>
          <table:table-cell table:style-name="ce98" table:formula="of:=[$'07'.D2]" office:value-type="float" office:value="27131.07" calcext:value-type="float">
            <text:p>27.131,07</text:p>
          </table:table-cell>
          <table:table-cell table:style-name="ce103" table:formula="of:=[$'07'.E2]" office:value-type="float" office:value="-17400.82" calcext:value-type="float">
            <text:p>-17.400,82</text:p>
          </table:table-cell>
          <table:table-cell table:style-name="ce108" table:formula="of:=[.B9]+[.C9]+[.D8]" office:value-type="float" office:value="3150.29" calcext:value-type="float">
            <text:p>3.150,29</text:p>
          </table:table-cell>
          <table:table-cell table:style-name="ce98" table:formula="of:=[$'07'.F2]" office:value-type="float" office:value="16133.3" calcext:value-type="float">
            <text:p>16.133,30</text:p>
          </table:table-cell>
          <table:table-cell table:style-name="ce103" table:formula="of:=[$'07'.G2]" office:value-type="float" office:value="-20600.82" calcext:value-type="float">
            <text:p>-20.600,82</text:p>
          </table:table-cell>
          <table:table-cell table:style-name="ce109" table:formula="of:=[.E9]+[.F9]+[.G8]" office:value-type="float" office:value="27735.72" calcext:value-type="float">
            <text:p>27.735,72</text:p>
          </table:table-cell>
          <table:table-cell table:style-name="ce112" office:value-type="string" calcext:value-type="string">
            <text:p>snyA</text:p>
          </table:table-cell>
          <table:table-cell table:style-name="ce114" office:value-type="float" office:value="42" calcext:value-type="float">
            <text:p>42</text:p>
          </table:table-cell>
          <table:table-cell table:style-name="ce134" table:formula="of:=[.I9]*0.2491" office:value-type="float" office:value="10.4622" calcext:value-type="float">
            <text:p>10,46</text:p>
          </table:table-cell>
          <table:table-cell table:style-name="ce134" table:formula="of:=[.I9]-[.J9]" office:value-type="float" office:value="31.5378" calcext:value-type="float">
            <text:p>31,54</text:p>
          </table:table-cell>
          <table:table-cell table:style-name="Default"/>
        </table:table-row>
        <table:table-row table:style-name="ro3">
          <table:table-cell table:style-name="ce85" office:value-type="string" calcext:value-type="string">
            <text:p>Ağustos</text:p>
          </table:table-cell>
          <table:table-cell table:style-name="ce98" table:formula="of:=[$'08'.D2]" office:value-type="float" office:value="34617.91" calcext:value-type="float">
            <text:p>34.617,91</text:p>
          </table:table-cell>
          <table:table-cell table:style-name="ce103" table:formula="of:=[$'08'.E2]" office:value-type="float" office:value="-11695.35" calcext:value-type="float">
            <text:p>-11.695,35</text:p>
          </table:table-cell>
          <table:table-cell table:style-name="ce108" table:formula="of:=[.B10]+[.C10]+[.D9]" office:value-type="float" office:value="26072.85" calcext:value-type="float">
            <text:p>26.072,85</text:p>
          </table:table-cell>
          <table:table-cell table:style-name="ce98" table:formula="of:=[$'08'.F2]" office:value-type="float" office:value="102061.66" calcext:value-type="float">
            <text:p>102.061,66</text:p>
          </table:table-cell>
          <table:table-cell table:style-name="ce103" table:formula="of:=[$'08'.G2]" office:value-type="float" office:value="-33894.33" calcext:value-type="float">
            <text:p>-33.894,33</text:p>
          </table:table-cell>
          <table:table-cell table:style-name="ce109" table:formula="of:=[.E10]+[.F10]+[.G9]" office:value-type="float" office:value="95903.05" calcext:value-type="float">
            <text:p>95.903,05</text:p>
          </table:table-cell>
          <table:table-cell table:style-name="ce112" office:value-type="string" calcext:value-type="string">
            <text:p>snyB</text:p>
          </table:table-cell>
          <table:table-cell table:style-name="ce114" office:value-type="float" office:value="84" calcext:value-type="float">
            <text:p>84</text:p>
          </table:table-cell>
          <table:table-cell table:style-name="ce134" table:formula="of:=[.I10]*0.2491" office:value-type="float" office:value="20.9244" calcext:value-type="float">
            <text:p>20,92</text:p>
          </table:table-cell>
          <table:table-cell table:style-name="ce134" table:formula="of:=[.I10]-[.J10]" office:value-type="float" office:value="63.0756" calcext:value-type="float">
            <text:p>63,08</text:p>
          </table:table-cell>
          <table:table-cell table:style-name="Default"/>
        </table:table-row>
        <table:table-row table:style-name="ro3">
          <table:table-cell table:style-name="ce85" office:value-type="string" calcext:value-type="string">
            <text:p>Eylül</text:p>
          </table:table-cell>
          <table:table-cell table:style-name="ce98" table:formula="of:=[$'09'.D2]" office:value-type="float" office:value="70162.31" calcext:value-type="float">
            <text:p>70.162,31</text:p>
          </table:table-cell>
          <table:table-cell table:style-name="ce103" table:formula="of:=[$'09'.E2]" office:value-type="float" office:value="-61978.72" calcext:value-type="float">
            <text:p>-61.978,72</text:p>
          </table:table-cell>
          <table:table-cell table:style-name="ce108" table:formula="of:=[.B11]+[.C11]+[.D10]" office:value-type="float" office:value="34256.44" calcext:value-type="float">
            <text:p>34.256,44</text:p>
          </table:table-cell>
          <table:table-cell table:style-name="ce98" table:formula="of:=[$'09'.F2]" office:value-type="float" office:value="9260.5" calcext:value-type="float">
            <text:p>9.260,50</text:p>
          </table:table-cell>
          <table:table-cell table:style-name="ce103" table:formula="of:=[$'09'.G2]" office:value-type="float" office:value="-25729.24" calcext:value-type="float">
            <text:p>-25.729,24</text:p>
          </table:table-cell>
          <table:table-cell table:style-name="ce109" table:formula="of:=[.E11]+[.F11]+[.G10]" office:value-type="float" office:value="79434.31" calcext:value-type="float">
            <text:p>79.434,31</text:p>
          </table:table-cell>
          <table:table-cell table:style-name="ce112" office:value-type="string" calcext:value-type="string">
            <text:p>snyCD</text:p>
          </table:table-cell>
          <table:table-cell table:style-name="ce114" office:value-type="float" office:value="84" calcext:value-type="float">
            <text:p>84</text:p>
          </table:table-cell>
          <table:table-cell table:style-name="ce134" table:formula="of:=[.I11]*0.2491" office:value-type="float" office:value="20.9244" calcext:value-type="float">
            <text:p>20,92</text:p>
          </table:table-cell>
          <table:table-cell table:style-name="ce134" table:formula="of:=[.I11]-[.J11]" office:value-type="float" office:value="63.0756" calcext:value-type="float">
            <text:p>63,08</text:p>
          </table:table-cell>
          <table:table-cell table:style-name="Default"/>
        </table:table-row>
        <table:table-row table:style-name="ro3">
          <table:table-cell table:style-name="ce85" office:value-type="string" calcext:value-type="string">
            <text:p>Ekim</text:p>
          </table:table-cell>
          <table:table-cell table:style-name="ce98" table:formula="of:=[$'10'.D2]" office:value-type="float" office:value="27872.2" calcext:value-type="float">
            <text:p>27.872,20</text:p>
          </table:table-cell>
          <table:table-cell table:style-name="ce103" table:formula="of:=[$'10'.E2]" office:value-type="float" office:value="-34541.12" calcext:value-type="float">
            <text:p>-34.541,12</text:p>
          </table:table-cell>
          <table:table-cell table:style-name="ce108" table:formula="of:=[.B12]+[.C12]+[.D11]" office:value-type="float" office:value="27587.52" calcext:value-type="float">
            <text:p>27.587,52</text:p>
          </table:table-cell>
          <table:table-cell table:style-name="ce98" table:formula="of:=[$'10'.F2]" office:value-type="float" office:value="79418.41" calcext:value-type="float">
            <text:p>79.418,41</text:p>
          </table:table-cell>
          <table:table-cell table:style-name="ce103" table:formula="of:=[$'10'.G2]" office:value-type="float" office:value="-90424.32" calcext:value-type="float">
            <text:p>-90.424,32</text:p>
          </table:table-cell>
          <table:table-cell table:style-name="ce109" table:formula="of:=[.E12]+[.F12]+[.G11]" office:value-type="float" office:value="68428.4" calcext:value-type="float">
            <text:p>68.428,40</text:p>
          </table:table-cell>
          <table:table-cell table:style-name="ce112" office:value-type="string" calcext:value-type="string">
            <text:p>snyE</text:p>
          </table:table-cell>
          <table:table-cell table:style-name="ce114" office:value-type="float" office:value="45" calcext:value-type="float">
            <text:p>45</text:p>
          </table:table-cell>
          <table:table-cell table:style-name="ce134" table:formula="of:=[.I12]*0.2491" office:value-type="float" office:value="11.2095" calcext:value-type="float">
            <text:p>11,21</text:p>
          </table:table-cell>
          <table:table-cell table:style-name="ce134" table:formula="of:=[.I12]-[.J12]" office:value-type="float" office:value="33.7905" calcext:value-type="float">
            <text:p>33,79</text:p>
          </table:table-cell>
          <table:table-cell table:style-name="Default"/>
        </table:table-row>
        <table:table-row table:style-name="ro3">
          <table:table-cell table:style-name="ce85" office:value-type="string" calcext:value-type="string">
            <text:p>Kasım</text:p>
          </table:table-cell>
          <table:table-cell table:style-name="ce98" table:formula="of:=[$'11'.D2]" office:value-type="float" office:value="99191.62" calcext:value-type="float">
            <text:p>99.191,62</text:p>
          </table:table-cell>
          <table:table-cell table:style-name="ce103" table:formula="of:=[$'11'.E2]" office:value-type="float" office:value="-14175.82" calcext:value-type="float">
            <text:p>-14.175,82</text:p>
          </table:table-cell>
          <table:table-cell table:style-name="ce108" table:formula="of:=[.B13]+[.C13]+[.D12]" office:value-type="float" office:value="112603.32" calcext:value-type="float">
            <text:p>112.603,32</text:p>
          </table:table-cell>
          <table:table-cell table:style-name="ce98" table:formula="of:=[$'11'.F2]" office:value-type="float" office:value="178439.6" calcext:value-type="float">
            <text:p>178.439,60</text:p>
          </table:table-cell>
          <table:table-cell table:style-name="ce103" table:formula="of:=[$'11'.G2]" office:value-type="float" office:value="-18452.8" calcext:value-type="float">
            <text:p>-18.452,80</text:p>
          </table:table-cell>
          <table:table-cell table:style-name="ce109" table:formula="of:=[.E13]+[.F13]+[.G12]" office:value-type="float" office:value="228415.2" calcext:value-type="float">
            <text:p>228.415,20</text:p>
          </table:table-cell>
          <table:table-cell table:style-name="ce112" office:value-type="string" calcext:value-type="string">
            <text:p>snyF</text:p>
          </table:table-cell>
          <table:table-cell table:style-name="ce114" office:value-type="float" office:value="48" calcext:value-type="float">
            <text:p>48</text:p>
          </table:table-cell>
          <table:table-cell table:style-name="ce134" table:formula="of:=[.I13]*0.2491" office:value-type="float" office:value="11.9568" calcext:value-type="float">
            <text:p>11,96</text:p>
          </table:table-cell>
          <table:table-cell table:style-name="ce134" table:formula="of:=[.I13]-[.J13]" office:value-type="float" office:value="36.0432" calcext:value-type="float">
            <text:p>36,04</text:p>
          </table:table-cell>
          <table:table-cell table:style-name="Default"/>
        </table:table-row>
        <table:table-row table:style-name="ro3">
          <table:table-cell table:style-name="ce85" office:value-type="string" calcext:value-type="string">
            <text:p>Aralık</text:p>
          </table:table-cell>
          <table:table-cell table:style-name="ce98" table:formula="of:=[$'12'.D2]" office:value-type="float" office:value="103475.96" calcext:value-type="float">
            <text:p>103.475,96</text:p>
          </table:table-cell>
          <table:table-cell table:style-name="ce103" table:formula="of:=[$'12'.E2]" office:value-type="float" office:value="-16961.34" calcext:value-type="float">
            <text:p>-16.961,34</text:p>
          </table:table-cell>
          <table:table-cell table:style-name="ce108" table:formula="of:=[.B14]+[.C14]+[.D13]" office:value-type="float" office:value="199117.94" calcext:value-type="float">
            <text:p>199.117,94</text:p>
          </table:table-cell>
          <table:table-cell table:style-name="ce98" table:formula="of:=[$'12'.F2]" office:value-type="float" office:value="6702.89" calcext:value-type="float">
            <text:p>6.702,89</text:p>
          </table:table-cell>
          <table:table-cell table:style-name="ce103" table:formula="of:=[$'12'.G2]" office:value-type="float" office:value="-13771.34" calcext:value-type="float">
            <text:p>-13.771,34</text:p>
          </table:table-cell>
          <table:table-cell table:style-name="ce109" table:formula="of:=[.E14]+[.F14]+[.G13]" office:value-type="float" office:value="221346.75" calcext:value-type="float">
            <text:p>221.346,75</text:p>
          </table:table-cell>
          <table:table-cell table:style-name="ce112" office:value-type="string" calcext:value-type="string">
            <text:p>snyG</text:p>
          </table:table-cell>
          <table:table-cell table:style-name="ce114" office:value-type="float" office:value="48" calcext:value-type="float">
            <text:p>48</text:p>
          </table:table-cell>
          <table:table-cell table:style-name="ce134" table:formula="of:=[.I14]*0.2491" office:value-type="float" office:value="11.9568" calcext:value-type="float">
            <text:p>11,96</text:p>
          </table:table-cell>
          <table:table-cell table:style-name="ce134" table:formula="of:=[.I14]-[.J14]" office:value-type="float" office:value="36.0432" calcext:value-type="float">
            <text:p>36,04</text:p>
          </table:table-cell>
          <table:table-cell table:style-name="Default"/>
        </table:table-row>
        <table:table-row table:style-name="ro3">
          <table:table-cell table:style-name="ce3" office:value-type="string" calcext:value-type="string">
            <text:p>TOPLAM</text:p>
          </table:table-cell>
          <table:table-cell table:style-name="ce7" table:formula="of:=SUM([.B3:.B14])" office:value-type="float" office:value="462314.05" calcext:value-type="float">
            <text:p>462.314,05</text:p>
          </table:table-cell>
          <table:table-cell table:style-name="ce12" table:formula="of:=SUM([.C3:.C14])" office:value-type="float" office:value="-263196.11" calcext:value-type="float">
            <text:p>-263.196,11</text:p>
          </table:table-cell>
          <table:table-cell table:style-name="ce17" table:formula="of:=[.B15]+[.C15]" office:value-type="float" office:value="199117.94" calcext:value-type="float">
            <text:p>199.117,94</text:p>
          </table:table-cell>
          <table:table-cell table:style-name="ce7" table:formula="of:=SUM([.E3:.E14])" office:value-type="float" office:value="530022.54" calcext:value-type="float">
            <text:p>530.022,54</text:p>
          </table:table-cell>
          <table:table-cell table:style-name="ce12" table:formula="of:=SUM([.F3:.F14])" office:value-type="float" office:value="-308675.79" calcext:value-type="float">
            <text:p>-308.675,79</text:p>
          </table:table-cell>
          <table:table-cell table:style-name="ce17" table:formula="of:=[.E15]+[.F15]" office:value-type="float" office:value="221346.75" calcext:value-type="float">
            <text:p>221.346,75</text:p>
          </table:table-cell>
          <table:table-cell table:style-name="ce22"/>
          <table:table-cell table:style-name="ce25" table:formula="of:=SUM([.I3:.I14])" office:value-type="float" office:value="561.8" calcext:value-type="float">
            <text:p>561,8</text:p>
          </table:table-cell>
          <table:table-cell table:style-name="ce30" table:formula="of:=SUM([.J3:.J14])" office:value-type="float" office:value="87.4341" calcext:value-type="float">
            <text:p>87,43</text:p>
          </table:table-cell>
          <table:table-cell table:style-name="ce30" table:formula="of:=SUM([.K3:.K14])" office:value-type="float" office:value="263.5659" calcext:value-type="float">
            <text:p>263,57</text:p>
          </table:table-cell>
          <table:table-cell table:style-name="ce30" table:formula="of:=SUM([.L3:.L14])" office:value-type="float" office:value="132.15" calcext:value-type="float">
            <text:p>132,15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100" table:formula="of:=[.B15]/[.A16]" office:value-type="float" office:value="38526.1708333333" calcext:value-type="float">
            <text:p>38.526,17</text:p>
          </table:table-cell>
          <table:table-cell table:style-name="ce105" table:formula="of:=[.C15]/[.A16]" office:value-type="float" office:value="-21933.0091666667" calcext:value-type="float">
            <text:p>-21.933,01</text:p>
          </table:table-cell>
          <table:table-cell table:style-name="ce105"/>
          <table:table-cell table:style-name="ce105" table:formula="of:=[.E15]/[.A16]" office:value-type="float" office:value="44168.545" calcext:value-type="float">
            <text:p>44.168,55</text:p>
          </table:table-cell>
          <table:table-cell table:style-name="ce105" table:formula="of:=[.F15]/[.A16]" office:value-type="float" office:value="-25722.9825" calcext:value-type="float">
            <text:p>-25.722,98</text:p>
          </table:table-cell>
          <table:table-cell table:style-name="ce105" table:formula="of:=[.G15]/[.A16]" office:value-type="float" office:value="18445.5625" calcext:value-type="float">
            <text:p>18.445,56</text:p>
          </table:table-cell>
          <table:table-cell table:number-columns-repeated="2"/>
          <table:table-cell table:style-name="ce136"/>
          <table:table-cell/>
          <table:table-cell table:formula="of:=[.K15]+[.L15]" office:value-type="float" office:value="395.7159" calcext:value-type="float">
            <text:p>395,72</text:p>
          </table:table-cell>
        </table:table-row>
        <table:table-row table:style-name="ro3">
          <table:table-cell table:number-columns-repeated="2"/>
          <table:table-cell table:style-name="ce106" table:number-columns-repeated="2"/>
          <table:table-cell table:number-columns-repeated="2"/>
          <table:table-cell table:style-name="ce123"/>
          <table:table-cell/>
          <table:table-cell table:style-name="ce116"/>
          <table:table-cell table:number-columns-repeated="2"/>
          <table:table-cell table:formula="of:=[.L16]/12" office:value-type="float" office:value="32.976325" calcext:value-type="float">
            <text:p>32,98</text:p>
          </table:table-cell>
        </table:table-row>
        <table:table-row table:style-name="ro3">
          <table:table-cell table:number-columns-repeated="8"/>
          <table:table-cell table:style-name="ce116"/>
          <table:table-cell table:number-columns-repeated="3"/>
        </table:table-row>
        <table:table-row table:style-name="ro3">
          <table:table-cell table:number-columns-repeated="8"/>
          <table:table-cell table:style-name="Default" table:number-columns-repeated="4"/>
        </table:table-row>
        <table:table-row table:style-name="ro3">
          <table:table-cell table:number-columns-repeated="8"/>
          <table:table-cell table:style-name="Default" table:number-columns-repeated="3"/>
          <table:table-cell table:style-name="ce138"/>
        </table:table-row>
        <table:table-row table:style-name="ro3">
          <table:table-cell table:number-columns-repeated="8"/>
          <table:table-cell table:style-name="Default" table:number-columns-repeated="4"/>
        </table:table-row>
        <table:table-row table:style-name="ro3">
          <table:table-cell table:number-columns-repeated="8"/>
          <table:table-cell table:style-name="Default" table:number-columns-repeated="3"/>
          <table:table-cell table:style-name="ce138"/>
        </table:table-row>
        <table:table-row table:style-name="ro3">
          <table:table-cell table:number-columns-repeated="8"/>
          <table:table-cell table:style-name="Default" table:number-columns-repeated="4"/>
        </table:table-row>
        <table:table-row table:style-name="ro3">
          <table:table-cell table:number-columns-repeated="8"/>
          <table:table-cell table:style-name="Default" table:number-columns-repeated="3"/>
          <table:table-cell table:style-name="ce138"/>
        </table:table-row>
        <table:table-row table:style-name="ro3">
          <table:table-cell table:number-columns-repeated="8"/>
          <table:table-cell table:style-name="Default" table:number-columns-repeated="3"/>
          <table:table-cell table:style-name="ce134"/>
        </table:table-row>
        <table:table-row table:style-name="ro3" table:number-rows-repeated="1048550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01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123"/>
        <table:table-column table:style-name="co18" table:number-columns-repeated="3" table:default-cell-style-name="ce123"/>
        <table:table-column table:style-name="co12" table:default-cell-style-name="Default"/>
        <table:table-row table:style-name="ro3">
          <table:table-cell/>
          <table:table-cell table:style-name="ce141" office:value-type="float" office:value="11.1" calcext:value-type="float">
            <text:p>11,1</text:p>
          </table:table-cell>
          <table:table-cell table:number-columns-repeated="2"/>
          <table:table-cell table:style-name="ce150"/>
          <table:table-cell table:style-name="ce150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139" office:value-type="string" calcext:value-type="string">
            <text:p>- OCAK 2022</text:p>
          </table:table-cell>
          <table:table-cell/>
          <table:table-cell table:style-name="ce148" office:value-type="string" calcext:value-type="string">
            <text:p>TOPLAM</text:p>
          </table:table-cell>
          <table:table-cell table:style-name="ce149" table:formula="of:=SUM([.D3:.D57])" office:value-type="float" office:value="7333.3" calcext:value-type="float">
            <text:p>7.333,30</text:p>
          </table:table-cell>
          <table:table-cell table:style-name="ce149" table:formula="of:=SUM([.E3:.E57])" office:value-type="float" office:value="-6834.05" calcext:value-type="float">
            <text:p>-6.834,05</text:p>
          </table:table-cell>
          <table:table-cell table:style-name="ce149" table:formula="of:=SUM([.F3:.F57])" office:value-type="float" office:value="46462.64" calcext:value-type="float">
            <text:p>46.462,64</text:p>
          </table:table-cell>
          <table:table-cell table:style-name="ce149" table:formula="of:=SUM([.G3:.G57])" office:value-type="float" office:value="-6834.05" calcext:value-type="float">
            <text:p>-6.834,05</text:p>
          </table:table-cell>
          <table:table-cell table:style-name="ce149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3">
          <table:table-cell table:style-name="ce140"/>
          <table:table-cell table:style-name="ce142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140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140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123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3">
          <table:table-cell table:style-name="ce140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123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3">
          <table:table-cell table:style-name="ce140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123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3">
          <table:table-cell table:style-name="ce140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123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3">
          <table:table-cell table:style-name="ce140" office:value-type="date" office:date-value="2022-01-13" calcext:value-type="date">
            <text:p>13.01.2022</text:p>
          </table:table-cell>
          <table:table-cell table:style-name="ce143" office:value-type="string" calcext:value-type="string">
            <text:p>9522138254 /CK ÇEPESAŞ/FATURA</text:p>
          </table:table-cell>
          <table:table-cell table:style-name="ce143" office:value-type="string" calcext:value-type="string">
            <text:p>B</text:p>
          </table:table-cell>
          <table:table-cell table:style-name="ce143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3">
          <table:table-cell table:style-name="ce140" office:value-type="date" office:date-value="2022-01-03" calcext:value-type="date">
            <text:p>03.01.2022</text:p>
          </table:table-cell>
          <table:table-cell table:style-name="ce144" office:value-type="string" calcext:value-type="string">
            <text:p>5847500300 /CK ÇEPESAŞ/FATURA</text:p>
          </table:table-cell>
          <table:table-cell table:style-name="ce144" office:value-type="string" calcext:value-type="string">
            <text:p>B</text:p>
          </table:table-cell>
          <table:table-cell table:style-name="ce144"/>
          <table:table-cell table:style-name="ce150" office:value-type="float" office:value="-130.3" calcext:value-type="float">
            <text:p>-130,30</text:p>
          </table:table-cell>
          <table:table-cell table:style-name="ce150"/>
          <table:table-cell table:style-name="ce150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3">
          <table:table-cell table:style-name="ce140" office:value-type="date" office:date-value="2022-01-03" calcext:value-type="date">
            <text:p>03.01.2022</text:p>
          </table:table-cell>
          <table:table-cell table:style-name="ce144" office:value-type="string" calcext:value-type="string">
            <text:p><text:span text:style-name="T1">8222520300</text:span> /CK ÇEPESAŞ/FATURA</text:p>
          </table:table-cell>
          <table:table-cell table:style-name="ce144" office:value-type="string" calcext:value-type="string">
            <text:p>B</text:p>
          </table:table-cell>
          <table:table-cell table:style-name="ce144"/>
          <table:table-cell table:style-name="ce150" office:value-type="float" office:value="-255.4" calcext:value-type="float">
            <text:p>-255,40</text:p>
          </table:table-cell>
          <table:table-cell table:style-name="ce150"/>
          <table:table-cell table:style-name="ce150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140"/>
          <table:table-cell table:style-name="ce143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140" office:value-type="date" office:date-value="2022-01-17" calcext:value-type="date">
            <text:p>17.01.2022</text:p>
          </table:table-cell>
          <table:table-cell table:style-name="ce143" office:value-type="string" calcext:value-type="string">
            <text:p>0000383215 /TOKATAMASY/FATURA</text:p>
          </table:table-cell>
          <table:table-cell table:style-name="ce143" office:value-type="string" calcext:value-type="string">
            <text:p>B</text:p>
          </table:table-cell>
          <table:table-cell table:style-name="ce143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3">
          <table:table-cell table:style-name="ce140" office:value-type="date" office:date-value="2022-01-17" calcext:value-type="date">
            <text:p>17.01.2022</text:p>
          </table:table-cell>
          <table:table-cell table:style-name="ce143" office:value-type="string" calcext:value-type="string">
            <text:p>000374398 /TOKATAMASY/FATURA</text:p>
          </table:table-cell>
          <table:table-cell table:style-name="ce143" office:value-type="string" calcext:value-type="string">
            <text:p>B</text:p>
          </table:table-cell>
          <table:table-cell table:style-name="ce143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40"/>
          <table:table-cell table:style-name="ce143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40"/>
          <table:table-cell table:style-name="ce145" office:value-type="string" calcext:value-type="string">
            <text:p>vodafone</text:p>
          </table:table-cell>
          <table:table-cell table:style-name="ce145" table:number-columns-repeated="2"/>
          <table:table-cell table:style-name="ce150" office:value-type="float" office:value="-50" calcext:value-type="float">
            <text:p>-50,00</text:p>
          </table:table-cell>
          <table:table-cell table:style-name="ce150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40" office:value-type="date" office:date-value="2022-01-04" calcext:value-type="date">
            <text:p>04.01.2022</text:p>
          </table:table-cell>
          <table:table-cell table:style-name="ce146" office:value-type="string" calcext:value-type="string">
            <text:p>4876 KK</text:p>
          </table:table-cell>
          <table:table-cell table:style-name="ce146" office:value-type="string" calcext:value-type="string">
            <text:p>B</text:p>
          </table:table-cell>
          <table:table-cell table:style-name="ce146"/>
          <table:table-cell table:style-name="ce150" table:number-columns-repeated="2"/>
          <table:table-cell table:style-name="ce150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140"/>
          <table:table-cell table:style-name="ce145" table:number-columns-repeated="3"/>
          <table:table-cell table:style-name="ce150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140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3">
          <table:table-cell table:style-name="ce140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3">
          <table:table-cell table:style-name="ce140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140"/>
          <table:table-cell table:style-name="ce145" table:number-columns-repeated="3"/>
          <table:table-cell table:style-name="ce150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140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123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140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23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140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123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3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140"/>
          <table:table-cell table:number-columns-repeated="8"/>
        </table:table-row>
        <table:table-row table:style-name="ro3">
          <table:table-cell table:style-name="ce140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140"/>
          <table:table-cell table:number-columns-repeated="3"/>
          <table:table-cell table:style-name="ce150" table:number-columns-repeated="4"/>
          <table:table-cell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number-columns-repeated="4"/>
          <table:table-cell table:style-name="Default" table:number-columns-repeated="4"/>
          <table:table-cell table:style-name="ce147"/>
        </table:table-row>
        <table:table-row table:style-name="ro3">
          <table:table-cell table:style-name="ce140"/>
          <table:table-cell table:number-columns-repeated="3"/>
          <table:table-cell table:style-name="ce151" table:number-columns-repeated="3"/>
          <table:table-cell/>
          <table:table-cell table:style-name="ce147"/>
        </table:table-row>
        <table:table-row table:style-name="ro3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140"/>
          <table:table-cell table:number-columns-repeated="8"/>
        </table:table-row>
        <table:table-row table:style-name="ro3">
          <table:table-cell table:style-name="ce140"/>
          <table:table-cell table:number-columns-repeated="3"/>
          <table:table-cell table:style-name="ce151" table:number-columns-repeated="3"/>
          <table:table-cell table:number-columns-repeated="2"/>
        </table:table-row>
        <table:table-row table:style-name="ro3">
          <table:table-cell table:style-name="ce140"/>
          <table:table-cell table:number-columns-repeated="8"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style-name="ce140"/>
          <table:table-cell table:number-columns-repeated="3"/>
          <table:table-cell table:style-name="ce151" table:number-columns-repeated="3"/>
          <table:table-cell table:number-columns-repeated="2"/>
        </table:table-row>
        <table:table-row table:style-name="ro3">
          <table:table-cell table:style-name="ce140"/>
          <table:table-cell table:style-name="ce147" table:number-columns-repeated="3"/>
          <table:table-cell table:number-columns-repeated="5"/>
        </table:table-row>
        <table:table-row table:style-name="ro3" table:number-rows-repeated="2">
          <table:table-cell table:style-name="ce140"/>
          <table:table-cell table:style-name="ce144" table:number-columns-repeated="3"/>
          <table:table-cell table:style-name="ce151" table:number-columns-repeated="2"/>
          <table:table-cell table:number-columns-repeated="3"/>
        </table:table-row>
        <table:table-row table:style-name="ro3">
          <table:table-cell table:style-name="ce140"/>
          <table:table-cell table:style-name="ce145" table:number-columns-repeated="3"/>
          <table:table-cell table:style-name="ce151" table:number-columns-repeated="2"/>
          <table:table-cell table:number-columns-repeated="3"/>
        </table:table-row>
        <table:table-row table:style-name="ro3" table:number-rows-repeated="5">
          <table:table-cell table:style-name="ce140"/>
          <table:table-cell table:number-columns-repeated="8"/>
        </table:table-row>
        <table:table-row table:style-name="ro3" table:number-rows-repeated="3">
          <table:table-cell table:style-name="ce140"/>
          <table:table-cell table:style-name="ce143" table:number-columns-repeated="3"/>
          <table:table-cell table:number-columns-repeated="5"/>
        </table:table-row>
        <table:table-row table:style-name="ro3" table:number-rows-repeated="9">
          <table:table-cell table:style-name="ce140"/>
          <table:table-cell table:number-columns-repeated="8"/>
        </table:table-row>
        <table:table-row table:style-name="ro3">
          <table:table-cell table:style-name="ce140"/>
          <table:table-cell table:number-columns-repeated="3"/>
          <table:table-cell table:style-name="ce151" table:number-columns-repeated="3"/>
          <table:table-cell table:number-columns-repeated="2"/>
        </table:table-row>
        <table:table-row table:style-name="ro3">
          <table:table-cell table:style-name="ce140"/>
          <table:table-cell table:number-columns-repeated="8"/>
        </table:table-row>
        <table:table-row table:style-name="ro3" table:number-rows-repeated="17">
          <table:table-cell table:style-name="ce140"/>
          <table:table-cell table:number-columns-repeated="3"/>
          <table:table-cell table:style-name="Default" table:number-columns-repeated="4"/>
          <table:table-cell/>
        </table:table-row>
        <table:table-row table:style-name="ro3" table:number-rows-repeated="4">
          <table:table-cell table:style-name="ce140"/>
          <table:table-cell table:number-columns-repeated="8"/>
        </table:table-row>
        <table:table-row table:style-name="ro3">
          <table:table-cell table:style-name="ce140"/>
          <table:table-cell table:number-columns-repeated="3"/>
          <table:table-cell table:style-name="ce151" table:number-columns-repeated="3"/>
          <table:table-cell table:number-columns-repeated="2"/>
        </table:table-row>
        <table:table-row table:style-name="ro3" table:number-rows-repeated="2">
          <table:table-cell table:style-name="ce140"/>
          <table:table-cell table:style-name="ce147" table:number-columns-repeated="3"/>
          <table:table-cell table:number-columns-repeated="5"/>
        </table:table-row>
        <table:table-row table:style-name="ro3" table:number-rows-repeated="2">
          <table:table-cell table:style-name="ce140"/>
          <table:table-cell table:style-name="ce144" table:number-columns-repeated="3"/>
          <table:table-cell table:style-name="ce151" table:number-columns-repeated="2"/>
          <table:table-cell table:number-columns-repeated="3"/>
        </table:table-row>
        <table:table-row table:style-name="ro3">
          <table:table-cell table:style-name="ce140"/>
          <table:table-cell table:style-name="ce145" table:number-columns-repeated="3"/>
          <table:table-cell table:style-name="ce151" table:number-columns-repeated="2"/>
          <table:table-cell table:number-columns-repeated="3"/>
        </table:table-row>
        <table:table-row table:style-name="ro3" table:number-rows-repeated="5">
          <table:table-cell table:style-name="ce140"/>
          <table:table-cell table:number-columns-repeated="8"/>
        </table:table-row>
        <table:table-row table:style-name="ro3" table:number-rows-repeated="3">
          <table:table-cell table:style-name="ce140"/>
          <table:table-cell table:style-name="ce143" table:number-columns-repeated="3"/>
          <table:table-cell table:number-columns-repeated="5"/>
        </table:table-row>
        <table:table-row table:style-name="ro3" table:number-rows-repeated="9">
          <table:table-cell table:style-name="ce140"/>
          <table:table-cell table:number-columns-repeated="8"/>
        </table:table-row>
        <table:table-row table:style-name="ro3">
          <table:table-cell table:style-name="ce140"/>
          <table:table-cell table:number-columns-repeated="3"/>
          <table:table-cell table:style-name="ce151" table:number-columns-repeated="3"/>
          <table:table-cell table:number-columns-repeated="2"/>
        </table:table-row>
        <table:table-row table:style-name="ro3">
          <table:table-cell table:style-name="ce140"/>
          <table:table-cell table:style-name="ce147" table:number-columns-repeated="3"/>
          <table:table-cell table:number-columns-repeated="5"/>
        </table:table-row>
        <table:table-row table:style-name="ro3">
          <table:table-cell/>
          <table:table-cell table:style-name="ce147" table:number-columns-repeated="3"/>
          <table:table-cell table:number-columns-repeated="5"/>
        </table:table-row>
        <table:table-row table:style-name="ro3" table:number-rows-repeated="2">
          <table:table-cell table:style-name="ce140"/>
          <table:table-cell table:style-name="ce144" table:number-columns-repeated="3"/>
          <table:table-cell table:style-name="ce151" table:number-columns-repeated="2"/>
          <table:table-cell table:number-columns-repeated="3"/>
        </table:table-row>
        <table:table-row table:style-name="ro3">
          <table:table-cell table:style-name="ce140"/>
          <table:table-cell table:style-name="ce145" table:number-columns-repeated="3"/>
          <table:table-cell table:style-name="ce151" table:number-columns-repeated="2"/>
          <table:table-cell table:number-columns-repeated="3"/>
        </table:table-row>
        <table:table-row table:style-name="ro3" table:number-rows-repeated="5">
          <table:table-cell table:style-name="ce140"/>
          <table:table-cell table:number-columns-repeated="8"/>
        </table:table-row>
        <table:table-row table:style-name="ro3" table:number-rows-repeated="3">
          <table:table-cell table:style-name="ce140"/>
          <table:table-cell table:style-name="ce143" table:number-columns-repeated="3"/>
          <table:table-cell table:number-columns-repeated="5"/>
        </table:table-row>
        <table:table-row table:style-name="ro3" table:number-rows-repeated="9">
          <table:table-cell table:style-name="ce140"/>
          <table:table-cell table:number-columns-repeated="8"/>
        </table:table-row>
        <table:table-row table:style-name="ro3">
          <table:table-cell table:style-name="ce140"/>
          <table:table-cell table:number-columns-repeated="3"/>
          <table:table-cell table:style-name="ce151" table:number-columns-repeated="3"/>
          <table:table-cell table:number-columns-repeated="2"/>
        </table:table-row>
        <table:table-row table:style-name="ro3">
          <table:table-cell/>
          <table:table-cell table:style-name="ce147" table:number-columns-repeated="3"/>
          <table:table-cell table:number-columns-repeated="5"/>
        </table:table-row>
        <table:table-row table:style-name="ro3">
          <table:table-cell/>
          <table:table-cell table:style-name="ce147" table:number-columns-repeated="3"/>
          <table:table-cell table:style-name="ce151"/>
          <table:table-cell table:number-columns-repeated="4"/>
        </table:table-row>
        <table:table-row table:style-name="ro3" table:number-rows-repeated="2">
          <table:table-cell table:style-name="ce140"/>
          <table:table-cell table:style-name="ce144" table:number-columns-repeated="3"/>
          <table:table-cell table:style-name="ce151" table:number-columns-repeated="2"/>
          <table:table-cell table:number-columns-repeated="3"/>
        </table:table-row>
        <table:table-row table:style-name="ro3">
          <table:table-cell table:style-name="ce140"/>
          <table:table-cell table:style-name="ce145" table:number-columns-repeated="3"/>
          <table:table-cell table:style-name="ce151" table:number-columns-repeated="2"/>
          <table:table-cell table:number-columns-repeated="3"/>
        </table:table-row>
        <table:table-row table:style-name="ro3" table:number-rows-repeated="5">
          <table:table-cell table:style-name="ce140"/>
          <table:table-cell table:number-columns-repeated="8"/>
        </table:table-row>
        <table:table-row table:style-name="ro3" table:number-rows-repeated="3">
          <table:table-cell table:style-name="ce140"/>
          <table:table-cell table:style-name="ce143" table:number-columns-repeated="3"/>
          <table:table-cell table:number-columns-repeated="5"/>
        </table:table-row>
        <table:table-row table:style-name="ro3" table:number-rows-repeated="9">
          <table:table-cell table:style-name="ce140"/>
          <table:table-cell table:number-columns-repeated="8"/>
        </table:table-row>
        <table:table-row table:style-name="ro3">
          <table:table-cell table:style-name="ce140"/>
          <table:table-cell table:number-columns-repeated="3"/>
          <table:table-cell table:style-name="ce151" table:number-columns-repeated="3"/>
          <table:table-cell table:number-columns-repeated="2"/>
        </table:table-row>
        <table:table-row table:style-name="ro3">
          <table:table-cell/>
          <table:table-cell table:style-name="ce147" table:number-columns-repeated="3"/>
          <table:table-cell table:style-name="ce151"/>
          <table:table-cell table:number-columns-repeated="4"/>
        </table:table-row>
        <table:table-row table:style-name="ro3">
          <table:table-cell/>
          <table:table-cell table:style-name="ce147" table:number-columns-repeated="3"/>
          <table:table-cell table:number-columns-repeated="5"/>
        </table:table-row>
        <table:table-row table:style-name="ro3" table:number-rows-repeated="2">
          <table:table-cell table:style-name="ce140"/>
          <table:table-cell table:style-name="ce144" table:number-columns-repeated="3"/>
          <table:table-cell table:style-name="ce151" table:number-columns-repeated="2"/>
          <table:table-cell table:number-columns-repeated="3"/>
        </table:table-row>
        <table:table-row table:style-name="ro3">
          <table:table-cell table:style-name="ce140"/>
          <table:table-cell table:style-name="ce145" table:number-columns-repeated="3"/>
          <table:table-cell table:style-name="ce151" table:number-columns-repeated="2"/>
          <table:table-cell table:number-columns-repeated="3"/>
        </table:table-row>
        <table:table-row table:style-name="ro3" table:number-rows-repeated="5">
          <table:table-cell table:style-name="ce140"/>
          <table:table-cell table:number-columns-repeated="8"/>
        </table:table-row>
        <table:table-row table:style-name="ro3" table:number-rows-repeated="3">
          <table:table-cell table:style-name="ce140"/>
          <table:table-cell table:style-name="ce143" table:number-columns-repeated="3"/>
          <table:table-cell table:number-columns-repeated="5"/>
        </table:table-row>
        <table:table-row table:style-name="ro3" table:number-rows-repeated="9">
          <table:table-cell table:style-name="ce140"/>
          <table:table-cell table:number-columns-repeated="8"/>
        </table:table-row>
        <table:table-row table:style-name="ro3">
          <table:table-cell table:style-name="ce140"/>
          <table:table-cell table:number-columns-repeated="3"/>
          <table:table-cell table:style-name="ce151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147" table:number-columns-repeated="3"/>
          <table:table-cell table:number-columns-repeated="5"/>
        </table:table-row>
        <table:table-row table:style-name="ro3" table:number-rows-repeated="2">
          <table:table-cell table:style-name="ce140"/>
          <table:table-cell table:style-name="ce144" table:number-columns-repeated="3"/>
          <table:table-cell table:style-name="ce151" table:number-columns-repeated="2"/>
          <table:table-cell table:number-columns-repeated="3"/>
        </table:table-row>
        <table:table-row table:style-name="ro3">
          <table:table-cell table:style-name="ce140"/>
          <table:table-cell table:style-name="ce145" table:number-columns-repeated="3"/>
          <table:table-cell table:style-name="ce151" table:number-columns-repeated="2"/>
          <table:table-cell table:number-columns-repeated="3"/>
        </table:table-row>
        <table:table-row table:style-name="ro3" table:number-rows-repeated="5">
          <table:table-cell table:style-name="ce140"/>
          <table:table-cell table:number-columns-repeated="8"/>
        </table:table-row>
        <table:table-row table:style-name="ro3" table:number-rows-repeated="3">
          <table:table-cell table:style-name="ce140"/>
          <table:table-cell table:style-name="ce143" table:number-columns-repeated="3"/>
          <table:table-cell table:number-columns-repeated="5"/>
        </table:table-row>
        <table:table-row table:style-name="ro3" table:number-rows-repeated="9">
          <table:table-cell table:style-name="ce140"/>
          <table:table-cell table:number-columns-repeated="8"/>
        </table:table-row>
        <table:table-row table:style-name="ro3">
          <table:table-cell table:style-name="ce140"/>
          <table:table-cell table:number-columns-repeated="3"/>
          <table:table-cell table:style-name="ce151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147" table:number-columns-repeated="3"/>
          <table:table-cell table:number-columns-repeated="5"/>
        </table:table-row>
        <table:table-row table:style-name="ro3" table:number-rows-repeated="2">
          <table:table-cell table:style-name="ce140"/>
          <table:table-cell table:style-name="ce144" table:number-columns-repeated="3"/>
          <table:table-cell table:style-name="ce151" table:number-columns-repeated="2"/>
          <table:table-cell table:number-columns-repeated="3"/>
        </table:table-row>
        <table:table-row table:style-name="ro3">
          <table:table-cell table:style-name="ce140"/>
          <table:table-cell table:style-name="ce145" table:number-columns-repeated="3"/>
          <table:table-cell table:style-name="ce151" table:number-columns-repeated="2"/>
          <table:table-cell table:number-columns-repeated="3"/>
        </table:table-row>
        <table:table-row table:style-name="ro3" table:number-rows-repeated="5">
          <table:table-cell table:style-name="ce140"/>
          <table:table-cell table:number-columns-repeated="8"/>
        </table:table-row>
        <table:table-row table:style-name="ro3" table:number-rows-repeated="3">
          <table:table-cell table:style-name="ce140"/>
          <table:table-cell table:style-name="ce143" table:number-columns-repeated="3"/>
          <table:table-cell table:number-columns-repeated="5"/>
        </table:table-row>
        <table:table-row table:style-name="ro3" table:number-rows-repeated="9">
          <table:table-cell table:style-name="ce140"/>
          <table:table-cell table:number-columns-repeated="8"/>
        </table:table-row>
        <table:table-row table:style-name="ro3">
          <table:table-cell table:style-name="ce140"/>
          <table:table-cell table:number-columns-repeated="3"/>
          <table:table-cell table:style-name="ce151" table:number-columns-repeated="3"/>
          <table:table-cell table:number-columns-repeated="2"/>
        </table:table-row>
        <table:table-row table:style-name="ro3" table:number-rows-repeated="7">
          <table:table-cell/>
          <table:table-cell table:style-name="ce147" table:number-columns-repeated="3"/>
          <table:table-cell table:number-columns-repeated="5"/>
        </table:table-row>
        <table:table-row table:style-name="ro3" table:number-rows-repeated="1048285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02" table:style-name="ta2">
        <table:table-column table:style-name="co19" table:default-cell-style-name="ce140"/>
        <table:table-column table:style-name="co14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0" table:default-cell-style-name="ce123"/>
        <table:table-column table:style-name="co21" table:default-cell-style-name="ce123"/>
        <table:table-column table:style-name="co22" table:default-cell-style-name="ce123"/>
        <table:table-column table:style-name="co23" table:default-cell-style-name="ce123"/>
        <table:table-row table:style-name="ro3">
          <table:table-cell table:style-name="Default"/>
          <table:table-cell table:style-name="ce141" office:value-type="float" office:value="4.81" calcext:value-type="float">
            <text:p>4,81</text:p>
          </table:table-cell>
          <table:table-cell table:number-columns-repeated="2"/>
          <table:table-cell table:style-name="ce150"/>
          <table:table-cell table:style-name="ce150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</table:table-row>
        <table:table-row table:style-name="ro3">
          <table:table-cell table:style-name="ce147" office:value-type="string" calcext:value-type="string">
            <text:p>- ŞUBAT 2022</text:p>
          </table:table-cell>
          <table:table-cell/>
          <table:table-cell table:style-name="ce148" office:value-type="string" calcext:value-type="string">
            <text:p>TOPLAM</text:p>
          </table:table-cell>
          <table:table-cell table:style-name="ce149" table:formula="of:=SUM([.D5:.D63])" office:value-type="float" office:value="10567.09" calcext:value-type="float">
            <text:p>10.567,09</text:p>
          </table:table-cell>
          <table:table-cell table:style-name="ce149" table:formula="of:=SUM([.E5:.E63])" office:value-type="float" office:value="-21938.15" calcext:value-type="float">
            <text:p>-21.938,15</text:p>
          </table:table-cell>
          <table:table-cell table:style-name="ce149" table:formula="of:=SUM([.F5:.F63])" office:value-type="float" office:value="11567.09" calcext:value-type="float">
            <text:p>11.567,09</text:p>
          </table:table-cell>
          <table:table-cell table:style-name="ce149" table:formula="of:=SUM([.G5:.G63])" office:value-type="float" office:value="-21938.15" calcext:value-type="float">
            <text:p>-21.938,15</text:p>
          </table:table-cell>
          <table:table-cell table:style-name="ce149" table:formula="of:=[.F2]+[.G2]" office:value-type="float" office:value="-10371.06" calcext:value-type="float">
            <text:p>-10.371,06</text:p>
          </table:table-cell>
        </table:table-row>
        <table:table-row table:style-name="ro3">
          <table:table-cell/>
          <table:table-cell table:style-name="ce142"/>
          <table:table-cell table:number-columns-repeated="2"/>
          <table:table-cell table:style-name="ce152"/>
          <table:table-cell table:style-name="ce151" table:number-columns-repeated="2"/>
          <table:table-cell table:style-name="ce150"/>
        </table:table-row>
        <table:table-row table:style-name="ro3">
          <table:table-cell/>
          <table:table-cell table:style-name="ce142"/>
          <table:table-cell table:number-columns-repeated="2"/>
          <table:table-cell table:style-name="ce152"/>
          <table:table-cell table:style-name="ce151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123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4]+[.F5]+[.G5]" office:value-type="float" office:value="508.99" calcext:value-type="float">
            <text:p>508,99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123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123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23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3">
          <table:table-cell office:value-type="date" office:date-value="2022-02-14" calcext:value-type="date">
            <text:p>14.02.2022</text:p>
          </table:table-cell>
          <table:table-cell table:style-name="ce143" office:value-type="string" calcext:value-type="string">
            <text:p>9522138254 /CK ÇEPESAŞ/FATURA</text:p>
          </table:table-cell>
          <table:table-cell table:style-name="ce143" office:value-type="string" calcext:value-type="string">
            <text:p>B</text:p>
          </table:table-cell>
          <table:table-cell table:style-name="ce143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144" office:value-type="string" calcext:value-type="string">
            <text:p>5847500300 /CK ÇEPESAŞ/FATURA</text:p>
          </table:table-cell>
          <table:table-cell table:style-name="ce144" office:value-type="string" calcext:value-type="string">
            <text:p>B</text:p>
          </table:table-cell>
          <table:table-cell table:style-name="ce144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144" office:value-type="string" calcext:value-type="string">
            <text:p><text:span text:style-name="T1">8222520300</text:span> /CK ÇEPESAŞ/FATURA</text:p>
          </table:table-cell>
          <table:table-cell table:style-name="ce144" office:value-type="string" calcext:value-type="string">
            <text:p>B</text:p>
          </table:table-cell>
          <table:table-cell table:style-name="ce144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3">
          <table:table-cell/>
          <table:table-cell table:style-name="ce144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143" office:value-type="string" calcext:value-type="string">
            <text:p>0000383215 /TOKATAMASY/FATURA</text:p>
          </table:table-cell>
          <table:table-cell table:style-name="ce143" office:value-type="string" calcext:value-type="string">
            <text:p>B</text:p>
          </table:table-cell>
          <table:table-cell table:style-name="ce143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143" office:value-type="string" calcext:value-type="string">
            <text:p>000374398 /TOKATAMASY/FATURA</text:p>
          </table:table-cell>
          <table:table-cell table:style-name="ce143" office:value-type="string" calcext:value-type="string">
            <text:p>B</text:p>
          </table:table-cell>
          <table:table-cell table:style-name="ce143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3">
          <table:table-cell office:value-type="date" office:date-value="2022-02-04" calcext:value-type="date">
            <text:p>04.02.2022</text:p>
          </table:table-cell>
          <table:table-cell table:style-name="ce146" office:value-type="string" calcext:value-type="string">
            <text:p>4876 KK</text:p>
          </table:table-cell>
          <table:table-cell table:style-name="ce146" office:value-type="string" calcext:value-type="string">
            <text:p>B</text:p>
          </table:table-cell>
          <table:table-cell table:style-name="ce146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45" office:value-type="string" calcext:value-type="string">
            <text:p>vodafone</text:p>
          </table:table-cell>
          <table:table-cell table:style-name="ce145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45" office:value-type="string" calcext:value-type="string">
            <text:p>balmer bilgisayar</text:p>
          </table:table-cell>
          <table:table-cell table:style-name="ce145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45" office:value-type="string" calcext:value-type="string">
            <text:p>banggood lcd controller</text:p>
          </table:table-cell>
          <table:table-cell table:style-name="ce145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45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3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123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85" office:value-type="string" calcext:value-type="string">
            <text:p>Tuzgümrüğü kira <text:span text:style-name="T2">banka havalesi</text:span></text:p>
          </table:table-cell>
          <table:table-cell table:style-name="ce85" office:value-type="string" calcext:value-type="string">
            <text:p>B</text:p>
          </table:table-cell>
          <table:table-cell table:style-name="ce123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85" office:value-type="string" calcext:value-type="string">
            <text:p>Tuzgümrüğü kira <text:span text:style-name="T2">banka havalesi</text:span></text:p>
          </table:table-cell>
          <table:table-cell table:style-name="ce85" office:value-type="string" calcext:value-type="string">
            <text:p>B</text:p>
          </table:table-cell>
          <table:table-cell table:style-name="ce123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3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123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3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4"/>
          <table:table-cell table:style-name="ce152"/>
          <table:table-cell table:style-name="ce151" table:number-columns-repeated="2"/>
          <table:table-cell/>
        </table:table-row>
      </table:table>
      <table:table table:name="03" table:style-name="ta1">
        <table:table-column table:style-name="co24" table:default-cell-style-name="ce140"/>
        <table:table-column table:style-name="co25" table:default-cell-style-name="Default"/>
        <table:table-column table:style-name="co26" table:default-cell-style-name="Default"/>
        <table:table-column table:style-name="co27" table:default-cell-style-name="ce123"/>
        <table:table-column table:style-name="co28" table:default-cell-style-name="ce123"/>
        <table:table-column table:style-name="co27" table:default-cell-style-name="ce123"/>
        <table:table-column table:style-name="co28" table:number-columns-repeated="2" table:default-cell-style-name="ce123"/>
        <table:table-column table:style-name="co12" table:default-cell-style-name="Default"/>
        <table:table-row table:style-name="ro3">
          <table:table-cell table:style-name="Default"/>
          <table:table-cell table:style-name="ce141" office:value-type="float" office:value="5.46" calcext:value-type="float">
            <text:p>5,46</text:p>
          </table:table-cell>
          <table:table-cell/>
          <table:table-cell table:style-name="Default"/>
          <table:table-cell table:style-name="ce150"/>
          <table:table-cell table:style-name="ce150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153" office:value-type="string" calcext:value-type="string">
            <text:p>- MART 2022</text:p>
          </table:table-cell>
          <table:table-cell/>
          <table:table-cell table:style-name="ce148" office:value-type="string" calcext:value-type="string">
            <text:p>TOPLAM</text:p>
          </table:table-cell>
          <table:table-cell table:style-name="ce149" table:formula="of:=SUM([.D5:.D61])" office:value-type="float" office:value="36859.61" calcext:value-type="float">
            <text:p>36.859,61</text:p>
          </table:table-cell>
          <table:table-cell table:style-name="ce149" table:formula="of:=SUM([.E5:.E61])" office:value-type="float" office:value="-30109.3" calcext:value-type="float">
            <text:p>-30.109,30</text:p>
          </table:table-cell>
          <table:table-cell table:style-name="ce149" table:formula="of:=SUM([.F5:.F61])" office:value-type="float" office:value="35859.61" calcext:value-type="float">
            <text:p>35.859,61</text:p>
          </table:table-cell>
          <table:table-cell table:style-name="ce149" table:formula="of:=SUM([.G5:.G61])" office:value-type="float" office:value="-30109.3" calcext:value-type="float">
            <text:p>-30.109,30</text:p>
          </table:table-cell>
          <table:table-cell table:style-name="ce149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table:style-name="ce142"/>
          <table:table-cell table:style-name="ce147" table:number-columns-repeated="2"/>
          <table:table-cell table:style-name="ce151" table:number-columns-repeated="3"/>
          <table:table-cell/>
          <table:table-cell table:style-name="ce147"/>
        </table:table-row>
        <table:table-row table:style-name="ro3">
          <table:table-cell/>
          <table:table-cell table:style-name="ce147" table:number-columns-repeated="3"/>
          <table:table-cell table:style-name="ce151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147"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3">
          <table:table-cell office:value-type="date" office:date-value="2022-03-11" calcext:value-type="date">
            <text:p>11.03.2022</text:p>
          </table:table-cell>
          <table:table-cell table:style-name="ce143" office:value-type="string" calcext:value-type="string">
            <text:p>9522138254 /CK ÇEPESAŞ/FATURA</text:p>
          </table:table-cell>
          <table:table-cell table:style-name="ce143" office:value-type="string" calcext:value-type="string">
            <text:p>B</text:p>
          </table:table-cell>
          <table:table-cell table:style-name="ce143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3">
          <table:table-cell office:value-type="date" office:date-value="2022-03-04" calcext:value-type="date">
            <text:p>04.03.2022</text:p>
          </table:table-cell>
          <table:table-cell table:style-name="ce144" office:value-type="string" calcext:value-type="string">
            <text:p>5847500300 /CK ÇEPESAŞ/FATURA</text:p>
          </table:table-cell>
          <table:table-cell table:style-name="ce144" office:value-type="string" calcext:value-type="string">
            <text:p>B</text:p>
          </table:table-cell>
          <table:table-cell table:style-name="ce144"/>
          <table:table-cell table:style-name="ce152" office:value-type="float" office:value="-167" calcext:value-type="float">
            <text:p>-167,00</text:p>
          </table:table-cell>
          <table:table-cell table:style-name="ce151"/>
          <table:table-cell table:style-name="ce151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147"/>
        </table:table-row>
        <table:table-row table:style-name="ro3">
          <table:table-cell/>
          <table:table-cell table:style-name="ce144" office:value-type="string" calcext:value-type="string">
            <text:p><text:span text:style-name="T1">8222520300</text:span> /CK ÇEPESAŞ/FATURA</text:p>
          </table:table-cell>
          <table:table-cell table:style-name="ce144" office:value-type="string" calcext:value-type="string">
            <text:p>B</text:p>
          </table:table-cell>
          <table:table-cell table:style-name="ce144"/>
          <table:table-cell table:style-name="ce152" office:value-type="float" office:value="-428" calcext:value-type="float">
            <text:p>-428,00</text:p>
          </table:table-cell>
          <table:table-cell table:style-name="ce151"/>
          <table:table-cell table:style-name="ce151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147"/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3">
          <table:table-cell/>
          <table:table-cell table:style-name="ce143" office:value-type="string" calcext:value-type="string">
            <text:p>0000383215 /TOKATAMASY/FATURA</text:p>
          </table:table-cell>
          <table:table-cell table:style-name="ce143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3">
          <table:table-cell/>
          <table:table-cell table:style-name="ce143" office:value-type="string" calcext:value-type="string">
            <text:p>000374398 /TOKATAMASY/FATURA</text:p>
          </table:table-cell>
          <table:table-cell table:style-name="ce143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3">
          <table:table-cell/>
          <table:table-cell table:style-name="ce144" table:number-columns-repeated="3"/>
          <table:table-cell table:style-name="ce152"/>
          <table:table-cell table:style-name="ce151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147"/>
        </table:table-row>
        <table:table-row table:style-name="ro3">
          <table:table-cell/>
          <table:table-cell table:style-name="ce145" office:value-type="string" calcext:value-type="string">
            <text:p>vodafone</text:p>
          </table:table-cell>
          <table:table-cell table:style-name="ce145" table:number-columns-repeated="2"/>
          <table:table-cell table:style-name="ce152" office:value-type="float" office:value="-50" calcext:value-type="float">
            <text:p>-50,00</text:p>
          </table:table-cell>
          <table:table-cell table:style-name="ce151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147"/>
        </table:table-row>
        <table:table-row table:style-name="ro3">
          <table:table-cell/>
          <table:table-cell table:style-name="ce145" office:value-type="string" calcext:value-type="string">
            <text:p>daü yasemin 21-22 <text:s/>bahar okul ücreti</text:p>
          </table:table-cell>
          <table:table-cell table:style-name="ce145" table:number-columns-repeated="2"/>
          <table:table-cell table:style-name="ce152" office:value-type="float" office:value="-21510.75" calcext:value-type="float">
            <text:p>-21.510,75</text:p>
          </table:table-cell>
          <table:table-cell table:style-name="ce151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147"/>
        </table:table-row>
        <table:table-row table:style-name="ro3">
          <table:table-cell/>
          <table:table-cell table:style-name="ce145" office:value-type="string" calcext:value-type="string">
            <text:p>06 yb 1397 1. taksit</text:p>
          </table:table-cell>
          <table:table-cell table:style-name="ce145" table:number-columns-repeated="2"/>
          <table:table-cell table:style-name="ce152" office:value-type="float" office:value="-169" calcext:value-type="float">
            <text:p>-169,00</text:p>
          </table:table-cell>
          <table:table-cell table:style-name="ce151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147"/>
        </table:table-row>
        <table:table-row table:style-name="ro3">
          <table:table-cell office:value-type="date" office:date-value="2022-03-07" calcext:value-type="date">
            <text:p>07.03.2022</text:p>
          </table:table-cell>
          <table:table-cell table:style-name="ce146" office:value-type="string" calcext:value-type="string">
            <text:p>4876 KK</text:p>
          </table:table-cell>
          <table:table-cell table:style-name="ce146" office:value-type="string" calcext:value-type="string">
            <text:p>B</text:p>
          </table:table-cell>
          <table:table-cell table:style-name="ce146"/>
          <table:table-cell table:style-name="ce152"/>
          <table:table-cell table:style-name="ce151"/>
          <table:table-cell table:style-name="ce151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147"/>
        </table:table-row>
        <table:table-row table:style-name="ro3">
          <table:table-cell/>
          <table:table-cell table:style-name="ce145" table:number-columns-repeated="3"/>
          <table:table-cell table:style-name="ce151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147"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3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123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F-Kynkçı Merdal 1-7/12-2022</text:p>
          </table:table-cell>
          <table:table-cell table:style-name="ce123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48000 TL-28000 7 aylık peşin </text:p>
          </table:table-cell>
          <table:table-cell table:style-name="ce123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Aylık 4000</text:p>
          </table:table-cell>
          <table:table-cell table:style-name="ce123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2">
        <table:table-column table:style-name="co12" table:default-cell-style-name="ce140"/>
        <table:table-column table:style-name="co29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12" table:number-columns-repeated="4" table:default-cell-style-name="ce123"/>
        <table:table-row table:style-name="ro3">
          <table:table-cell table:style-name="Default"/>
          <table:table-cell table:style-name="ce141" office:value-type="float" office:value="7.25" calcext:value-type="float">
            <text:p>7,25</text:p>
          </table:table-cell>
          <table:table-cell table:number-columns-repeated="2"/>
          <table:table-cell table:style-name="ce150"/>
          <table:table-cell table:style-name="ce150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</table:table-row>
        <table:table-row table:style-name="ro3">
          <table:table-cell table:style-name="ce147" office:value-type="string" calcext:value-type="string">
            <text:p>- NİSAN 2022</text:p>
          </table:table-cell>
          <table:table-cell/>
          <table:table-cell table:style-name="ce148" office:value-type="string" calcext:value-type="string">
            <text:p>TOPLAM</text:p>
          </table:table-cell>
          <table:table-cell table:style-name="ce149" table:formula="of:=SUM([.D5:.D66])" office:value-type="float" office:value="15937.59" calcext:value-type="float">
            <text:p>15.937,59</text:p>
          </table:table-cell>
          <table:table-cell table:style-name="ce149" table:formula="of:=SUM([.E5:.E66])" office:value-type="float" office:value="-11790.68" calcext:value-type="float">
            <text:p>-11.790,68</text:p>
          </table:table-cell>
          <table:table-cell table:style-name="ce149" table:formula="of:=SUM([.F5:.F66])" office:value-type="float" office:value="17940.28" calcext:value-type="float">
            <text:p>17.940,28</text:p>
          </table:table-cell>
          <table:table-cell table:style-name="ce149" table:formula="of:=SUM([.G5:.G66])" office:value-type="float" office:value="-11140.68" calcext:value-type="float">
            <text:p>-11.140,68</text:p>
          </table:table-cell>
          <table:table-cell table:style-name="ce149" table:formula="of:=[.F2]+[.G2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table:style-name="ce142"/>
          <table:table-cell table:number-columns-repeated="6"/>
        </table:table-row>
        <table:table-row table:style-name="ro3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3">
          <table:table-cell/>
          <table:table-cell table:style-name="ce143" office:value-type="string" calcext:value-type="string">
            <text:p>9522138254 /CK ÇEPESAŞ/FATURA</text:p>
          </table:table-cell>
          <table:table-cell table:style-name="ce143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144" office:value-type="string" calcext:value-type="string">
            <text:p>5847500300 /CK ÇEPESAŞ/FATURA</text:p>
          </table:table-cell>
          <table:table-cell table:style-name="ce144" table:number-columns-repeated="2"/>
          <table:table-cell table:style-name="ce152" office:value-type="float" office:value="-383.8" calcext:value-type="float">
            <text:p>-383,80</text:p>
          </table:table-cell>
          <table:table-cell table:style-name="ce151"/>
          <table:table-cell table:style-name="ce152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144" office:value-type="string" calcext:value-type="string">
            <text:p><text:span text:style-name="T1">8222520300</text:span> /CK ÇEPESAŞ/FATURA</text:p>
          </table:table-cell>
          <table:table-cell table:style-name="ce144" table:number-columns-repeated="2"/>
          <table:table-cell table:style-name="ce152" office:value-type="float" office:value="-171.6" calcext:value-type="float">
            <text:p>-171,60</text:p>
          </table:table-cell>
          <table:table-cell table:style-name="ce151"/>
          <table:table-cell table:style-name="ce152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44" table:number-columns-repeated="3"/>
          <table:table-cell table:style-name="Default"/>
          <table:table-cell table:style-name="ce151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43" office:value-type="string" calcext:value-type="string">
            <text:p>0000383215 /TOKATAMASY/FATURA</text:p>
          </table:table-cell>
          <table:table-cell table:style-name="ce143" table:number-columns-repeated="2"/>
          <table:table-cell table:style-name="ce152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43" office:value-type="string" calcext:value-type="string">
            <text:p>000374398 /TOKATAMASY/FATURA</text:p>
          </table:table-cell>
          <table:table-cell table:style-name="ce143" table:number-columns-repeated="2"/>
          <table:table-cell table:style-name="ce152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44" table:number-columns-repeated="3"/>
          <table:table-cell table:style-name="ce152"/>
          <table:table-cell table:style-name="ce151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54" office:value-type="string" calcext:value-type="string">
            <text:p>06 yb 1397 2. taksit</text:p>
          </table:table-cell>
          <table:table-cell table:style-name="ce154" table:number-columns-repeated="2"/>
          <table:table-cell table:style-name="ce158" office:value-type="float" office:value="-169" calcext:value-type="float">
            <text:p>-169,00</text:p>
          </table:table-cell>
          <table:table-cell table:style-name="ce160"/>
          <table:table-cell table:style-name="ce162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45" office:value-type="string" calcext:value-type="string">
            <text:p>HAS KOMP ÇORUM</text:p>
          </table:table-cell>
          <table:table-cell table:style-name="ce145" table:number-columns-repeated="2"/>
          <table:table-cell table:style-name="ce152" office:value-type="float" office:value="-3270" calcext:value-type="float">
            <text:p>-3.270,00</text:p>
          </table:table-cell>
          <table:table-cell table:style-name="ce151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45" office:value-type="string" calcext:value-type="string">
            <text:p>yıllık kk ücreti</text:p>
          </table:table-cell>
          <table:table-cell table:style-name="ce145" table:number-columns-repeated="2"/>
          <table:table-cell table:style-name="ce152" office:value-type="float" office:value="-238" calcext:value-type="float">
            <text:p>-238,00</text:p>
          </table:table-cell>
          <table:table-cell table:style-name="ce151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45" office:value-type="string" calcext:value-type="string">
            <text:p>yıllık kk ücreti bsmv</text:p>
          </table:table-cell>
          <table:table-cell table:style-name="ce145" table:number-columns-repeated="2"/>
          <table:table-cell table:style-name="ce152" office:value-type="float" office:value="-11.9" calcext:value-type="float">
            <text:p>-11,90</text:p>
          </table:table-cell>
          <table:table-cell table:style-name="ce151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45" office:value-type="string" calcext:value-type="string">
            <text:p>amazon 240gbWd ssd-braun-64gb 1/6</text:p>
          </table:table-cell>
          <table:table-cell table:style-name="ce145" table:number-columns-repeated="2"/>
          <table:table-cell table:style-name="ce152" office:value-type="float" office:value="-177.65" calcext:value-type="float">
            <text:p>-177,65</text:p>
          </table:table-cell>
          <table:table-cell table:style-name="ce151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45" office:value-type="string" calcext:value-type="string">
            <text:p>gib gov tr kira damga v.</text:p>
          </table:table-cell>
          <table:table-cell table:style-name="ce145" table:number-columns-repeated="2"/>
          <table:table-cell table:style-name="ce152" office:value-type="float" office:value="-132.3" calcext:value-type="float">
            <text:p>-132,30</text:p>
          </table:table-cell>
          <table:table-cell table:style-name="ce151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155" office:value-type="string" calcext:value-type="string">
            <text:p>4876 KK</text:p>
          </table:table-cell>
          <table:table-cell table:style-name="ce155" table:number-columns-repeated="2"/>
          <table:table-cell table:style-name="ce159" table:number-columns-repeated="2"/>
          <table:table-cell table:style-name="ce163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table:style-name="ce145" table:number-columns-repeated="3"/>
          <table:table-cell table:style-name="ce151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3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23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123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3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123" office:value-type="float" office:value="1600" calcext:value-type="float">
            <text:p>1.600,00</text:p>
          </table:table-cell>
          <table:table-cell table:style-name="Default"/>
          <table:table-cell table:style-name="ce161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3">
          <table:table-cell office:value-type="date" office:date-value="2022-05-10" calcext:value-type="date">
            <text:p>10.05.2022</text:p>
          </table:table-cell>
          <table:table-cell table:style-name="ce156" office:value-type="string" calcext:value-type="string">
            <text:p>Doğuş Kira 9/12-2022-23 <text:s text:c="3"/>+2000</text:p>
          </table:table-cell>
          <table:table-cell table:style-name="ce157"/>
          <table:table-cell table:style-name="ce123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3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F-Kynkçı Merdal 8/12-2022</text:p>
          </table:table-cell>
          <table:table-cell/>
          <table:table-cell table:style-name="ce106" office:value-type="float" office:value="4000" calcext:value-type="float">
            <text:p>4.000,00</text:p>
          </table:table-cell>
          <table:table-cell table:style-name="Default"/>
          <table:table-cell table:style-name="ce106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123"/>
          <table:table-cell table:style-name="Default"/>
          <table:table-cell table:style-name="ce161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number-columns-repeated="4" table:default-cell-style-name="ce123"/>
        <table:table-row table:style-name="ro3">
          <table:table-cell office:value-type="string" calcext:value-type="string">
            <text:p>tüfe</text:p>
          </table:table-cell>
          <table:table-cell table:style-name="ce141" office:value-type="float" office:value="2.98" calcext:value-type="float">
            <text:p>2,98</text:p>
          </table:table-cell>
          <table:table-cell table:number-columns-repeated="2"/>
          <table:table-cell table:style-name="Default"/>
          <table:table-cell table:style-name="ce150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</table:table-row>
        <table:table-row table:style-name="ro3">
          <table:table-cell table:style-name="ce147" office:value-type="string" calcext:value-type="string">
            <text:p>- MAYIS 2022</text:p>
          </table:table-cell>
          <table:table-cell/>
          <table:table-cell table:style-name="ce148" office:value-type="string" calcext:value-type="string">
            <text:p>TOPLAM</text:p>
          </table:table-cell>
          <table:table-cell table:style-name="ce149" table:formula="of:=SUM([.D4:.D32])" office:value-type="float" office:value="11328.34" calcext:value-type="float">
            <text:p>11.328,34</text:p>
          </table:table-cell>
          <table:table-cell table:style-name="ce149" table:formula="of:=SUM([.E4:.E68])" office:value-type="float" office:value="-7712.66" calcext:value-type="float">
            <text:p>-7.712,66</text:p>
          </table:table-cell>
          <table:table-cell table:style-name="ce149" table:formula="of:=SUM([.F4:.F65])" office:value-type="float" office:value="9522.37" calcext:value-type="float">
            <text:p>9.522,37</text:p>
          </table:table-cell>
          <table:table-cell table:style-name="ce149" table:formula="of:=SUM([.G4:.G65])" office:value-type="float" office:value="-7722.66" calcext:value-type="float">
            <text:p>-7.722,66</text:p>
          </table:table-cell>
          <table:table-cell table:style-name="ce149" table:formula="of:=[.F2]+[.G2]" office:value-type="float" office:value="1799.71" calcext:value-type="float">
            <text:p>1.799,71</text:p>
          </table:table-cell>
        </table:table-row>
        <table:table-row table:style-name="ro3">
          <table:table-cell/>
          <table:table-cell table:style-name="ce142"/>
          <table:table-cell table:number-columns-repeated="2"/>
          <table:table-cell table:style-name="ce150" table:number-columns-repeated="3"/>
          <table:table-cell/>
        </table:table-row>
        <table:table-row table:style-name="ro3">
          <table:table-cell/>
          <table:table-cell table:style-name="ce147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3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3">
          <table:table-cell table:style-name="ce140" office:value-type="date" office:date-value="2022-05-10" calcext:value-type="date">
            <text:p>10.05.2022</text:p>
          </table:table-cell>
          <table:table-cell table:style-name="ce143" office:value-type="string" calcext:value-type="string">
            <text:p>9522138254 /CK ÇEPESAŞ/FATURA</text:p>
          </table:table-cell>
          <table:table-cell table:style-name="ce143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3">
          <table:table-cell table:style-name="ce140" office:value-type="date" office:date-value="2022-05-05" calcext:value-type="date">
            <text:p>05.05.2022</text:p>
          </table:table-cell>
          <table:table-cell table:style-name="ce144" office:value-type="string" calcext:value-type="string">
            <text:p>5847500300 /CK ÇEPESAŞ/FATURA</text:p>
          </table:table-cell>
          <table:table-cell table:style-name="ce144" table:number-columns-repeated="2"/>
          <table:table-cell table:style-name="ce152" office:value-type="float" office:value="-197.1" calcext:value-type="float">
            <text:p>-197,10</text:p>
          </table:table-cell>
          <table:table-cell table:style-name="ce152"/>
          <table:table-cell table:style-name="ce152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3">
          <table:table-cell table:style-name="ce140" office:value-type="date" office:date-value="2022-05-05" calcext:value-type="date">
            <text:p>05.05.2022</text:p>
          </table:table-cell>
          <table:table-cell table:style-name="ce144" office:value-type="string" calcext:value-type="string">
            <text:p><text:span text:style-name="T1">8222520300</text:span> /CK ÇEPESAŞ/FATURA</text:p>
          </table:table-cell>
          <table:table-cell table:style-name="ce144" table:number-columns-repeated="2"/>
          <table:table-cell table:style-name="ce152" office:value-type="float" office:value="-365.7" calcext:value-type="float">
            <text:p>-365,70</text:p>
          </table:table-cell>
          <table:table-cell table:style-name="ce152"/>
          <table:table-cell table:style-name="ce152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143" office:value-type="string" calcext:value-type="string">
            <text:p>0000383215 /TOKATAMASY/FATURA</text:p>
          </table:table-cell>
          <table:table-cell table:style-name="ce143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3">
          <table:table-cell/>
          <table:table-cell table:style-name="ce143" office:value-type="string" calcext:value-type="string">
            <text:p>000374398 /TOKATAMASY/FATURA</text:p>
          </table:table-cell>
          <table:table-cell table:style-name="ce143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65" office:value-type="string" calcext:value-type="string">
            <text:p>audi benzin</text:p>
          </table:table-cell>
          <table:table-cell table:style-name="ce165" table:number-columns-repeated="2"/>
          <table:table-cell table:style-name="ce162" office:value-type="float" office:value="-100" calcext:value-type="float">
            <text:p>-100,00</text:p>
          </table:table-cell>
          <table:table-cell table:style-name="ce162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43" office:value-type="string" calcext:value-type="string">
            <text:p>erenler gıda</text:p>
          </table:table-cell>
          <table:table-cell table:style-name="ce143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43" office:value-type="string" calcext:value-type="string">
            <text:p>erenler gıda</text:p>
          </table:table-cell>
          <table:table-cell table:style-name="ce143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43" office:value-type="string" calcext:value-type="string">
            <text:p>audi benzin </text:p>
          </table:table-cell>
          <table:table-cell table:style-name="ce143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43" office:value-type="string" calcext:value-type="string">
            <text:p>Vodafon 2240</text:p>
          </table:table-cell>
          <table:table-cell table:style-name="ce143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43" office:value-type="string" calcext:value-type="string">
            <text:p>bahçe su parası</text:p>
          </table:table-cell>
          <table:table-cell table:style-name="ce143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45" office:value-type="string" calcext:value-type="string">
            <text:p>amazon 240gbWd ssd-braun-64gb 2/6</text:p>
          </table:table-cell>
          <table:table-cell table:style-name="ce145" table:number-columns-repeated="2"/>
          <table:table-cell table:style-name="ce152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3">
          <table:table-cell table:style-name="ce140" office:value-type="date" office:date-value="2022-05-05" calcext:value-type="date">
            <text:p>05.05.2022</text:p>
          </table:table-cell>
          <table:table-cell table:style-name="ce155" office:value-type="string" calcext:value-type="string">
            <text:p>4876 KK</text:p>
          </table:table-cell>
          <table:table-cell table:style-name="ce155" table:number-columns-repeated="2"/>
          <table:table-cell table:style-name="ce159"/>
          <table:table-cell table:style-name="ce163"/>
          <table:table-cell table:style-name="ce163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3">
          <table:table-cell table:style-name="ce140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3">
          <table:table-cell table:style-name="ce140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3">
          <table:table-cell table:style-name="ce140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3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3">
          <table:table-cell table:style-name="ce140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123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3">
          <table:table-cell table:style-name="ce140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23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3">
          <table:table-cell table:style-name="ce140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157"/>
          <table:table-cell table:style-name="ce123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3">
          <table:table-cell table:style-name="ce164"/>
          <table:table-cell table:style-name="ce166" office:value-type="string" calcext:value-type="string">
            <text:p>SnyF-Kynkçı Merdal 9/12-2022</text:p>
          </table:table-cell>
          <table:table-cell table:style-name="ce166"/>
          <table:table-cell table:style-name="ce167" office:value-type="float" office:value="4000" calcext:value-type="float">
            <text:p>4.000,00</text:p>
          </table:table-cell>
          <table:table-cell table:style-name="ce166"/>
          <table:table-cell table:style-name="ce168" table:number-columns-repeated="2"/>
          <table:table-cell table:formula="of:=[.H33]+[.F34]+[.G34]" office:value-type="float" office:value="1799.71" calcext:value-type="float">
            <text:p>1.799,71</text:p>
          </table:table-cell>
        </table:table-row>
        <table:table-row table:style-name="ro3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2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number-columns-repeated="4" table:default-cell-style-name="ce123"/>
        <table:table-row table:style-name="ro3">
          <table:table-cell/>
          <table:table-cell table:style-name="ce141" office:value-type="float" office:value="4.95" calcext:value-type="float">
            <text:p>4,95</text:p>
          </table:table-cell>
          <table:table-cell table:number-columns-repeated="2"/>
          <table:table-cell table:style-name="ce150"/>
          <table:table-cell table:style-name="ce150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</table:table-row>
        <table:table-row table:style-name="ro3">
          <table:table-cell table:style-name="ce147" office:value-type="string" calcext:value-type="string">
            <text:p>- HAZİRAN 2022</text:p>
          </table:table-cell>
          <table:table-cell/>
          <table:table-cell table:style-name="ce148" office:value-type="string" calcext:value-type="string">
            <text:p>TOPLAM</text:p>
          </table:table-cell>
          <table:table-cell table:style-name="ce149" table:formula="of:=SUM([.D4:.D44])" office:value-type="float" office:value="17837.05" calcext:value-type="float">
            <text:p>17.837,05</text:p>
          </table:table-cell>
          <table:table-cell table:style-name="ce149" table:formula="of:=SUM([.E4:.E80])" office:value-type="float" office:value="-28058.1" calcext:value-type="float">
            <text:p>-28.058,10</text:p>
          </table:table-cell>
          <table:table-cell table:style-name="ce149" table:formula="of:=SUM([.F4:.F77])" office:value-type="float" office:value="16654.19" calcext:value-type="float">
            <text:p>16.654,19</text:p>
          </table:table-cell>
          <table:table-cell table:style-name="ce149" table:formula="of:=SUM([.G4:.G77])" office:value-type="float" office:value="-28058.1" calcext:value-type="float">
            <text:p>-28.058,10</text:p>
          </table:table-cell>
          <table:table-cell table:style-name="ce149" table:formula="of:=[.F2]+[.G2]" office:value-type="float" office:value="-11403.91" calcext:value-type="float">
            <text:p>-11.403,91</text:p>
          </table:table-cell>
        </table:table-row>
        <table:table-row table:style-name="ro3">
          <table:table-cell/>
          <table:table-cell table:style-name="ce142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147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style-name="ce166"/>
          <table:table-cell table:style-name="ce170" office:value-type="string" calcext:value-type="string">
            <text:p>Mesut Elektrik</text:p>
          </table:table-cell>
          <table:table-cell table:style-name="ce170"/>
          <table:table-cell table:style-name="ce170" office:value-type="float" office:value="182.86" calcext:value-type="float">
            <text:p>182,86</text:p>
          </table:table-cell>
          <table:table-cell table:style-name="ce174" table:number-columns-repeated="3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3">
          <table:table-cell/>
          <table:table-cell table:style-name="ce171" office:value-type="string" calcext:value-type="string">
            <text:p>9522138254 /CK ÇEPESAŞ/FATURA</text:p>
          </table:table-cell>
          <table:table-cell table:style-name="ce171" table:number-columns-repeated="2"/>
          <table:table-cell table:style-name="ce163" office:value-type="float" office:value="-1317.2" calcext:value-type="float">
            <text:p>-1.317,20</text:p>
          </table:table-cell>
          <table:table-cell table:style-name="ce163"/>
          <table:table-cell table:style-name="ce163" office:value-type="float" office:value="-1317.2" calcext:value-type="float">
            <text:p>-1.317,20</text:p>
          </table:table-cell>
          <table:table-cell table:formula="of:=[.H8]+[.F9]+[.G9]" office:value-type="float" office:value="68.99" calcext:value-type="float">
            <text:p>68,99</text:p>
          </table:table-cell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3">
          <table:table-cell table:style-name="ce140" office:value-type="date" office:date-value="2022-06-06" calcext:value-type="date">
            <text:p>06.06.2022</text:p>
          </table:table-cell>
          <table:table-cell table:style-name="ce144" office:value-type="string" calcext:value-type="string">
            <text:p>5847500300 /CK ÇEPESAŞ/FATURA</text:p>
          </table:table-cell>
          <table:table-cell table:style-name="ce144" table:number-columns-repeated="2"/>
          <table:table-cell table:style-name="ce152" office:value-type="float" office:value="-200.1" calcext:value-type="float">
            <text:p>-200,10</text:p>
          </table:table-cell>
          <table:table-cell table:style-name="ce151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3">
          <table:table-cell table:style-name="ce140" office:value-type="date" office:date-value="2022-06-06" calcext:value-type="date">
            <text:p>06.06.2022</text:p>
          </table:table-cell>
          <table:table-cell table:style-name="ce144" office:value-type="string" calcext:value-type="string">
            <text:p><text:span text:style-name="T1">8222520300</text:span> /CK ÇEPESAŞ/FATURA</text:p>
          </table:table-cell>
          <table:table-cell table:style-name="ce144" table:number-columns-repeated="2"/>
          <table:table-cell table:style-name="ce152" office:value-type="float" office:value="-395.4" calcext:value-type="float">
            <text:p>-395,40</text:p>
          </table:table-cell>
          <table:table-cell table:style-name="ce151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3">
          <table:table-cell table:style-name="ce140"/>
          <table:table-cell table:style-name="ce144" table:number-columns-repeated="3"/>
          <table:table-cell table:style-name="ce151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3">
          <table:table-cell table:style-name="ce140" office:value-type="date" office:date-value="2022-06-07" calcext:value-type="date">
            <text:p>07.06.2022</text:p>
          </table:table-cell>
          <table:table-cell table:style-name="ce144" office:value-type="string" calcext:value-type="string">
            <text:p>Yasemin İstanbul Kira</text:p>
          </table:table-cell>
          <table:table-cell table:style-name="ce144" table:number-columns-repeated="2"/>
          <table:table-cell table:style-name="ce151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3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3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3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3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3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3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3">
          <table:table-cell table:style-name="ce140"/>
          <table:table-cell table:style-name="ce144" table:number-columns-repeated="3"/>
          <table:table-cell table:style-name="ce151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54" office:value-type="string" calcext:value-type="string">
            <text:p>amazon 240gbWd ssd-braun-64gb 3/6</text:p>
          </table:table-cell>
          <table:table-cell table:style-name="ce154" table:number-columns-repeated="2"/>
          <table:table-cell table:style-name="ce158" office:value-type="float" office:value="-177.65" calcext:value-type="float">
            <text:p>-177,65</text:p>
          </table:table-cell>
          <table:table-cell table:style-name="ce162" table:number-columns-repeated="2"/>
          <table:table-cell table:formula="of:=[.H23]+[.F24]+[.G24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45" office:value-type="string" calcext:value-type="string">
            <text:p>tokat avm</text:p>
          </table:table-cell>
          <table:table-cell table:style-name="ce145" table:number-columns-repeated="2"/>
          <table:table-cell table:style-name="ce152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45" office:value-type="string" calcext:value-type="string">
            <text:p>benzin <text:s text:c="2"/></text:p>
          </table:table-cell>
          <table:table-cell table:style-name="ce145" table:number-columns-repeated="2"/>
          <table:table-cell table:style-name="ce152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45" office:value-type="string" calcext:value-type="string">
            <text:p>migros şimşek yem</text:p>
          </table:table-cell>
          <table:table-cell table:style-name="ce145" table:number-columns-repeated="2"/>
          <table:table-cell table:style-name="ce152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45" office:value-type="string" calcext:value-type="string">
            <text:p>fide bahçe</text:p>
          </table:table-cell>
          <table:table-cell table:style-name="ce145" table:number-columns-repeated="2"/>
          <table:table-cell table:style-name="ce152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45" office:value-type="string" calcext:value-type="string">
            <text:p>Benzin + gaz</text:p>
          </table:table-cell>
          <table:table-cell table:style-name="ce145" table:number-columns-repeated="2"/>
          <table:table-cell table:style-name="ce152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45" office:value-type="string" calcext:value-type="string">
            <text:p>Vodafone 2240</text:p>
          </table:table-cell>
          <table:table-cell table:style-name="ce145" table:number-columns-repeated="2"/>
          <table:table-cell table:style-name="ce152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3">
          <table:table-cell table:style-name="ce140" office:value-type="date" office:date-value="2022-06-06" calcext:value-type="date">
            <text:p>06.06.2022</text:p>
          </table:table-cell>
          <table:table-cell table:style-name="ce155" office:value-type="string" calcext:value-type="string">
            <text:p>4876 KK</text:p>
          </table:table-cell>
          <table:table-cell table:style-name="ce155" table:number-columns-repeated="2"/>
          <table:table-cell table:style-name="ce159"/>
          <table:table-cell table:style-name="ce163"/>
          <table:table-cell table:style-name="ce163" office:value-type="float" office:value="-1561.71" calcext:value-type="float">
            <text:p>-1.561,71</text:p>
          </table:table-cell>
          <table:table-cell table:formula="of:=[.H30]+[.F31]+[.G31]" office:value-type="float" office:value="-20379.72" calcext:value-type="float">
            <text:p>-20.379,72</text:p>
          </table:table-cell>
        </table:table-row>
        <table:table-row table:style-name="ro3">
          <table:table-cell table:style-name="ce140"/>
          <table:table-cell table:style-name="ce145" table:number-columns-repeated="3"/>
          <table:table-cell table:style-name="ce151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3">
          <table:table-cell table:style-name="ce140" office:value-type="date" office:date-value="2022-06-16" calcext:value-type="date">
            <text:p>16.06.2022</text:p>
          </table:table-cell>
          <table:table-cell table:style-name="ce145" office:value-type="string" calcext:value-type="string">
            <text:p>8758480300 çepesaş</text:p>
          </table:table-cell>
          <table:table-cell table:style-name="ce145" table:number-columns-repeated="2"/>
          <table:table-cell table:style-name="ce152" office:value-type="float" office:value="-99.5" calcext:value-type="float">
            <text:p>-99,50</text:p>
          </table:table-cell>
          <table:table-cell/>
          <table:table-cell table:style-name="ce152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3">
          <table:table-cell table:style-name="ce140" office:value-type="date" office:date-value="2022-06-17" calcext:value-type="date">
            <text:p>17.06.2022</text:p>
          </table:table-cell>
          <table:table-cell table:style-name="ce143" office:value-type="string" calcext:value-type="string">
            <text:p>0000383215 /TOKATAMASY/FATURA</text:p>
          </table:table-cell>
          <table:table-cell table:style-name="ce143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3">
          <table:table-cell table:style-name="ce140" office:value-type="date" office:date-value="2022-06-16" calcext:value-type="date">
            <text:p>16.06.2022</text:p>
          </table:table-cell>
          <table:table-cell table:style-name="ce143" office:value-type="string" calcext:value-type="string">
            <text:p>000374398 /TOKATAMASY/FATURA</text:p>
          </table:table-cell>
          <table:table-cell table:style-name="ce143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3">
          <table:table-cell table:style-name="ce140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3">
          <table:table-cell table:style-name="ce140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3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3">
          <table:table-cell table:style-name="ce140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123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3">
          <table:table-cell table:style-name="ce140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123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3">
          <table:table-cell table:style-name="ce166"/>
          <table:table-cell table:style-name="ce166" office:value-type="string" calcext:value-type="string">
            <text:p>Doğuş Kira 11/12-2022-23</text:p>
          </table:table-cell>
          <table:table-cell table:style-name="ce166"/>
          <table:table-cell table:style-name="ce168" office:value-type="float" office:value="5000" calcext:value-type="float">
            <text:p>5.000,00</text:p>
          </table:table-cell>
          <table:table-cell table:style-name="ce168" table:number-columns-repeated="3"/>
          <table:table-cell table:formula="of:=[.H42]+[.F43]+[.G43]" office:value-type="float" office:value="-22001.54" calcext:value-type="float">
            <text:p>-22.001,54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134" office:value-type="float" office:value="6597.63" calcext:value-type="float">
            <text:p>6.597,63</text:p>
          </table:table-cell>
          <table:table-cell table:style-name="Default"/>
          <table:table-cell table:style-name="ce106" office:value-type="float" office:value="6597.63" calcext:value-type="float">
            <text:p>6.597,63</text:p>
          </table:table-cell>
          <table:table-cell table:style-name="Default"/>
          <table:table-cell table:formula="of:=[.H43]+[.F44]+[.G44]" office:value-type="float" office:value="-15403.91" calcext:value-type="float">
            <text:p>-15.403,91</text:p>
          </table:table-cell>
        </table:table-row>
        <table:table-row table:style-name="ro3">
          <table:table-cell table:number-columns-repeated="3"/>
          <table:table-cell table:style-name="ce134"/>
          <table:table-cell table:style-name="Default"/>
          <table:table-cell table:style-name="ce106"/>
          <table:table-cell table:style-name="Default"/>
          <table:table-cell table:formula="of:=[.H44]+[.F45]+[.G45]" office:value-type="float" office:value="-15403.91" calcext:value-type="float">
            <text:p>-15.403,91</text:p>
          </table:table-cell>
        </table:table-row>
        <table:table-row table:style-name="ro3">
          <table:table-cell table:style-name="ce169" office:value-type="date" office:date-value="2022-06-20" calcext:value-type="date">
            <text:p>20.06.2022</text:p>
          </table:table-cell>
          <table:table-cell table:style-name="ce156" office:value-type="string" calcext:value-type="string">
            <text:p>SnyF-Kynkçı Merdal 9/12-2022</text:p>
          </table:table-cell>
          <table:table-cell table:style-name="ce156" table:number-columns-repeated="3"/>
          <table:table-cell table:style-name="ce175" office:value-type="float" office:value="4000" calcext:value-type="float">
            <text:p>4.000,00</text:p>
          </table:table-cell>
          <table:table-cell table:style-name="ce156"/>
          <table:table-cell table:formula="of:=[.H45]+[.F46]+[.G46]" office:value-type="float" office:value="-11403.91" calcext:value-type="float">
            <text:p>-11.403,91</text:p>
          </table:table-cell>
        </table:table-row>
        <table:table-row table:style-name="ro3">
          <table:table-cell table:style-name="ce166"/>
          <table:table-cell table:style-name="ce166" office:value-type="string" calcext:value-type="string">
            <text:p>SnyF-Kynkçı Merdal 10/12-2022</text:p>
          </table:table-cell>
          <table:table-cell table:style-name="ce166"/>
          <table:table-cell table:style-name="ce172" office:value-type="float" office:value="4000" calcext:value-type="float">
            <text:p>4.000,00</text:p>
          </table:table-cell>
          <table:table-cell table:style-name="ce166" table:number-columns-repeated="3"/>
          <table:table-cell table:formula="of:=[.H46]+[.F47]+[.G47]" office:value-type="float" office:value="-11403.91" calcext:value-type="float">
            <text:p>-11.403,91</text:p>
          </table:table-cell>
        </table:table-row>
      </table:table>
      <table:table table:name="07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default-cell-style-name="ce152"/>
        <table:table-column table:style-name="co12" table:number-columns-repeated="3" table:default-cell-style-name="ce123"/>
        <table:table-row table:style-name="ro3">
          <table:table-cell/>
          <table:table-cell table:style-name="ce141" office:value-type="float" office:value="2.37" calcext:value-type="float">
            <text:p>2,37</text:p>
          </table:table-cell>
          <table:table-cell table:number-columns-repeated="2"/>
          <table:table-cell table:style-name="ce150"/>
          <table:table-cell table:style-name="ce150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</table:table-row>
        <table:table-row table:style-name="ro3">
          <table:table-cell table:style-name="ce147" office:value-type="string" calcext:value-type="string">
            <text:p>- TEMMUZ 2022</text:p>
          </table:table-cell>
          <table:table-cell/>
          <table:table-cell table:style-name="ce148" office:value-type="string" calcext:value-type="string">
            <text:p>TOPLAM</text:p>
          </table:table-cell>
          <table:table-cell table:style-name="ce149" table:formula="of:=SUM([.D4:.D90])" office:value-type="float" office:value="27131.07" calcext:value-type="float">
            <text:p>27.131,07</text:p>
          </table:table-cell>
          <table:table-cell table:style-name="ce149" table:formula="of:=SUM([.E4:.E90])" office:value-type="float" office:value="-17400.82" calcext:value-type="float">
            <text:p>-17.400,82</text:p>
          </table:table-cell>
          <table:table-cell table:style-name="ce149" table:formula="of:=SUM([.F4:.F87])" office:value-type="float" office:value="16133.3" calcext:value-type="float">
            <text:p>16.133,30</text:p>
          </table:table-cell>
          <table:table-cell table:style-name="ce149" table:formula="of:=SUM([.G4:.G87])" office:value-type="float" office:value="-20600.82" calcext:value-type="float">
            <text:p>-20.600,82</text:p>
          </table:table-cell>
          <table:table-cell table:style-name="ce149" table:formula="of:=[.F2]+[.G2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142"/>
          <table:table-cell table:style-name="ce147" table:number-columns-repeated="2"/>
          <table:table-cell table:style-name="ce123"/>
          <table:table-cell table:number-columns-repeated="3"/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123"/>
          <table:table-cell table:style-name="Default" office:value-type="float" office:value="1060" calcext:value-type="float">
            <text:p>1060</text:p>
          </table:table-cell>
          <table:table-cell/>
          <table:table-cell table:formula="of:=[.H4]+[.F5]+[.G5]" office:value-type="float" office:value="1060" calcext:value-type="float">
            <text:p>1.06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123"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+[.G6]" office:value-type="float" office:value="1385" calcext:value-type="float">
            <text:p>1.385,00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6]+[.F7]+[.G7]" office:value-type="float" office:value="1385" calcext:value-type="float">
            <text:p>1.385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123"/>
          <table:table-cell office:value-type="float" office:value="48.8" calcext:value-type="float">
            <text:p>48,80</text:p>
          </table:table-cell>
          <table:table-cell/>
          <table:table-cell table:formula="of:=[.H7]+[.F8]+[.G8]" office:value-type="float" office:value="1433.8" calcext:value-type="float">
            <text:p>1.433,80</text:p>
          </table:table-cell>
        </table:table-row>
        <table:table-row table:style-name="ro3">
          <table:table-cell table:style-name="ce140" office:value-type="date" office:date-value="2022-07-13" calcext:value-type="date">
            <text:p>13.07.2022</text:p>
          </table:table-cell>
          <table:table-cell table:style-name="ce143" office:value-type="string" calcext:value-type="string">
            <text:p>9522138254 /CK ÇEPESAŞ/FATURA</text:p>
          </table:table-cell>
          <table:table-cell table:style-name="ce143" table:number-columns-repeated="2"/>
          <table:table-cell table:style-name="ce123" office:value-type="float" office:value="-1429.2" calcext:value-type="float">
            <text:p>-1.429,20</text:p>
          </table:table-cell>
          <table:table-cell/>
          <table:table-cell office:value-type="float" office:value="-1429.2" calcext:value-type="float">
            <text:p>-1.429,20</text:p>
          </table:table-cell>
          <table:table-cell table:formula="of:=[.H8]+[.F9]+[.G9]" office:value-type="float" office:value="4.59999999999991" calcext:value-type="float">
            <text:p>4,60</text:p>
          </table:table-cell>
        </table:table-row>
        <table:table-row table:style-name="ro3">
          <table:table-cell table:style-name="ce140"/>
          <table:table-cell table:style-name="ce143" table:number-columns-repeated="3"/>
          <table:table-cell table:style-name="ce123"/>
          <table:table-cell table:number-columns-repeated="2"/>
          <table:table-cell table:formula="of:=[.H9]+[.F10]+[.G10]" office:value-type="float" office:value="4.59999999999991" calcext:value-type="float">
            <text:p>4,60</text:p>
          </table:table-cell>
        </table:table-row>
        <table:table-row table:style-name="ro3">
          <table:table-cell table:style-name="ce140" office:value-type="date" office:date-value="2022-07-04" calcext:value-type="date">
            <text:p>04.07.2022</text:p>
          </table:table-cell>
          <table:table-cell table:style-name="ce144" office:value-type="string" calcext:value-type="string">
            <text:p>5847500300 /CK ÇEPESAŞ/FATURA</text:p>
          </table:table-cell>
          <table:table-cell table:style-name="ce144" table:number-columns-repeated="2"/>
          <table:table-cell office:value-type="float" office:value="-219" calcext:value-type="float">
            <text:p>-219,00</text:p>
          </table:table-cell>
          <table:table-cell table:style-name="ce151"/>
          <table:table-cell table:style-name="ce152" office:value-type="float" office:value="-219" calcext:value-type="float">
            <text:p>-219,00</text:p>
          </table:table-cell>
          <table:table-cell table:formula="of:=[.H10]+[.F11]+[.G11]" office:value-type="float" office:value="-214.4" calcext:value-type="float">
            <text:p>-214,40</text:p>
          </table:table-cell>
        </table:table-row>
        <table:table-row table:style-name="ro3">
          <table:table-cell table:style-name="ce140" office:value-type="date" office:date-value="2022-07-04" calcext:value-type="date">
            <text:p>04.07.2022</text:p>
          </table:table-cell>
          <table:table-cell table:style-name="ce144" office:value-type="string" calcext:value-type="string">
            <text:p><text:span text:style-name="T1">8222520300</text:span> /CK ÇEPESAŞ/FATURA</text:p>
          </table:table-cell>
          <table:table-cell table:style-name="ce144" table:number-columns-repeated="2"/>
          <table:table-cell office:value-type="float" office:value="-438.6" calcext:value-type="float">
            <text:p>-438,60</text:p>
          </table:table-cell>
          <table:table-cell table:style-name="ce151"/>
          <table:table-cell table:style-name="ce152" office:value-type="float" office:value="-438.6" calcext:value-type="float">
            <text:p>-438,60</text:p>
          </table:table-cell>
          <table:table-cell table:formula="of:=[.H11]+[.F12]+[.G12]" office:value-type="float" office:value="-653" calcext:value-type="float">
            <text:p>-653,00</text:p>
          </table:table-cell>
        </table:table-row>
        <table:table-row table:style-name="ro3">
          <table:table-cell table:style-name="ce140"/>
          <table:table-cell table:style-name="ce144" table:number-columns-repeated="3"/>
          <table:table-cell/>
          <table:table-cell table:style-name="ce151"/>
          <table:table-cell table:style-name="ce152"/>
          <table:table-cell table:formula="of:=[.H12]+[.F13]+[.G13]" office:value-type="float" office:value="-653" calcext:value-type="float">
            <text:p>-653,00</text:p>
          </table:table-cell>
        </table:table-row>
        <table:table-row table:style-name="ro3">
          <table:table-cell table:style-name="ce140" office:value-type="date" office:date-value="2022-07-05" calcext:value-type="date">
            <text:p>05.07.2022</text:p>
          </table:table-cell>
          <table:table-cell table:style-name="ce144" office:value-type="string" calcext:value-type="string">
            <text:p>ziraat pervine havale kredi için</text:p>
          </table:table-cell>
          <table:table-cell table:style-name="ce144" table:number-columns-repeated="2"/>
          <table:table-cell/>
          <table:table-cell table:style-name="ce151"/>
          <table:table-cell table:style-name="ce152" office:value-type="float" office:value="-3450" calcext:value-type="float">
            <text:p>-3.450,00</text:p>
          </table:table-cell>
          <table:table-cell table:formula="of:=[.H13]+[.F14]+[.G14]" office:value-type="float" office:value="-4103" calcext:value-type="float">
            <text:p>-4.103,00</text:p>
          </table:table-cell>
        </table:table-row>
        <table:table-row table:style-name="ro3">
          <table:table-cell table:style-name="ce140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2"/>
          <table:table-cell table:style-name="Default"/>
          <table:table-cell table:style-name="ce106" office:value-type="float" office:value="3450" calcext:value-type="float">
            <text:p>3.450,00</text:p>
          </table:table-cell>
          <table:table-cell table:style-name="Default"/>
          <table:table-cell table:formula="of:=[.H14]+[.F15]+[.G15]" office:value-type="float" office:value="-653" calcext:value-type="float">
            <text:p>-653,00</text:p>
          </table:table-cell>
        </table:table-row>
        <table:table-row table:style-name="ro3">
          <table:table-cell table:style-name="ce140"/>
          <table:table-cell table:number-columns-repeated="3"/>
          <table:table-cell table:style-name="Default"/>
          <table:table-cell table:style-name="ce106"/>
          <table:table-cell table:style-name="Default"/>
          <table:table-cell table:formula="of:=[.H15]+[.F16]+[.G16]" office:value-type="float" office:value="-653" calcext:value-type="float">
            <text:p>-653,00</text:p>
          </table:table-cell>
        </table:table-row>
        <table:table-row table:style-name="ro3">
          <table:table-cell table:style-name="ce140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123" office:value-type="float" office:value="-4.89" calcext:value-type="float">
            <text:p>-4,89</text:p>
          </table:table-cell>
          <table:table-cell table:style-name="ce106"/>
          <table:table-cell office:value-type="float" office:value="-4.89" calcext:value-type="float">
            <text:p>-4,89</text:p>
          </table:table-cell>
          <table:table-cell table:formula="of:=[.H16]+[.F17]+[.G17]" office:value-type="float" office:value="-657.89" calcext:value-type="float">
            <text:p>-657,89</text:p>
          </table:table-cell>
        </table:table-row>
        <table:table-row table:style-name="ro3">
          <table:table-cell table:style-name="ce140" office:value-type="date" office:date-value="2022-07-07" calcext:value-type="date">
            <text:p>07.07.2022</text:p>
          </table:table-cell>
          <table:table-cell table:style-name="ce144" office:value-type="string" calcext:value-type="string">
            <text:p>Adem Özen Kira Ödemesi 2/12</text:p>
          </table:table-cell>
          <table:table-cell table:style-name="ce144" table:number-columns-repeated="2"/>
          <table:table-cell office:value-type="float" office:value="-4300" calcext:value-type="float">
            <text:p>-4.300,00</text:p>
          </table:table-cell>
          <table:table-cell table:style-name="ce151"/>
          <table:table-cell office:value-type="float" office:value="-4300" calcext:value-type="float">
            <text:p>-4.300,00</text:p>
          </table:table-cell>
          <table:table-cell table:formula="of:=[.H17]+[.F18]+[.G18]" office:value-type="float" office:value="-4957.89" calcext:value-type="float">
            <text:p>-4.957,89</text:p>
          </table:table-cell>
        </table:table-row>
        <table:table-row table:style-name="ro3">
          <table:table-cell table:style-name="ce140" office:value-type="date" office:date-value="2022-07-07" calcext:value-type="date">
            <text:p>07.07.2022</text:p>
          </table:table-cell>
          <table:table-cell table:style-name="ce144" office:value-type="string" calcext:value-type="string">
            <text:p>MarRyl Aidat 2/12</text:p>
          </table:table-cell>
          <table:table-cell table:style-name="ce144" table:number-columns-repeated="2"/>
          <table:table-cell office:value-type="float" office:value="-396.5" calcext:value-type="float">
            <text:p>-396,50</text:p>
          </table:table-cell>
          <table:table-cell table:style-name="ce151"/>
          <table:table-cell office:value-type="float" office:value="-396.5" calcext:value-type="float">
            <text:p>-396,50</text:p>
          </table:table-cell>
          <table:table-cell table:formula="of:=[.H18]+[.F19]+[.G1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3" table:number-columns-repeated="3"/>
          <table:table-cell table:style-name="ce123"/>
          <table:table-cell table:number-columns-repeated="2"/>
          <table:table-cell table:formula="of:=[.H19]+[.F20]+[.G2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3" office:value-type="string" calcext:value-type="string">
            <text:p>0000383215 /TOKATAMASY/FATURA</text:p>
          </table:table-cell>
          <table:table-cell table:style-name="ce143" table:number-columns-repeated="2"/>
          <table:table-cell table:style-name="ce151"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3" office:value-type="string" calcext:value-type="string">
            <text:p>000374398 /TOKATAMASY/FATURA</text:p>
          </table:table-cell>
          <table:table-cell table:style-name="ce143" table:number-columns-repeated="2"/>
          <table:table-cell table:style-name="ce151"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3" table:number-columns-repeated="3"/>
          <table:table-cell table:style-name="ce123"/>
          <table:table-cell table:number-columns-repeated="2"/>
          <table:table-cell table:formula="of:=[.H22]+[.F23]+[.G23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5" office:value-type="string" calcext:value-type="string">
            <text:p>amazon 240gbWd ssd-braun-64gb 4/6</text:p>
          </table:table-cell>
          <table:table-cell table:style-name="ce145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23]+[.F24]+[.G24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5" office:value-type="string" calcext:value-type="string">
            <text:p>topçam</text:p>
          </table:table-cell>
          <table:table-cell table:style-name="ce145" table:number-columns-repeated="2"/>
          <table:table-cell office:value-type="float" office:value="-300" calcext:value-type="float">
            <text:p>-300,00</text:p>
          </table:table-cell>
          <table:table-cell table:number-columns-repeated="2"/>
          <table:table-cell table:formula="of:=[.H24]+[.F25]+[.G25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5" office:value-type="string" calcext:value-type="string">
            <text:p>istanbulkart</text:p>
          </table:table-cell>
          <table:table-cell table:style-name="ce145" table:number-columns-repeated="2"/>
          <table:table-cell office:value-type="float" office:value="-31.99" calcext:value-type="float">
            <text:p>-31,99</text:p>
          </table:table-cell>
          <table:table-cell table:number-columns-repeated="2"/>
          <table:table-cell table:formula="of:=[.H25]+[.F26]+[.G26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5" office:value-type="string" calcext:value-type="string">
            <text:p>ayakkabı dechatlon ½</text:p>
          </table:table-cell>
          <table:table-cell table:style-name="ce145" table:number-columns-repeated="2"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26]+[.F27]+[.G27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5" office:value-type="string" calcext:value-type="string">
            <text:p>kamil bebek</text:p>
          </table:table-cell>
          <table:table-cell table:style-name="ce145" table:number-columns-repeated="2"/>
          <table:table-cell office:value-type="float" office:value="-344.2" calcext:value-type="float">
            <text:p>-344,20</text:p>
          </table:table-cell>
          <table:table-cell table:number-columns-repeated="2"/>
          <table:table-cell table:formula="of:=[.H27]+[.F28]+[.G28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5" office:value-type="string" calcext:value-type="string">
            <text:p>topçam eskişehir tokat</text:p>
          </table:table-cell>
          <table:table-cell table:style-name="ce145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8]+[.F29]+[.G2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5" office:value-type="string" calcext:value-type="string">
            <text:p>tokat avm</text:p>
          </table:table-cell>
          <table:table-cell table:style-name="ce145" table:number-columns-repeated="2"/>
          <table:table-cell office:value-type="float" office:value="-256.89" calcext:value-type="float">
            <text:p>-256,89</text:p>
          </table:table-cell>
          <table:table-cell table:number-columns-repeated="2"/>
          <table:table-cell table:formula="of:=[.H29]+[.F30]+[.G3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5" office:value-type="string" calcext:value-type="string">
            <text:p>sen yıl petrol</text:p>
          </table:table-cell>
          <table:table-cell table:style-name="ce145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0]+[.F31]+[.G3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5" office:value-type="string" calcext:value-type="string">
            <text:p>a101 merdiven</text:p>
          </table:table-cell>
          <table:table-cell table:style-name="ce145" table:number-columns-repeated="2"/>
          <table:table-cell office:value-type="float" office:value="-529.9" calcext:value-type="float">
            <text:p>-529,90</text:p>
          </table:table-cell>
          <table:table-cell table:number-columns-repeated="2"/>
          <table:table-cell table:formula="of:=[.H31]+[.F32]+[.G3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5" office:value-type="string" calcext:value-type="string">
            <text:p>vodafon</text:p>
          </table:table-cell>
          <table:table-cell table:style-name="ce145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32]+[.F33]+[.G33]" office:value-type="float" office:value="-5354.39" calcext:value-type="float">
            <text:p>-5.354,39</text:p>
          </table:table-cell>
        </table:table-row>
        <table:table-row table:style-name="ro3">
          <table:table-cell table:style-name="ce140" office:value-type="date" office:date-value="2022-07-05" calcext:value-type="date">
            <text:p>05.07.2022</text:p>
          </table:table-cell>
          <table:table-cell table:style-name="ce145" office:value-type="string" calcext:value-type="string">
            <text:p>4876 KK</text:p>
          </table:table-cell>
          <table:table-cell table:style-name="ce145" table:number-columns-repeated="2"/>
          <table:table-cell table:style-name="ce151"/>
          <table:table-cell/>
          <table:table-cell office:value-type="float" office:value="-2610.63" calcext:value-type="float">
            <text:p>-2.610,63</text:p>
          </table:table-cell>
          <table:table-cell table:formula="of:=[.H33]+[.F34]+[.G34]" office:value-type="float" office:value="-7965.02" calcext:value-type="float">
            <text:p>-7.965,02</text:p>
          </table:table-cell>
        </table:table-row>
        <table:table-row table:style-name="ro3">
          <table:table-cell/>
          <table:table-cell table:style-name="ce143" office:value-type="string" calcext:value-type="string">
            <text:p>merdiven alüminyum motorcu ibo iade</text:p>
          </table:table-cell>
          <table:table-cell table:style-name="ce143"/>
          <table:table-cell table:style-name="ce178" office:value-type="float" office:value="200" calcext:value-type="float">
            <text:p>200,00</text:p>
          </table:table-cell>
          <table:table-cell table:style-name="ce123"/>
          <table:table-cell office:value-type="float" office:value="200" calcext:value-type="float">
            <text:p>200,00</text:p>
          </table:table-cell>
          <table:table-cell/>
          <table:table-cell table:formula="of:=[.H34]+[.F35]+[.G35]" office:value-type="float" office:value="-7765.02" calcext:value-type="float">
            <text:p>-7.765,02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5]+[.F36]+[.G36]" office:value-type="float" office:value="-9872.02" calcext:value-type="float">
            <text:p>-9.872,02</text:p>
          </table:table-cell>
        </table:table-row>
        <table:table-row table:style-name="ro3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6]+[.F37]+[.G37]" office:value-type="float" office:value="-10372.02" calcext:value-type="float">
            <text:p>-10.372,02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7]+[.F38]+[.G38]" office:value-type="float" office:value="-12479.02" calcext:value-type="float">
            <text:p>-12.479,02</text:p>
          </table:table-cell>
        </table:table-row>
        <table:table-row table:style-name="ro3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8]+[.F39]+[.G39]" office:value-type="float" office:value="-12979.02" calcext:value-type="float">
            <text:p>-12.979,02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ce184"/>
          <table:table-cell table:style-name="ce152" office:value-type="float" office:value="-1500" calcext:value-type="float">
            <text:p>-1.500,00</text:p>
          </table:table-cell>
          <table:table-cell table:formula="of:=[.H39]+[.F40]+[.G40]" office:value-type="float" office:value="-14479.02" calcext:value-type="float">
            <text:p>-14.479,02</text:p>
          </table:table-cell>
        </table:table-row>
        <table:table-row table:style-name="ro3">
          <table:table-cell table:style-name="ce140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038" calcext:value-type="float">
            <text:p>-1.038,00</text:p>
          </table:table-cell>
          <table:table-cell table:style-name="ce184"/>
          <table:table-cell table:style-name="ce152" office:value-type="float" office:value="-1038" calcext:value-type="float">
            <text:p>-1.038,00</text:p>
          </table:table-cell>
          <table:table-cell table:formula="of:=[.H40]+[.F41]+[.G41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143" table:number-columns-repeated="3"/>
          <table:table-cell table:style-name="ce123"/>
          <table:table-cell table:number-columns-repeated="2"/>
          <table:table-cell table:formula="of:=[.H41]+[.F42]+[.G42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143" office:value-type="string" calcext:value-type="string">
            <text:p>maaş bayramlık</text:p>
          </table:table-cell>
          <table:table-cell table:style-name="ce143"/>
          <table:table-cell table:style-name="ce178" office:value-type="float" office:value="1100" calcext:value-type="float">
            <text:p>1.100,00</text:p>
          </table:table-cell>
          <table:table-cell table:style-name="ce123"/>
          <table:table-cell office:value-type="float" office:value="1100" calcext:value-type="float">
            <text:p>1.100,00</text:p>
          </table:table-cell>
          <table:table-cell/>
          <table:table-cell table:formula="of:=[.H42]+[.F43]+[.G43]" office:value-type="float" office:value="-14417.02" calcext:value-type="float">
            <text:p>-14.417,02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51" office:value-type="float" office:value="4299.5" calcext:value-type="float">
            <text:p>4.299,5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43]+[.F44]+[.G44]" office:value-type="float" office:value="-10117.52" calcext:value-type="float">
            <text:p>-10.117,52</text:p>
          </table:table-cell>
        </table:table-row>
        <table:table-row table:style-name="ro3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152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4]+[.F45]+[.G45]" office:value-type="float" office:value="-8467.52" calcext:value-type="float">
            <text:p>-8.467,52</text:p>
          </table:table-cell>
        </table:table-row>
        <table:table-row table:style-name="ro3">
          <table:table-cell table:number-columns-repeated="3"/>
          <table:table-cell table:style-name="ce151"/>
          <table:table-cell table:style-name="Default"/>
          <table:table-cell table:number-columns-repeated="2"/>
          <table:table-cell table:formula="of:=[.H45]+[.F46]+[.G46]" office:value-type="float" office:value="-8467.52" calcext:value-type="float">
            <text:p>-8.467,52</text:p>
          </table:table-cell>
        </table:table-row>
        <table:table-row table:style-name="ro3">
          <table:table-cell table:style-name="ce169" office:value-type="date" office:date-value="2022-07-05" calcext:value-type="date">
            <text:p>05.07.2022</text:p>
          </table:table-cell>
          <table:table-cell table:style-name="ce156" office:value-type="string" calcext:value-type="string">
            <text:p>Doğuş Kira 11/12-2022-23 <text:span text:style-name="T4">BANKADAN</text:span></text:p>
          </table:table-cell>
          <table:table-cell table:style-name="ce156"/>
          <table:table-cell table:style-name="ce179" office:value-type="float" office:value="4000" calcext:value-type="float">
            <text:p>4.000,00</text:p>
          </table:table-cell>
          <table:table-cell table:style-name="ce156"/>
          <table:table-cell table:style-name="ce175" office:value-type="float" office:value="4000" calcext:value-type="float">
            <text:p>4.000,00</text:p>
          </table:table-cell>
          <table:table-cell table:style-name="ce161"/>
          <table:table-cell table:formula="of:=[.H46]+[.F47]+[.G47]" office:value-type="float" office:value="-4467.52" calcext:value-type="float">
            <text:p>-4.467,52</text:p>
          </table:table-cell>
        </table:table-row>
        <table:table-row table:style-name="ro3">
          <table:table-cell table:style-name="ce176"/>
          <table:table-cell table:style-name="ce177" office:value-type="string" calcext:value-type="string">
            <text:p>Doğuş Kira 11/12-2022-23 kalan bakiye</text:p>
          </table:table-cell>
          <table:table-cell table:style-name="ce177"/>
          <table:table-cell table:style-name="ce180" office:value-type="float" office:value="1000" calcext:value-type="float">
            <text:p>1.000,00</text:p>
          </table:table-cell>
          <table:table-cell table:style-name="ce177"/>
          <table:table-cell table:style-name="ce185"/>
          <table:table-cell table:style-name="ce187"/>
          <table:table-cell table:formula="of:=[.H47]+[.F48]+[.G48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151" office:value-type="float" office:value="5000" calcext:value-type="float">
            <text:p>5.000,00</text:p>
          </table:table-cell>
          <table:table-cell table:style-name="ce123"/>
          <table:table-cell table:number-columns-repeated="2"/>
          <table:table-cell table:formula="of:=[.H48]+[.F49]+[.G49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SnyF-Kynkçı Merdal 11/12-2022</text:p>
          </table:table-cell>
          <table:table-cell/>
          <table:table-cell table:style-name="ce136" office:value-type="float" office:value="4000" calcext:value-type="float">
            <text:p>4.000,00</text:p>
          </table:table-cell>
          <table:table-cell table:style-name="ce123"/>
          <table:table-cell table:number-columns-repeated="2"/>
          <table:table-cell table:formula="of:=[.H49]+[.F50]+[.G50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151"/>
          <table:table-cell table:style-name="ce123"/>
          <table:table-cell table:number-columns-repeated="2"/>
          <table:table-cell table:formula="of:=[.H50]+[.F51]+[.G51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151"/>
          <table:table-cell table:style-name="ce123"/>
          <table:table-cell table:number-columns-repeated="2"/>
          <table:table-cell table:formula="of:=[.H51]+[.F52]+[.G52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151"/>
          <table:table-cell table:style-name="ce123"/>
          <table:table-cell table:number-columns-repeated="2"/>
          <table:table-cell table:formula="of:=[.H52]+[.F53]+[.G53]" office:value-type="float" office:value="-4467.52" calcext:value-type="float">
            <text:p>-4.467,52</text:p>
          </table:table-cell>
        </table:table-row>
        <table:table-row table:style-name="ro3">
          <table:table-cell table:style-name="ce166"/>
          <table:table-cell table:style-name="ce166" office:value-type="string" calcext:value-type="string">
            <text:p>SnyF-Kynkçı Merdal elektrik</text:p>
          </table:table-cell>
          <table:table-cell table:style-name="ce166"/>
          <table:table-cell table:style-name="ce181" office:value-type="float" office:value="445.63" calcext:value-type="float">
            <text:p>445,63</text:p>
          </table:table-cell>
          <table:table-cell table:style-name="ce168"/>
          <table:table-cell table:style-name="ce166"/>
          <table:table-cell table:style-name="ce168"/>
          <table:table-cell table:formula="of:=[.H53]+[.F54]+[.G54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166" office:value-type="string" calcext:value-type="string">
            <text:p>SnyF-Kynkçı Merdal 10/12-2022</text:p>
          </table:table-cell>
          <table:table-cell table:style-name="ce166"/>
          <table:table-cell table:style-name="ce182" office:value-type="float" office:value="4000" calcext:value-type="float">
            <text:p>4.000,00</text:p>
          </table:table-cell>
          <table:table-cell table:style-name="ce177" table:number-columns-repeated="3"/>
          <table:table-cell table:formula="of:=[.H54]+[.F55]+[.G55]" office:value-type="float" office:value="-4467.52" calcext:value-type="float">
            <text:p>-4.467,52</text:p>
          </table:table-cell>
        </table:table-row>
        <table:table-row table:style-name="ro3" table:number-rows-repeated="2">
          <table:table-cell table:number-columns-repeated="4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8" table:style-name="ta2">
        <table:table-column table:style-name="co12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12" table:number-columns-repeated="2" table:default-cell-style-name="ce147"/>
        <table:table-column table:style-name="co12" table:number-columns-repeated="3" table:default-cell-style-name="ce123"/>
        <table:table-row table:style-name="ro3">
          <table:table-cell/>
          <table:table-cell table:style-name="ce141" office:value-type="float" office:value="1.46" calcext:value-type="float">
            <text:p>1,46</text:p>
          </table:table-cell>
          <table:table-cell/>
          <table:table-cell table:style-name="Default"/>
          <table:table-cell table:style-name="ce150"/>
          <table:table-cell table:style-name="ce150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</table:table-row>
        <table:table-row table:style-name="ro3">
          <table:table-cell table:style-name="ce147" office:value-type="string" calcext:value-type="string">
            <text:p>- AĞUSTOS 2022</text:p>
          </table:table-cell>
          <table:table-cell/>
          <table:table-cell table:style-name="ce148" office:value-type="string" calcext:value-type="string">
            <text:p>TOPLAM</text:p>
          </table:table-cell>
          <table:table-cell table:style-name="ce149" table:formula="of:=SUM([.D4:.D52])" office:value-type="float" office:value="34617.91" calcext:value-type="float">
            <text:p>34.617,91</text:p>
          </table:table-cell>
          <table:table-cell table:style-name="ce149" table:formula="of:=SUM([.E4:.E84])" office:value-type="float" office:value="-11695.35" calcext:value-type="float">
            <text:p>-11.695,35</text:p>
          </table:table-cell>
          <table:table-cell table:style-name="ce149" table:formula="of:=SUM([.F4:.F81])" office:value-type="float" office:value="102061.66" calcext:value-type="float">
            <text:p>102.061,66</text:p>
          </table:table-cell>
          <table:table-cell table:style-name="ce149" table:formula="of:=SUM([.G4:.G81])" office:value-type="float" office:value="-33894.33" calcext:value-type="float">
            <text:p>-33.894,33</text:p>
          </table:table-cell>
          <table:table-cell table:style-name="ce149" table:formula="of:=[.F2]+[.G2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142"/>
          <table:table-cell/>
          <table:table-cell table:style-name="Default" table:number-columns-repeated="4"/>
          <table:table-cell/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Default" office:value-type="float" office:value="901.88" calcext:value-type="float">
            <text:p>901,88</text:p>
          </table:table-cell>
          <table:table-cell table:style-name="ce123"/>
          <table:table-cell office:value-type="float" office:value="900" calcext:value-type="float">
            <text:p>900,00</text:p>
          </table:table-cell>
          <table:table-cell/>
          <table:table-cell table:formula="of:=[.H4]+[.F5]+[.G5]" office:value-type="float" office:value="900" calcext:value-type="float">
            <text:p>90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table:style-name="Default" office:value-type="float" office:value="208.85" calcext:value-type="float">
            <text:p>208,85</text:p>
          </table:table-cell>
          <table:table-cell table:style-name="ce123"/>
          <table:table-cell office:value-type="float" office:value="208.85" calcext:value-type="float">
            <text:p>208,85</text:p>
          </table:table-cell>
          <table:table-cell/>
          <table:table-cell table:formula="of:=[.H5]+[.F6]+[.G6]" office:value-type="float" office:value="1108.85" calcext:value-type="float">
            <text:p>1.108,85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table:style-name="Default" office:value-type="float" office:value="488.3" calcext:value-type="float">
            <text:p>488,3</text:p>
          </table:table-cell>
          <table:table-cell table:style-name="ce123"/>
          <table:table-cell office:value-type="float" office:value="488.3" calcext:value-type="float">
            <text:p>488,30</text:p>
          </table:table-cell>
          <table:table-cell/>
          <table:table-cell table:formula="of:=[.H6]+[.F7]+[.G7]" office:value-type="float" office:value="1597.15" calcext:value-type="float">
            <text:p>1.597,15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table:style-name="Default" office:value-type="float" office:value="69.38" calcext:value-type="float">
            <text:p>69,38</text:p>
          </table:table-cell>
          <table:table-cell table:style-name="ce123"/>
          <table:table-cell office:value-type="float" office:value="69.38" calcext:value-type="float">
            <text:p>69,38</text:p>
          </table:table-cell>
          <table:table-cell/>
          <table:table-cell table:formula="of:=[.H7]+[.F8]+[.G8]" office:value-type="float" office:value="1666.53" calcext:value-type="float">
            <text:p>1.666,53</text:p>
          </table:table-cell>
        </table:table-row>
        <table:table-row table:style-name="ro3">
          <table:table-cell/>
          <table:table-cell table:style-name="ce143" office:value-type="string" calcext:value-type="string">
            <text:p>9522138254 /CK ÇEPESAŞ/FATURA</text:p>
          </table:table-cell>
          <table:table-cell table:style-name="ce143"/>
          <table:table-cell table:style-name="ce191"/>
          <table:table-cell table:style-name="ce152" office:value-type="float" office:value="-1311.2" calcext:value-type="float">
            <text:p>-1.311,20</text:p>
          </table:table-cell>
          <table:table-cell/>
          <table:table-cell office:value-type="float" office:value="-1311.2" calcext:value-type="float">
            <text:p>-1.311,20</text:p>
          </table:table-cell>
          <table:table-cell table:formula="of:=[.H8]+[.F9]+[.G9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143" table:number-columns-repeated="2"/>
          <table:table-cell table:style-name="ce191"/>
          <table:table-cell table:style-name="ce151"/>
          <table:table-cell table:number-columns-repeated="2"/>
          <table:table-cell table:formula="of:=[.H9]+[.F10]+[.G10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144" office:value-type="string" calcext:value-type="string">
            <text:p>5847500300 /CK ÇEPESAŞ/FATURA</text:p>
          </table:table-cell>
          <table:table-cell table:style-name="ce144"/>
          <table:table-cell table:style-name="ce192"/>
          <table:table-cell table:style-name="ce152" office:value-type="float" office:value="-200" calcext:value-type="float">
            <text:p>-200,00</text:p>
          </table:table-cell>
          <table:table-cell table:style-name="ce151"/>
          <table:table-cell office:value-type="float" office:value="-254.9" calcext:value-type="float">
            <text:p>-254,90</text:p>
          </table:table-cell>
          <table:table-cell table:formula="of:=[.H10]+[.F11]+[.G11]" office:value-type="float" office:value="100.43" calcext:value-type="float">
            <text:p>100,43</text:p>
          </table:table-cell>
        </table:table-row>
        <table:table-row table:style-name="ro3">
          <table:table-cell/>
          <table:table-cell table:style-name="ce144" office:value-type="string" calcext:value-type="string">
            <text:p><text:span text:style-name="T1">8222520300</text:span> /CK ÇEPESAŞ/FATURA</text:p>
          </table:table-cell>
          <table:table-cell table:style-name="ce144"/>
          <table:table-cell table:style-name="ce192"/>
          <table:table-cell table:style-name="ce152" office:value-type="float" office:value="-400" calcext:value-type="float">
            <text:p>-400,00</text:p>
          </table:table-cell>
          <table:table-cell table:style-name="ce151"/>
          <table:table-cell office:value-type="float" office:value="-531.9" calcext:value-type="float">
            <text:p>-531,90</text:p>
          </table:table-cell>
          <table:table-cell table:formula="of:=[.H11]+[.F12]+[.G12]" office:value-type="float" office:value="-431.47" calcext:value-type="float">
            <text:p>-431,47</text:p>
          </table:table-cell>
        </table:table-row>
        <table:table-row table:style-name="ro3">
          <table:table-cell table:style-name="ce140" office:value-type="date" office:date-value="2022-08-15" calcext:value-type="date">
            <text:p>15.08.2022</text:p>
          </table:table-cell>
          <table:table-cell table:style-name="ce145" office:value-type="string" calcext:value-type="string">
            <text:p><text:span text:style-name="T1">8758480300  /CK ÇEPESAŞ/FATURA</text:span></text:p>
          </table:table-cell>
          <table:table-cell table:style-name="ce144"/>
          <table:table-cell table:style-name="ce192"/>
          <table:table-cell table:style-name="ce151" table:number-columns-repeated="2"/>
          <table:table-cell office:value-type="float" office:value="-149.3" calcext:value-type="float">
            <text:p>-149,30</text:p>
          </table:table-cell>
          <table:table-cell table:formula="of:=[.H12]+[.F13]+[.G13]" office:value-type="float" office:value="-580.77" calcext:value-type="float">
            <text:p>-580,77</text:p>
          </table:table-cell>
        </table:table-row>
        <table:table-row table:style-name="ro3">
          <table:table-cell/>
          <table:table-cell table:style-name="ce144" office:value-type="string" calcext:value-type="string">
            <text:p>Adem Özen Kira Ödemesi 3/12</text:p>
          </table:table-cell>
          <table:table-cell table:style-name="ce144"/>
          <table:table-cell table:style-name="ce192"/>
          <table:table-cell table:style-name="ce152" office:value-type="float" office:value="-4300" calcext:value-type="float">
            <text:p>-4.300,00</text:p>
          </table:table-cell>
          <table:table-cell table:style-name="ce151"/>
          <table:table-cell office:value-type="float" office:value="-4300" calcext:value-type="float">
            <text:p>-4.300,00</text:p>
          </table:table-cell>
          <table:table-cell table:formula="of:=[.H13]+[.F14]+[.G14]" office:value-type="float" office:value="-4880.77" calcext:value-type="float">
            <text:p>-4.880,77</text:p>
          </table:table-cell>
        </table:table-row>
        <table:table-row table:style-name="ro3">
          <table:table-cell/>
          <table:table-cell table:style-name="ce144" office:value-type="string" calcext:value-type="string">
            <text:p>MarRyl Aidat 3/12</text:p>
          </table:table-cell>
          <table:table-cell table:style-name="ce144"/>
          <table:table-cell table:style-name="ce192"/>
          <table:table-cell table:style-name="ce152" office:value-type="float" office:value="-396.5" calcext:value-type="float">
            <text:p>-396,50</text:p>
          </table:table-cell>
          <table:table-cell table:style-name="ce151"/>
          <table:table-cell office:value-type="float" office:value="-396.5" calcext:value-type="float">
            <text:p>-396,50</text:p>
          </table:table-cell>
          <table:table-cell table:formula="of:=[.H14]+[.F15]+[.G15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143" table:number-columns-repeated="2"/>
          <table:table-cell table:style-name="ce191"/>
          <table:table-cell table:style-name="ce151"/>
          <table:table-cell table:number-columns-repeated="2"/>
          <table:table-cell table:formula="of:=[.H15]+[.F16]+[.G16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143" office:value-type="string" calcext:value-type="string">
            <text:p>0000383215 /TOKATAMASY/FATURA</text:p>
          </table:table-cell>
          <table:table-cell table:style-name="ce143"/>
          <table:table-cell table:style-name="ce191"/>
          <table:table-cell table:style-name="ce152" office:value-type="float" office:value="-200" calcext:value-type="float">
            <text:p>-200,00</text:p>
          </table:table-cell>
          <table:table-cell/>
          <table:table-cell office:value-type="float" office:value="-140.51" calcext:value-type="float">
            <text:p>-140,51</text:p>
          </table:table-cell>
          <table:table-cell table:formula="of:=[.H16]+[.F17]+[.G17]" office:value-type="float" office:value="-5417.78" calcext:value-type="float">
            <text:p>-5.417,78</text:p>
          </table:table-cell>
        </table:table-row>
        <table:table-row table:style-name="ro3">
          <table:table-cell/>
          <table:table-cell table:style-name="ce143" office:value-type="string" calcext:value-type="string">
            <text:p>000374398 /TOKATAMASY/FATURA</text:p>
          </table:table-cell>
          <table:table-cell table:style-name="ce143"/>
          <table:table-cell table:style-name="ce191"/>
          <table:table-cell table:style-name="ce152" office:value-type="float" office:value="-50" calcext:value-type="float">
            <text:p>-50,00</text:p>
          </table:table-cell>
          <table:table-cell/>
          <table:table-cell office:value-type="float" office:value="-59.47" calcext:value-type="float">
            <text:p>-59,47</text:p>
          </table:table-cell>
          <table:table-cell table:formula="of:=[.H17]+[.F18]+[.G18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43" table:number-columns-repeated="2"/>
          <table:table-cell table:style-name="ce191"/>
          <table:table-cell table:style-name="ce151"/>
          <table:table-cell table:number-columns-repeated="2"/>
          <table:table-cell table:formula="of:=[.H18]+[.F19]+[.G19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45" office:value-type="string" calcext:value-type="string">
            <text:p>amazon 240gbWd ssd-braun-64gb 5/6</text:p>
          </table:table-cell>
          <table:table-cell table:style-name="ce145"/>
          <table:table-cell table:style-name="ce193"/>
          <table:table-cell table:style-name="ce152" office:value-type="float" office:value="-177.65" calcext:value-type="float">
            <text:p>-177,65</text:p>
          </table:table-cell>
          <table:table-cell table:number-columns-repeated="2"/>
          <table:table-cell table:formula="of:=[.H19]+[.F20]+[.G20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45" office:value-type="string" calcext:value-type="string">
            <text:p>decathlon ayakkabı</text:p>
          </table:table-cell>
          <table:table-cell table:style-name="ce145"/>
          <table:table-cell table:style-name="ce193"/>
          <table:table-cell table:style-name="ce152" office:value-type="float" office:value="-100" calcext:value-type="float">
            <text:p>-100,00</text:p>
          </table:table-cell>
          <table:table-cell table:number-columns-repeated="2"/>
          <table:table-cell table:formula="of:=[.H20]+[.F21]+[.G21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45" office:value-type="float" office:value="2240" calcext:value-type="float">
            <text:p>2240</text:p>
          </table:table-cell>
          <table:table-cell table:style-name="ce145"/>
          <table:table-cell table:style-name="ce193"/>
          <table:table-cell table:style-name="ce152" office:value-type="float" office:value="-60" calcext:value-type="float">
            <text:p>-60,00</text:p>
          </table:table-cell>
          <table:table-cell table:number-columns-repeated="2"/>
          <table:table-cell table:formula="of:=[.H21]+[.F22]+[.G22]" office:value-type="float" office:value="-5477.25" calcext:value-type="float">
            <text:p>-5.477,25</text:p>
          </table:table-cell>
        </table:table-row>
        <table:table-row table:style-name="ro3">
          <table:table-cell table:style-name="ce140" office:value-type="date" office:date-value="2022-08-04" calcext:value-type="date">
            <text:p>04.08.2022</text:p>
          </table:table-cell>
          <table:table-cell table:style-name="ce145" office:value-type="string" calcext:value-type="string">
            <text:p>4876 KK</text:p>
          </table:table-cell>
          <table:table-cell table:style-name="ce145"/>
          <table:table-cell table:style-name="ce193"/>
          <table:table-cell table:style-name="ce151"/>
          <table:table-cell/>
          <table:table-cell office:value-type="float" office:value="-337.65" calcext:value-type="float">
            <text:p>-337,65</text:p>
          </table:table-cell>
          <table:table-cell table:formula="of:=[.H22]+[.F23]+[.G23]" office:value-type="float" office:value="-5814.9" calcext:value-type="float">
            <text:p>-5.814,90</text:p>
          </table:table-cell>
        </table:table-row>
        <table:table-row table:style-name="ro3">
          <table:table-cell table:style-name="ce140" office:value-type="date" office:date-value="2022-08-26" calcext:value-type="date">
            <text:p>26.08.2022</text:p>
          </table:table-cell>
          <table:table-cell table:style-name="ce143" office:value-type="string" calcext:value-type="string">
            <text:p>yasemin ehliyet</text:p>
          </table:table-cell>
          <table:table-cell table:style-name="ce143"/>
          <table:table-cell table:style-name="ce191"/>
          <table:table-cell table:style-name="ce151"/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7314.9" calcext:value-type="float">
            <text:p>-7.314,90</text:p>
          </table:table-cell>
        </table:table-row>
        <table:table-row table:style-name="ro3">
          <table:table-cell table:style-name="ce140" office:value-type="date" office:date-value="2022-09-01" calcext:value-type="date">
            <text:p>01.09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152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4]+[.F25]+[.G25]" office:value-type="float" office:value="-9422.9" calcext:value-type="float">
            <text:p>-9.422,90</text:p>
          </table:table-cell>
        </table:table-row>
        <table:table-row table:style-name="ro3">
          <table:table-cell table:style-name="ce140" office:value-type="date" office:date-value="2022-09-01" calcext:value-type="date">
            <text:p>01.09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152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5]+[.F26]+[.G26]" office:value-type="float" office:value="-11530.9" calcext:value-type="float">
            <text:p>-11.530,90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152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6]+[.F27]+[.G27]" office:value-type="float" office:value="-11530.9" calcext:value-type="float">
            <text:p>-11.530,90</text:p>
          </table:table-cell>
        </table:table-row>
        <table:table-row table:style-name="ro3">
          <table:table-cell table:style-name="ce140" office:value-type="date" office:date-value="2022-08-06" calcext:value-type="date">
            <text:p>06.08.2022</text:p>
          </table:table-cell>
          <table:table-cell office:value-type="string" calcext:value-type="string">
            <text:p>kıbrıs deniz otobüs bileti 2 kişi</text:p>
          </table:table-cell>
          <table:table-cell table:number-columns-repeated="3"/>
          <table:table-cell table:style-name="Default"/>
          <table:table-cell office:value-type="float" office:value="-1038" calcext:value-type="float">
            <text:p>-1.038,00</text:p>
          </table:table-cell>
          <table:table-cell table:formula="of:=[.H27]+[.F28]+[.G28]" office:value-type="float" office:value="-12568.9" calcext:value-type="float">
            <text:p>-12.568,90</text:p>
          </table:table-cell>
        </table:table-row>
        <table:table-row table:style-name="ro3">
          <table:table-cell/>
          <table:table-cell office:value-type="string" calcext:value-type="string">
            <text:p>kıbrıs genel masraf</text:p>
          </table:table-cell>
          <table:table-cell table:number-columns-repeated="3"/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28]+[.F29]+[.G29]" office:value-type="float" office:value="-15568.9" calcext:value-type="float">
            <text:p>-15.568,90</text:p>
          </table:table-cell>
        </table:table-row>
        <table:table-row table:style-name="ro3">
          <table:table-cell table:style-name="ce140" office:value-type="date" office:date-value="2022-08-15" calcext:value-type="date">
            <text:p>15.08.2022</text:p>
          </table:table-cell>
          <table:table-cell office:value-type="string" calcext:value-type="string">
            <text:p>kıbrıs dönüş otobüs bileti</text:p>
          </table:table-cell>
          <table:table-cell table:number-columns-repeated="3"/>
          <table:table-cell table:style-name="Default"/>
          <table:table-cell office:value-type="float" office:value="-638" calcext:value-type="float">
            <text:p>-638,00</text:p>
          </table:table-cell>
          <table:table-cell table:formula="of:=[.H29]+[.F30]+[.G30]" office:value-type="float" office:value="-16206.9" calcext:value-type="float">
            <text:p>-16.206,90</text:p>
          </table:table-cell>
        </table:table-row>
        <table:table-row table:style-name="ro3">
          <table:table-cell/>
          <table:table-cell office:value-type="string" calcext:value-type="string">
            <text:p>benzin </text:p>
          </table:table-cell>
          <table:table-cell table:number-columns-repeated="3"/>
          <table:table-cell table:style-name="Default"/>
          <table:table-cell office:value-type="float" office:value="-400" calcext:value-type="float">
            <text:p>-400,00</text:p>
          </table:table-cell>
          <table:table-cell table:formula="of:=[.H30]+[.F31]+[.G31]" office:value-type="float" office:value="-16606.9" calcext:value-type="float">
            <text:p>-16.606,90</text:p>
          </table:table-cell>
        </table:table-row>
        <table:table-row table:style-name="ro3">
          <table:table-cell/>
          <table:table-cell office:value-type="string" calcext:value-type="string">
            <text:p>100 euro iş 1,87216*100</text:p>
          </table:table-cell>
          <table:table-cell table:number-columns-repeated="3"/>
          <table:table-cell table:style-name="Default"/>
          <table:table-cell office:value-type="float" office:value="-1872.16" calcext:value-type="float">
            <text:p>-1.872,16</text:p>
          </table:table-cell>
          <table:table-cell table:formula="of:=[.H31]+[.F32]+[.G32]" office:value-type="float" office:value="-18479.06" calcext:value-type="float">
            <text:p>-18.479,06</text:p>
          </table:table-cell>
        </table:table-row>
        <table:table-row table:style-name="ro3">
          <table:table-cell/>
          <table:table-cell office:value-type="string" calcext:value-type="string">
            <text:p>euro alış kmv</text:p>
          </table:table-cell>
          <table:table-cell table:number-columns-repeated="3"/>
          <table:table-cell table:style-name="Default"/>
          <table:table-cell office:value-type="float" office:value="-3.74" calcext:value-type="float">
            <text:p>-3,74</text:p>
          </table:table-cell>
          <table:table-cell table:formula="of:=[.H32]+[.F33]+[.G33]" office:value-type="float" office:value="-18482.8" calcext:value-type="float">
            <text:p>-18.482,80</text:p>
          </table:table-cell>
        </table:table-row>
        <table:table-row table:style-name="ro3">
          <table:table-cell/>
          <table:table-cell office:value-type="string" calcext:value-type="string">
            <text:p>audi buji iridyum 4 ad</text:p>
          </table:table-cell>
          <table:table-cell table:number-columns-repeated="3"/>
          <table:table-cell table:style-name="Default"/>
          <table:table-cell office:value-type="float" office:value="-700" calcext:value-type="float">
            <text:p>-700,00</text:p>
          </table:table-cell>
          <table:table-cell table:formula="of:=[.H33]+[.F34]+[.G34]" office:value-type="float" office:value="-19182.8" calcext:value-type="float">
            <text:p>-19.182,80</text:p>
          </table:table-cell>
        </table:table-row>
        <table:table-row table:style-name="ro3">
          <table:table-cell/>
          <table:table-cell office:value-type="string" calcext:value-type="string">
            <text:p>Audi 1. göz ateşleme bobini</text:p>
          </table:table-cell>
          <table:table-cell table:number-columns-repeated="3"/>
          <table:table-cell table:style-name="Default"/>
          <table:table-cell office:value-type="float" office:value="-380" calcext:value-type="float">
            <text:p>-380,00</text:p>
          </table:table-cell>
          <table:table-cell table:formula="of:=[.H34]+[.F35]+[.G35]" office:value-type="float" office:value="-19562.8" calcext:value-type="float">
            <text:p>-19.562,80</text:p>
          </table:table-cell>
        </table:table-row>
        <table:table-row table:style-name="ro3">
          <table:table-cell/>
          <table:table-cell office:value-type="string" calcext:value-type="string">
            <text:p>audi işçilik</text:p>
          </table:table-cell>
          <table:table-cell table:number-columns-repeated="3"/>
          <table:table-cell table:style-name="Default"/>
          <table:table-cell office:value-type="float" office:value="-200" calcext:value-type="float">
            <text:p>-200,00</text:p>
          </table:table-cell>
          <table:table-cell table:formula="of:=[.H35]+[.F36]+[.G36]" office:value-type="float" office:value="-19762.8" calcext:value-type="float">
            <text:p>-19.762,80</text:p>
          </table:table-cell>
        </table:table-row>
        <table:table-row table:style-name="ro3">
          <table:table-cell/>
          <table:table-cell office:value-type="string" calcext:value-type="string">
            <text:p>forklift mazot</text:p>
          </table:table-cell>
          <table:table-cell table:number-columns-repeated="3"/>
          <table:table-cell table:style-name="Default"/>
          <table:table-cell office:value-type="float" office:value="-100" calcext:value-type="float">
            <text:p>-100,00</text:p>
          </table:table-cell>
          <table:table-cell table:formula="of:=[.H36]+[.F37]+[.G37]" office:value-type="float" office:value="-19862.8" calcext:value-type="float">
            <text:p>-19.862,80</text:p>
          </table:table-cell>
        </table:table-row>
        <table:table-row table:style-name="ro3">
          <table:table-cell/>
          <table:table-cell office:value-type="string" calcext:value-type="string">
            <text:p>Bisiklet 327</text:p>
          </table:table-cell>
          <table:table-cell table:number-columns-repeated="3"/>
          <table:table-cell table:style-name="Default"/>
          <table:table-cell table:style-name="Default" office:value-type="float" office:value="-7000" calcext:value-type="float">
            <text:p>-7000</text:p>
          </table:table-cell>
          <table:table-cell table:formula="of:=[.H37]+[.F38]+[.G38]" office:value-type="float" office:value="-26862.8" calcext:value-type="float">
            <text:p>-26.862,80</text:p>
          </table:table-cell>
        </table:table-row>
        <table:table-row table:style-name="ro3">
          <table:table-cell table:number-columns-repeated="5"/>
          <table:table-cell table:style-name="Default" table:number-columns-repeated="2"/>
          <table:table-cell table:formula="of:=[.H38]+[.F39]+[.G39]" office:value-type="float" office:value="-26862.8" calcext:value-type="float">
            <text:p>-26.862,80</text:p>
          </table:table-cell>
        </table:table-row>
        <table:table-row table:style-name="ro3">
          <table:table-cell table:style-name="ce140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45000</text:p>
          </table:table-cell>
          <table:table-cell table:style-name="ce143"/>
          <table:table-cell table:style-name="ce191"/>
          <table:table-cell table:style-name="ce151"/>
          <table:table-cell table:number-columns-repeated="2"/>
          <table:table-cell table:formula="of:=[.H39]+[.F40]+[.G40]" office:value-type="float" office:value="-26862.8" calcext:value-type="float">
            <text:p>-26.862,80</text:p>
          </table:table-cell>
        </table:table-row>
        <table:table-row table:style-name="ro3">
          <table:table-cell table:style-name="ce140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143"/>
          <table:table-cell table:style-name="ce178"/>
          <table:table-cell table:style-name="ce151"/>
          <table:table-cell office:value-type="float" office:value="20000" calcext:value-type="float">
            <text:p>20.000,00</text:p>
          </table:table-cell>
          <table:table-cell/>
          <table:table-cell table:formula="of:=[.H40]+[.F41]+[.G41]" office:value-type="float" office:value="-6862.8" calcext:value-type="float">
            <text:p>-6.862,80</text:p>
          </table:table-cell>
        </table:table-row>
        <table:table-row table:style-name="ro3">
          <table:table-cell table:style-name="ce140" office:value-type="date" office:date-value="2022-08-05" calcext:value-type="date">
            <text:p>05.08.2022</text:p>
          </table:table-cell>
          <table:table-cell office:value-type="string" calcext:value-type="string">
            <text:p>SnyE Cihan ÇAM Kira ödemesi</text:p>
          </table:table-cell>
          <table:table-cell table:style-name="ce143"/>
          <table:table-cell table:style-name="ce191"/>
          <table:table-cell table:style-name="ce151"/>
          <table:table-cell office:value-type="float" office:value="25000" calcext:value-type="float">
            <text:p>25.000,00</text:p>
          </table:table-cell>
          <table:table-cell/>
          <table:table-cell table:formula="of:=[.H41]+[.F42]+[.G42]" office:value-type="float" office:value="18137.2" calcext:value-type="float">
            <text:p>18.137,20</text:p>
          </table:table-cell>
        </table:table-row>
        <table:table-row table:style-name="ro3">
          <table:table-cell table:style-name="ce140"/>
          <table:table-cell office:value-type="string" calcext:value-type="string">
            <text:p>snyE Emre Aktaş kira geri ödemesi</text:p>
          </table:table-cell>
          <table:table-cell table:style-name="ce143"/>
          <table:table-cell table:style-name="ce191"/>
          <table:table-cell table:style-name="ce151"/>
          <table:table-cell/>
          <table:table-cell office:value-type="float" office:value="-5365" calcext:value-type="float">
            <text:p>-5.365,00</text:p>
          </table:table-cell>
          <table:table-cell table:formula="of:=[.H42]+[.F43]+[.G43]" office:value-type="float" office:value="12772.2" calcext:value-type="float">
            <text:p>12.772,20</text:p>
          </table:table-cell>
        </table:table-row>
        <table:table-row table:style-name="ro3">
          <table:table-cell table:style-name="ce140"/>
          <table:table-cell office:value-type="string" calcext:value-type="string">
            <text:p>snyG Metin ÇELİK 31-9-22 – 23</text:p>
          </table:table-cell>
          <table:table-cell table:style-name="ce143"/>
          <table:table-cell table:style-name="ce191"/>
          <table:table-cell table:style-name="ce151"/>
          <table:table-cell office:value-type="float" office:value="40000" calcext:value-type="float">
            <text:p>40.000,00</text:p>
          </table:table-cell>
          <table:table-cell/>
          <table:table-cell table:formula="of:=[.H43]+[.F44]+[.G44]" office:value-type="float" office:value="52772.2" calcext:value-type="float">
            <text:p>52.772,20</text:p>
          </table:table-cell>
        </table:table-row>
        <table:table-row table:style-name="ro3">
          <table:table-cell table:style-name="ce140"/>
          <table:table-cell office:value-type="string" calcext:value-type="string">
            <text:p>40000 + (8 x 1000) = 48000 TL</text:p>
          </table:table-cell>
          <table:table-cell table:style-name="ce143"/>
          <table:table-cell table:style-name="ce191"/>
          <table:table-cell table:style-name="ce151"/>
          <table:table-cell table:number-columns-repeated="2"/>
          <table:table-cell table:formula="of:=[.H44]+[.F45]+[.G45]" office:value-type="float" office:value="52772.2" calcext:value-type="float">
            <text:p>52.772,20</text:p>
          </table:table-cell>
        </table:table-row>
        <table:table-row table:style-name="ro3">
          <table:table-cell table:style-name="ce140"/>
          <table:table-cell/>
          <table:table-cell table:style-name="ce143"/>
          <table:table-cell table:style-name="ce191"/>
          <table:table-cell table:style-name="ce151"/>
          <table:table-cell table:number-columns-repeated="2"/>
          <table:table-cell table:formula="of:=[.H45]+[.F46]+[.G46]" office:value-type="float" office:value="52772.2" calcext:value-type="float">
            <text:p>52.772,20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52" office:value-type="float" office:value="4299.5" calcext:value-type="float">
            <text:p>4.299,50</text:p>
          </table:table-cell>
          <table:table-cell/>
          <table:table-cell office:value-type="float" office:value="4299.5" calcext:value-type="float">
            <text:p>4.299,50</text:p>
          </table:table-cell>
          <table:table-cell/>
          <table:table-cell table:formula="of:=[.H46]+[.F47]+[.G47]" office:value-type="float" office:value="57071.7" calcext:value-type="float">
            <text:p>57.071,70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152" office:value-type="float" office:value="1650" calcext:value-type="float">
            <text:p>1.650,00</text:p>
          </table:table-cell>
          <table:table-cell/>
          <table:table-cell office:value-type="float" office:value="1650" calcext:value-type="float">
            <text:p>1.650,00</text:p>
          </table:table-cell>
          <table:table-cell/>
          <table:table-cell table:formula="of:=[.H47]+[.F48]+[.G48]" office:value-type="float" office:value="58721.7" calcext:value-type="float">
            <text:p>58.721,70</text:p>
          </table:table-cell>
        </table:table-row>
        <table:table-row table:style-name="ro3">
          <table:table-cell table:style-name="ce140" office:value-type="date" office:date-value="2022-08-29" calcext:value-type="date">
            <text:p>29.08.2022</text:p>
          </table:table-cell>
          <table:table-cell office:value-type="string" calcext:value-type="string">
            <text:p>Doğuş Kira 1/12-2023-24 – 30-08-22</text:p>
          </table:table-cell>
          <table:table-cell/>
          <table:table-cell table:style-name="ce152"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48]+[.F49]+[.G49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136" office:value-type="float" office:value="20000" calcext:value-type="float">
            <text:p>20.000,00</text:p>
          </table:table-cell>
          <table:table-cell/>
          <table:table-cell table:style-name="Default" table:number-columns-repeated="2"/>
          <table:table-cell table:formula="of:=[.H49]+[.F50]+[.G50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0]+[.F51]+[.G51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SnyF-Kynkçı Merdal 12/12-2022-23</text:p>
          </table:table-cell>
          <table:table-cell/>
          <table:table-cell table:style-name="ce13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1]+[.F52]+[.G52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2]+[.F53]+[.G53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188" office:value-type="string" calcext:value-type="string">
            <text:p>GEÇEN AYLARDAN BAKİYE</text:p>
          </table:table-cell>
          <table:table-cell/>
          <table:table-cell table:style-name="Default" table:number-columns-repeated="4"/>
          <table:table-cell table:formula="of:=[.H53]+[.F54]+[.G54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189" office:value-type="string" calcext:value-type="string">
            <text:p>Doğuş Kira 11/12-2022-23 kalan bakiye</text:p>
          </table:table-cell>
          <table:table-cell table:style-name="ce189"/>
          <table:table-cell table:style-name="ce194" office:value-type="float" office:value="1000" calcext:value-type="float">
            <text:p>1.000,00</text:p>
          </table:table-cell>
          <table:table-cell table:style-name="ce189"/>
          <table:table-cell table:style-name="ce201" office:value-type="float" office:value="1000" calcext:value-type="float">
            <text:p>1.000,00</text:p>
          </table:table-cell>
          <table:table-cell table:style-name="Default"/>
          <table:table-cell table:formula="of:=[.H54]+[.F55]+[.G55]" office:value-type="float" office:value="62721.7" calcext:value-type="float">
            <text:p>62.721,70</text:p>
          </table:table-cell>
        </table:table-row>
        <table:table-row table:style-name="ro3">
          <table:table-cell table:style-name="ce140" office:value-type="date" office:date-value="2022-08-29" calcext:value-type="date">
            <text:p>29.08.2022</text:p>
          </table:table-cell>
          <table:table-cell table:style-name="ce156" office:value-type="string" calcext:value-type="string">
            <text:p>Doğuş Kira 12/12-2022-23 BANKADAN</text:p>
          </table:table-cell>
          <table:table-cell table:style-name="ce156" office:value-type="string" calcext:value-type="string">
            <text:p>BH</text:p>
          </table:table-cell>
          <table:table-cell table:style-name="ce179" office:value-type="float" office:value="5000" calcext:value-type="float">
            <text:p>5.000,00</text:p>
          </table:table-cell>
          <table:table-cell table:style-name="ce156"/>
          <table:table-cell table:style-name="ce175" office:value-type="float" office:value="5000" calcext:value-type="float">
            <text:p>5.000,00</text:p>
          </table:table-cell>
          <table:table-cell table:style-name="Default"/>
          <table:table-cell table:formula="of:=[.H55]+[.F56]+[.G56]" office:value-type="float" office:value="67721.7" calcext:value-type="float">
            <text:p>67.721,70</text:p>
          </table:table-cell>
        </table:table-row>
        <table:table-row table:style-name="ro3">
          <table:table-cell/>
          <table:table-cell table:style-name="ce189" office:value-type="string" calcext:value-type="string">
            <text:p>SnyF-Kynkçı Merdal elektrik haziran</text:p>
          </table:table-cell>
          <table:table-cell table:style-name="ce189"/>
          <table:table-cell table:style-name="ce195"/>
          <table:table-cell table:style-name="ce189"/>
          <table:table-cell table:style-name="ce189" office:value-type="float" office:value="445.63" calcext:value-type="float">
            <text:p>445,63</text:p>
          </table:table-cell>
          <table:table-cell table:style-name="Default"/>
          <table:table-cell table:formula="of:=[.H56]+[.F57]+[.G57]" office:value-type="float" office:value="68167.33" calcext:value-type="float">
            <text:p>68.167,33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7]+[.F58]+[.G58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190" office:value-type="string" calcext:value-type="string">
            <text:p>SnyF-Kynkçı Merdal 10/12-2022</text:p>
          </table:table-cell>
          <table:table-cell table:style-name="ce190"/>
          <table:table-cell table:style-name="ce199" table:formula="of:=[$'07'.D55]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8]+[.F59]+[.G59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190" office:value-type="string" calcext:value-type="string">
            <text:p>SnyF-Kynkçı Merdal 11/12-2022</text:p>
          </table:table-cell>
          <table:table-cell table:style-name="ce190"/>
          <table:table-cell table:style-name="ce199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9]+[.F60]+[.G60]" office:value-type="float" office:value="68167.33" calcext:value-type="float">
            <text:p>68.167,33</text:p>
          </table:table-cell>
        </table:table-row>
      </table:table>
      <table:table table:name="09" table:style-name="ta2">
        <table:table-column table:style-name="co12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12" table:default-cell-style-name="Default"/>
        <table:table-column table:style-name="co12" table:default-cell-style-name="ce152"/>
        <table:table-column table:style-name="co12" table:number-columns-repeated="3" table:default-cell-style-name="ce123"/>
        <table:table-row table:style-name="ro3">
          <table:table-cell/>
          <table:table-cell table:style-name="ce141" office:value-type="float" office:value="3.08" calcext:value-type="float">
            <text:p>3,08</text:p>
          </table:table-cell>
          <table:table-cell table:number-columns-repeated="2"/>
          <table:table-cell table:style-name="ce150"/>
          <table:table-cell table:style-name="ce150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</table:table-row>
        <table:table-row table:style-name="ro3">
          <table:table-cell table:style-name="ce147" office:value-type="string" calcext:value-type="string">
            <text:p>- EYLÜL 2022</text:p>
          </table:table-cell>
          <table:table-cell table:style-name="ce242"/>
          <table:table-cell table:style-name="ce148" office:value-type="string" calcext:value-type="string">
            <text:p>TOPLAM</text:p>
          </table:table-cell>
          <table:table-cell table:style-name="ce149" table:formula="of:=SUM([.D5:.D42])" office:value-type="float" office:value="70162.31" calcext:value-type="float">
            <text:p>70.162,31</text:p>
          </table:table-cell>
          <table:table-cell table:style-name="ce149" table:formula="of:=SUM([.E5:.E69])" office:value-type="float" office:value="-61978.72" calcext:value-type="float">
            <text:p>-61.978,72</text:p>
          </table:table-cell>
          <table:table-cell table:style-name="ce149" table:formula="of:=SUM([.F5:.F66])" office:value-type="float" office:value="9260.5" calcext:value-type="float">
            <text:p>9.260,50</text:p>
          </table:table-cell>
          <table:table-cell table:style-name="ce149" table:formula="of:=SUM([.G5:.G66])" office:value-type="float" office:value="-25729.24" calcext:value-type="float">
            <text:p>-25.729,24</text:p>
          </table:table-cell>
          <table:table-cell table:style-name="ce149" table:formula="of:=[.F2]+[.G2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42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142"/>
          <table:table-cell table:number-columns-repeated="2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ce123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56.32" calcext:value-type="float">
            <text:p>1156,32</text:p>
          </table:table-cell>
          <table:table-cell table:style-name="ce123"/>
          <table:table-cell office:value-type="float" office:value="1155" calcext:value-type="float">
            <text:p>1.155,00</text:p>
          </table:table-cell>
          <table:table-cell/>
          <table:table-cell table:formula="of:=[.H5]+[.F6]+[.G6]" office:value-type="float" office:value="1155" calcext:value-type="float">
            <text:p>1.155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904.99" calcext:value-type="float">
            <text:p>904,99</text:p>
          </table:table-cell>
          <table:table-cell table:style-name="ce123"/>
          <table:table-cell office:value-type="float" office:value="905" calcext:value-type="float">
            <text:p>905,00</text:p>
          </table:table-cell>
          <table:table-cell/>
          <table:table-cell table:formula="of:=[.H6]+[.F7]+[.G7]" office:value-type="float" office:value="2060" calcext:value-type="float">
            <text:p>2.06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123"/>
          <table:table-cell office:value-type="float" office:value="51" calcext:value-type="float">
            <text:p>51,00</text:p>
          </table:table-cell>
          <table:table-cell/>
          <table:table-cell table:formula="of:=[.H7]+[.F8]+[.G8]" office:value-type="float" office:value="2111" calcext:value-type="float">
            <text:p>2.111,00</text:p>
          </table:table-cell>
        </table:table-row>
        <table:table-row table:style-name="ro3">
          <table:table-cell/>
          <table:table-cell table:style-name="ce143" office:value-type="string" calcext:value-type="string">
            <text:p>9522138254 /CK ÇEPESAŞ/FATURA</text:p>
          </table:table-cell>
          <table:table-cell table:style-name="ce143" table:number-columns-repeated="2"/>
          <table:table-cell table:style-name="ce123" office:value-type="float" office:value="-1500" calcext:value-type="float">
            <text:p>-1.500,00</text:p>
          </table:table-cell>
          <table:table-cell/>
          <table:table-cell office:value-type="float" office:value="-1763.74" calcext:value-type="float">
            <text:p>-1.763,74</text:p>
          </table:table-cell>
          <table:table-cell table:formula="of:=[.H8]+[.F9]+[.G9]" office:value-type="float" office:value="347.26" calcext:value-type="float">
            <text:p>347,26</text:p>
          </table:table-cell>
        </table:table-row>
        <table:table-row table:style-name="ro3">
          <table:table-cell table:style-name="ce140" office:value-type="date" office:date-value="2022-09-01" calcext:value-type="date">
            <text:p>01.09.2022</text:p>
          </table:table-cell>
          <table:table-cell table:style-name="ce144" office:value-type="string" calcext:value-type="string">
            <text:p>5847500300 /CK ÇEPESAŞ/FATURA</text:p>
          </table:table-cell>
          <table:table-cell table:style-name="ce144" table:number-columns-repeated="2"/>
          <table:table-cell office:value-type="float" office:value="-200" calcext:value-type="float">
            <text:p>-200,00</text:p>
          </table:table-cell>
          <table:table-cell table:style-name="ce151"/>
          <table:table-cell office:value-type="float" office:value="-229.9" calcext:value-type="float">
            <text:p>-229,90</text:p>
          </table:table-cell>
          <table:table-cell table:formula="of:=[.H9]+[.F10]+[.G10]" office:value-type="float" office:value="117.36" calcext:value-type="float">
            <text:p>117,36</text:p>
          </table:table-cell>
        </table:table-row>
        <table:table-row table:style-name="ro3">
          <table:table-cell table:style-name="ce140" office:value-type="date" office:date-value="2022-09-01" calcext:value-type="date">
            <text:p>01.09.2022</text:p>
          </table:table-cell>
          <table:table-cell table:style-name="ce144" office:value-type="string" calcext:value-type="string">
            <text:p><text:span text:style-name="T1">8222520300</text:span> /CK ÇEPESAŞ/FATURA</text:p>
          </table:table-cell>
          <table:table-cell table:style-name="ce144" table:number-columns-repeated="2"/>
          <table:table-cell office:value-type="float" office:value="-400" calcext:value-type="float">
            <text:p>-400,00</text:p>
          </table:table-cell>
          <table:table-cell table:style-name="ce151"/>
          <table:table-cell office:value-type="float" office:value="-501.1" calcext:value-type="float">
            <text:p>-501,10</text:p>
          </table:table-cell>
          <table:table-cell table:formula="of:=[.H10]+[.F11]+[.G11]" office:value-type="float" office:value="-383.74" calcext:value-type="float">
            <text:p>-383,74</text:p>
          </table:table-cell>
        </table:table-row>
        <table:table-row table:style-name="ro3">
          <table:table-cell table:style-name="ce140" office:value-type="date" office:date-value="2022-09-03" calcext:value-type="date">
            <text:p>03.09.2022</text:p>
          </table:table-cell>
          <table:table-cell table:style-name="ce144" office:value-type="string" calcext:value-type="string">
            <text:p>nakit istanbul</text:p>
          </table:table-cell>
          <table:table-cell table:style-name="ce144" table:number-columns-repeated="2"/>
          <table:table-cell/>
          <table:table-cell table:style-name="ce151"/>
          <table:table-cell office:value-type="float" office:value="-1000" calcext:value-type="float">
            <text:p>-1.000,00</text:p>
          </table:table-cell>
          <table:table-cell table:formula="of:=[.H11]+[.F12]+[.G12]" office:value-type="float" office:value="-1383.74" calcext:value-type="float">
            <text:p>-1.383,74</text:p>
          </table:table-cell>
        </table:table-row>
        <table:table-row table:style-name="ro3">
          <table:table-cell table:style-name="ce140" office:value-type="date" office:date-value="2022-09-12" calcext:value-type="date">
            <text:p>12.09.2022</text:p>
          </table:table-cell>
          <table:table-cell table:style-name="ce144" office:value-type="string" calcext:value-type="string">
            <text:p>Adem Özen Kira Ödemesi 4/12</text:p>
          </table:table-cell>
          <table:table-cell table:style-name="ce144" table:number-columns-repeated="2"/>
          <table:table-cell office:value-type="float" office:value="-4300" calcext:value-type="float">
            <text:p>-4.300,00</text:p>
          </table:table-cell>
          <table:table-cell table:style-name="ce151"/>
          <table:table-cell office:value-type="float" office:value="-4300" calcext:value-type="float">
            <text:p>-4.300,00</text:p>
          </table:table-cell>
          <table:table-cell table:formula="of:=[.H12]+[.F13]+[.G13]" office:value-type="float" office:value="-5683.74" calcext:value-type="float">
            <text:p>-5.683,74</text:p>
          </table:table-cell>
        </table:table-row>
        <table:table-row table:style-name="ro3">
          <table:table-cell table:style-name="ce140" office:value-type="date" office:date-value="2022-09-01" calcext:value-type="date">
            <text:p>01.09.2022</text:p>
          </table:table-cell>
          <table:table-cell table:style-name="ce144" office:value-type="string" calcext:value-type="string">
            <text:p>MarRyl Aidat 4/12</text:p>
          </table:table-cell>
          <table:table-cell table:style-name="ce144" table:number-columns-repeated="2"/>
          <table:table-cell office:value-type="float" office:value="-396.5" calcext:value-type="float">
            <text:p>-396,50</text:p>
          </table:table-cell>
          <table:table-cell table:style-name="ce151"/>
          <table:table-cell office:value-type="float" office:value="-696.5" calcext:value-type="float">
            <text:p>-696,50</text:p>
          </table:table-cell>
          <table:table-cell table:formula="of:=[.H13]+[.F14]+[.G14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14]+[.F15]+[.G15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143" office:value-type="string" calcext:value-type="string">
            <text:p>0000383215 /TOKATAMASY/FATURA</text:p>
          </table:table-cell>
          <table:table-cell table:style-name="ce143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61.44" calcext:value-type="float">
            <text:p>-61,44</text:p>
          </table:table-cell>
          <table:table-cell table:formula="of:=[.H15]+[.F16]+[.G16]" office:value-type="float" office:value="-6441.68" calcext:value-type="float">
            <text:p>-6.441,68</text:p>
          </table:table-cell>
        </table:table-row>
        <table:table-row table:style-name="ro3">
          <table:table-cell/>
          <table:table-cell table:style-name="ce143" office:value-type="string" calcext:value-type="string">
            <text:p>000374398 /TOKATAMASY/FATURA</text:p>
          </table:table-cell>
          <table:table-cell table:style-name="ce143" table:number-columns-repeated="2"/>
          <table:table-cell office:value-type="float" office:value="-50" calcext:value-type="float">
            <text:p>-50,00</text:p>
          </table:table-cell>
          <table:table-cell/>
          <table:table-cell office:value-type="float" office:value="-26.33" calcext:value-type="float">
            <text:p>-26,33</text:p>
          </table:table-cell>
          <table:table-cell table:formula="of:=[.H16]+[.F17]+[.G17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17]+[.F18]+[.G18]" office:value-type="float" office:value="-6468.01" calcext:value-type="float">
            <text:p>-6.468,01</text:p>
          </table:table-cell>
        </table:table-row>
        <table:table-row table:style-name="ro3">
          <table:table-cell table:style-name="ce140" office:value-type="date" office:date-value="2022-08-23" calcext:value-type="date">
            <text:p>23.08.2022</text:p>
          </table:table-cell>
          <table:table-cell table:style-name="ce145" office:value-type="string" calcext:value-type="string">
            <text:p>amazon 240gbWd ssd-braun-64gb 6/6</text:p>
          </table:table-cell>
          <table:table-cell table:style-name="ce145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-6468.01" calcext:value-type="float">
            <text:p>-6.468,01</text:p>
          </table:table-cell>
        </table:table-row>
        <table:table-row table:style-name="ro3">
          <table:table-cell table:style-name="ce140" office:value-type="date" office:date-value="2022-07-26" calcext:value-type="date">
            <text:p>26.07.2022</text:p>
          </table:table-cell>
          <table:table-cell table:style-name="ce145" office:value-type="string" calcext:value-type="string">
            <text:p>toyota trafik cezası</text:p>
          </table:table-cell>
          <table:table-cell table:style-name="ce145" table:number-columns-repeated="2"/>
          <table:table-cell office:value-type="float" office:value="-448.35" calcext:value-type="float">
            <text:p>-448,35</text:p>
          </table:table-cell>
          <table:table-cell table:number-columns-repeated="2"/>
          <table:table-cell table:formula="of:=[.H19]+[.F20]+[.G20]" office:value-type="float" office:value="-6468.01" calcext:value-type="float">
            <text:p>-6.468,01</text:p>
          </table:table-cell>
        </table:table-row>
        <table:table-row table:style-name="ro3">
          <table:table-cell table:style-name="ce140" office:value-type="date" office:date-value="2022-07-26" calcext:value-type="date">
            <text:p>26.07.2022</text:p>
          </table:table-cell>
          <table:table-cell table:style-name="ce145" office:value-type="string" calcext:value-type="string">
            <text:p>mtv taksit 1/3</text:p>
          </table:table-cell>
          <table:table-cell table:style-name="ce145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6468.01" calcext:value-type="float">
            <text:p>-6.468,01</text:p>
          </table:table-cell>
        </table:table-row>
        <table:table-row table:style-name="ro3">
          <table:table-cell table:style-name="ce140" office:value-type="date" office:date-value="2022-08-06" calcext:value-type="date">
            <text:p>06.08.2022</text:p>
          </table:table-cell>
          <table:table-cell office:value-type="string" calcext:value-type="string">
            <text:p>ağaoğlu tokat-mersin benzin</text:p>
          </table:table-cell>
          <table:table-cell table:number-columns-repeated="2"/>
          <table:table-cell office:value-type="float" office:value="-900.19" calcext:value-type="float">
            <text:p>-900,19</text:p>
          </table:table-cell>
          <table:table-cell table:style-name="Default" table:number-columns-repeated="2"/>
          <table:table-cell table:formula="of:=[.H21]+[.F22]+[.G22]" office:value-type="float" office:value="-6468.01" calcext:value-type="float">
            <text:p>-6.468,01</text:p>
          </table:table-cell>
        </table:table-row>
        <table:table-row table:style-name="ro3">
          <table:table-cell table:style-name="ce140" office:value-type="date" office:date-value="2022-08-10" calcext:value-type="date">
            <text:p>10.08.2022</text:p>
          </table:table-cell>
          <table:table-cell table:style-name="ce145" office:value-type="string" calcext:value-type="string">
            <text:p>akgünler deniz otobüs bileti girne -taşucu</text:p>
          </table:table-cell>
          <table:table-cell table:style-name="ce145" table:number-columns-repeated="2"/>
          <table:table-cell office:value-type="float" office:value="-633.2" calcext:value-type="float">
            <text:p>-633,20</text:p>
          </table:table-cell>
          <table:table-cell table:number-columns-repeated="2"/>
          <table:table-cell table:formula="of:=[.H22]+[.F23]+[.G23]" office:value-type="float" office:value="-6468.01" calcext:value-type="float">
            <text:p>-6.468,01</text:p>
          </table:table-cell>
        </table:table-row>
        <table:table-row table:style-name="ro3">
          <table:table-cell table:style-name="ce140" office:value-type="date" office:date-value="2022-08-14" calcext:value-type="date">
            <text:p>14.08.2022</text:p>
          </table:table-cell>
          <table:table-cell table:style-name="ce145" office:value-type="string" calcext:value-type="string">
            <text:p>toros benzin taşucu-tokat</text:p>
          </table:table-cell>
          <table:table-cell table:style-name="ce145" table:number-columns-repeated="2"/>
          <table:table-cell office:value-type="float" office:value="-1080.16" calcext:value-type="float">
            <text:p>-1.080,16</text:p>
          </table:table-cell>
          <table:table-cell table:number-columns-repeated="2"/>
          <table:table-cell table:formula="of:=[.H23]+[.F24]+[.G24]" office:value-type="float" office:value="-6468.01" calcext:value-type="float">
            <text:p>-6.468,01</text:p>
          </table:table-cell>
        </table:table-row>
        <table:table-row table:style-name="ro3">
          <table:table-cell table:style-name="ce140" office:value-type="date" office:date-value="2022-08-23" calcext:value-type="date">
            <text:p>23.08.2022</text:p>
          </table:table-cell>
          <table:table-cell table:style-name="ce145" office:value-type="float" office:value="2240" calcext:value-type="float">
            <text:p>2240</text:p>
          </table:table-cell>
          <table:table-cell table:style-name="ce145" table:number-columns-repeated="2"/>
          <table:table-cell office:value-type="float" office:value="-80" calcext:value-type="float">
            <text:p>-80,00</text:p>
          </table:table-cell>
          <table:table-cell table:number-columns-repeated="2"/>
          <table:table-cell table:formula="of:=[.H24]+[.F25]+[.G25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145" office:value-type="string" calcext:value-type="string">
            <text:p>4876 KK</text:p>
          </table:table-cell>
          <table:table-cell table:style-name="ce145" table:number-columns-repeated="2"/>
          <table:table-cell table:style-name="ce151"/>
          <table:table-cell/>
          <table:table-cell office:value-type="float" office:value="-3432.23" calcext:value-type="float">
            <text:p>-3.432,23</text:p>
          </table:table-cell>
          <table:table-cell table:formula="of:=[.H25]+[.F26]+[.G26]" office:value-type="float" office:value="-9900.24" calcext:value-type="float">
            <text:p>-9.900,24</text:p>
          </table:table-cell>
        </table:table-row>
        <table:table-row table:style-name="ro3">
          <table:table-cell/>
          <table:table-cell table:style-name="ce145" office:value-type="string" calcext:value-type="string">
            <text:p>Carraro 327 bisiklet</text:p>
          </table:table-cell>
          <table:table-cell table:style-name="ce145" office:value-type="string" calcext:value-type="string">
            <text:p>bh</text:p>
          </table:table-cell>
          <table:table-cell table:style-name="ce145"/>
          <table:table-cell table:style-name="ce151"/>
          <table:table-cell/>
          <table:table-cell office:value-type="float" office:value="-7000" calcext:value-type="float">
            <text:p>-7.000,00</text:p>
          </table:table-cell>
          <table:table-cell table:formula="of:=[.H26]+[.F27]+[.G27]" office:value-type="float" office:value="-16900.24" calcext:value-type="float">
            <text:p>-16.900,24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27]+[.F28]+[.G28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table:style-name="ce145" table:number-columns-repeated="3"/>
          <table:table-cell table:style-name="ce151"/>
          <table:table-cell table:number-columns-repeated="2"/>
          <table:table-cell table:formula="of:=[.H28]+[.F29]+[.G29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/>
          <table:table-cell table:style-name="ce123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29]+[.F30]+[.G30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/>
          <table:table-cell table:style-name="ce123"/>
          <table:table-cell office:value-type="float" office:value="-32000" calcext:value-type="float">
            <text:p>-32.000,00</text:p>
          </table:table-cell>
          <table:table-cell table:style-name="Default"/>
          <table:table-cell/>
          <table:table-cell table:formula="of:=[.H30]+[.F31]+[.G31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/>
          <table:table-cell table:style-name="ce123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31]+[.F32]+[.G32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umut okul</text:p>
          </table:table-cell>
          <table:table-cell/>
          <table:table-cell table:style-name="ce123"/>
          <table:table-cell table:style-name="ce151" office:value-type="float" office:value="-15000" calcext:value-type="float">
            <text:p>-15.000,00</text:p>
          </table:table-cell>
          <table:table-cell table:number-columns-repeated="2"/>
          <table:table-cell table:formula="of:=[.H32]+[.F33]+[.G33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genel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table:style-name="ce106" office:value-type="float" office:value="-1500" calcext:value-type="float">
            <text:p>-1.500,00</text:p>
          </table:table-cell>
          <table:table-cell table:formula="of:=[.H33]+[.F34]+[.G34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table:style-name="ce145" table:number-columns-repeated="3"/>
          <table:table-cell table:style-name="ce151"/>
          <table:table-cell table:number-columns-repeated="2"/>
          <table:table-cell table:formula="of:=[.H34]+[.F35]+[.G35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52" office:value-type="float" office:value="4200" calcext:value-type="float">
            <text:p>4.200,0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35]+[.F36]+[.G36]" office:value-type="float" office:value="-19318.74" calcext:value-type="float">
            <text:p>-19.318,74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152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6]+[.F37]+[.G37]" office:value-type="float" office:value="-17668.74" calcext:value-type="float">
            <text:p>-17.668,74</text:p>
          </table:table-cell>
        </table:table-row>
        <table:table-row table:style-name="ro3">
          <table:table-cell/>
          <table:table-cell office:value-type="string" calcext:value-type="string">
            <text:p>snyG Metin ÇELİK 1/8</text:p>
          </table:table-cell>
          <table:table-cell/>
          <table:table-cell table:style-name="ce246" office:value-type="float" office:value="1200" calcext:value-type="float">
            <text:p>1.200,00</text:p>
          </table:table-cell>
          <table:table-cell table:style-name="Default"/>
          <table:table-cell table:style-name="ce106" office:value-type="float" office:value="1200" calcext:value-type="float">
            <text:p>1.200,00</text:p>
          </table:table-cell>
          <table:table-cell table:style-name="Default"/>
          <table:table-cell table:formula="of:=[.H37]+[.F38]+[.G38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246" office:value-type="float" office:value="54000" calcext:value-type="float">
            <text:p>54.000,00</text:p>
          </table:table-cell>
          <table:table-cell table:style-name="Default"/>
          <table:table-cell table:style-name="ce106" table:number-columns-repeated="2"/>
          <table:table-cell table:formula="of:=[.H38]+[.F39]+[.G39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9]+[.F40]+[.G40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85" office:value-type="string" calcext:value-type="string">
            <text:p>Doğuş Kira 2/12-2023-24– 30-09-22</text:p>
          </table:table-cell>
          <table:table-cell/>
          <table:table-cell table:style-name="ce151" office:value-type="float" office:value="3000" calcext:value-type="float">
            <text:p>3.000,00</text:p>
          </table:table-cell>
          <table:table-cell table:style-name="Default" table:number-columns-repeated="3"/>
          <table:table-cell table:formula="of:=[.H40]+[.F41]+[.G41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85" office:value-type="string" calcext:value-type="string">
            <text:p>SnyF-Kynkçı Merdal 1/12-2023-24</text:p>
          </table:table-cell>
          <table:table-cell/>
          <table:table-cell table:style-name="ce13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1]+[.F42]+[.G42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2]+[.F43]+[.G43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3]+[.F44]+[.G44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77" office:value-type="string" calcext:value-type="string">
            <text:p>Lise Arkası Kira ++++++++++++++++</text:p>
          </table:table-cell>
          <table:table-cell table:style-name="ce177"/>
          <table:table-cell table:style-name="ce182" office:value-type="float" office:value="20000" calcext:value-type="float">
            <text:p>20.000,00</text:p>
          </table:table-cell>
          <table:table-cell table:style-name="Default" table:number-columns-repeated="3"/>
          <table:table-cell table:formula="of:=[.H44]+[.F45]+[.G45]" office:value-type="float" office:value="-16468.74" calcext:value-type="float">
            <text:p>-16.468,74</text:p>
          </table:table-cell>
        </table:table-row>
        <table:table-row table:style-name="ro3">
          <table:table-cell table:style-name="ce241" office:value-type="date" office:date-value="2022-08-30" calcext:value-type="date">
            <text:p>30.08.2022</text:p>
          </table:table-cell>
          <table:table-cell table:style-name="ce190" office:value-type="string" calcext:value-type="string">
            <text:p>SnyF-Kynkçı Merdal 12/12-2022-23</text:p>
          </table:table-cell>
          <table:table-cell table:style-name="ce190"/>
          <table:table-cell table:style-name="ce199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5]+[.F46]+[.G46]" office:value-type="float" office:value="-16468.74" calcext:value-type="float">
            <text:p>-16.468,74</text:p>
          </table:table-cell>
        </table:table-row>
        <table:table-row table:style-name="ro3">
          <table:table-cell table:style-name="ce241" office:value-type="date" office:date-value="2022-07-30" calcext:value-type="date">
            <text:p>30.07.2022</text:p>
          </table:table-cell>
          <table:table-cell table:style-name="ce190" office:value-type="string" calcext:value-type="string">
            <text:p>SnyF-Kynkçı Merdal 11/12-2022</text:p>
          </table:table-cell>
          <table:table-cell table:style-name="ce190"/>
          <table:table-cell table:style-name="ce199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#REF!+[.F47]+[.G47]" office:value-type="string" office:string-value="" calcext:value-type="error">
            <text:p>#REF!</text:p>
          </table:table-cell>
        </table:table-row>
        <table:table-row table:style-name="ro3">
          <table:table-cell table:style-name="ce241" office:value-type="date" office:date-value="2022-06-30" calcext:value-type="date">
            <text:p>30.06.2022</text:p>
          </table:table-cell>
          <table:table-cell table:style-name="ce190" office:value-type="string" calcext:value-type="string">
            <text:p>SnyF-Kynkçı Merdal 10/12-2022</text:p>
          </table:table-cell>
          <table:table-cell table:style-name="ce190"/>
          <table:table-cell table:style-name="ce199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0" table:style-name="ta1">
        <table:table-column table:style-name="co12" table:default-cell-style-name="ce140"/>
        <table:table-column table:style-name="co29" table:default-cell-style-name="Default"/>
        <table:table-column table:style-name="co32" table:default-cell-style-name="Default"/>
        <table:table-column table:style-name="co12" table:default-cell-style-name="ce145"/>
        <table:table-column table:style-name="co12" table:default-cell-style-name="ce152"/>
        <table:table-column table:style-name="co12" table:number-columns-repeated="3" table:default-cell-style-name="ce123"/>
        <table:table-row table:style-name="ro3">
          <table:table-cell table:style-name="Default"/>
          <table:table-cell table:style-name="ce141" office:value-type="float" office:value="3.54" calcext:value-type="float">
            <text:p>3,54</text:p>
          </table:table-cell>
          <table:table-cell/>
          <table:table-cell table:style-name="Default"/>
          <table:table-cell table:style-name="ce150"/>
          <table:table-cell table:style-name="ce150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</table:table-row>
        <table:table-row table:style-name="ro3">
          <table:table-cell table:style-name="ce147" office:value-type="string" calcext:value-type="string">
            <text:p>- EKİM 2022</text:p>
          </table:table-cell>
          <table:table-cell/>
          <table:table-cell table:style-name="ce148" office:value-type="string" calcext:value-type="string">
            <text:p>TOPLAM</text:p>
          </table:table-cell>
          <table:table-cell table:style-name="ce149" table:formula="of:=SUM([.D4:.D78])" office:value-type="float" office:value="27872.2" calcext:value-type="float">
            <text:p>27.872,20</text:p>
          </table:table-cell>
          <table:table-cell table:style-name="ce149" table:formula="of:=SUM([.E4:.E107])" office:value-type="float" office:value="-34541.12" calcext:value-type="float">
            <text:p>-34.541,12</text:p>
          </table:table-cell>
          <table:table-cell table:style-name="ce149" table:formula="of:=SUM([.F4:.F104])" office:value-type="float" office:value="79418.41" calcext:value-type="float">
            <text:p>79.418,41</text:p>
          </table:table-cell>
          <table:table-cell table:style-name="ce149" table:formula="of:=SUM([.G4:.G104])" office:value-type="float" office:value="-90424.32" calcext:value-type="float">
            <text:p>-90.424,32</text:p>
          </table:table-cell>
          <table:table-cell table:style-name="ce149" table:formula="of:=[.F2]+[.G2]" office:value-type="float" office:value="-11005.91" calcext:value-type="float">
            <text:p>-11.005,91</text:p>
          </table:table-cell>
        </table:table-row>
        <table:table-row table:style-name="ro3">
          <table:table-cell table:style-name="Default"/>
          <table:table-cell table:style-name="ce142"/>
          <table:table-cell/>
          <table:table-cell table:style-name="Default" table:number-columns-repeated="4"/>
          <table:table-cell/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office:value-type="string" calcext:value-type="string">
            <text:p>Doğuş Kira 2/12-2023-24– 30-09-22 kendi getirdi</text:p>
          </table:table-cell>
          <table:table-cell/>
          <table:table-cell table:style-name="Default" table:number-columns-repeated="2"/>
          <table:table-cell table:style-name="ce194" office:value-type="float" office:value="3000" calcext:value-type="float">
            <text:p>3.000,00</text:p>
          </table:table-cell>
          <table:table-cell/>
          <table:table-cell table:formula="of:=[.H3]+[.F4]+[.G4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123"/>
          <table:table-cell table:number-columns-repeated="2"/>
          <table:table-cell table:formula="of:=[.H4]+[.F5]+[.G5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246" office:value-type="float" office:value="933.39" calcext:value-type="float">
            <text:p>933,39</text:p>
          </table:table-cell>
          <table:table-cell table:style-name="ce123"/>
          <table:table-cell office:value-type="float" office:value="933" calcext:value-type="float">
            <text:p>933,00</text:p>
          </table:table-cell>
          <table:table-cell/>
          <table:table-cell table:formula="of:=[.H5]+[.F6]+[.G6]" office:value-type="float" office:value="3933" calcext:value-type="float">
            <text:p>3.933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246" office:value-type="float" office:value="99.8" calcext:value-type="float">
            <text:p>99,80</text:p>
          </table:table-cell>
          <table:table-cell table:style-name="ce123"/>
          <table:table-cell office:value-type="float" office:value="99" calcext:value-type="float">
            <text:p>99,00</text:p>
          </table:table-cell>
          <table:table-cell/>
          <table:table-cell table:formula="of:=[.H6]+[.F7]+[.G7]" office:value-type="float" office:value="4032" calcext:value-type="float">
            <text:p>4.032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 Teminat 1200 – 1/6</text:p>
          </table:table-cell>
          <table:table-cell/>
          <table:table-cell table:style-name="ce136" office:value-type="float" office:value="200" calcext:value-type="float">
            <text:p>200,00</text:p>
          </table:table-cell>
          <table:table-cell table:style-name="ce123"/>
          <table:table-cell table:number-columns-repeated="3"/>
        </table:table-row>
        <table:table-row table:style-name="ro3">
          <table:table-cell table:style-name="Default"/>
          <table:table-cell office:value-type="string" calcext:value-type="string">
            <text:p>Merdal </text:p>
          </table:table-cell>
          <table:table-cell/>
          <table:table-cell table:style-name="ce246" office:value-type="float" office:value="846.7" calcext:value-type="float">
            <text:p>846,70</text:p>
          </table:table-cell>
          <table:table-cell table:style-name="ce123"/>
          <table:table-cell office:value-type="float" office:value="845" calcext:value-type="float">
            <text:p>845,00</text:p>
          </table:table-cell>
          <table:table-cell/>
          <table:table-cell table:formula="of:=[.H7]+[.F9]+[.G9]" office:value-type="float" office:value="4877" calcext:value-type="float">
            <text:p>4.877,00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Metin</text:p>
          </table:table-cell>
          <table:table-cell/>
          <table:table-cell table:style-name="ce106" office:value-type="float" office:value="445.75" calcext:value-type="float">
            <text:p>445,75</text:p>
          </table:table-cell>
          <table:table-cell table:style-name="ce123"/>
          <table:table-cell office:value-type="float" office:value="445" calcext:value-type="float">
            <text:p>445,00</text:p>
          </table:table-cell>
          <table:table-cell/>
          <table:table-cell table:formula="of:=[.H9]+[.F10]+[.G10]" office:value-type="float" office:value="5322" calcext:value-type="float">
            <text:p>5.322,00</text:p>
          </table:table-cell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table:style-name="ce106" office:value-type="float" office:value="200" calcext:value-type="float">
            <text:p>200,00</text:p>
          </table:table-cell>
          <table:table-cell table:style-name="ce123"/>
          <table:table-cell office:value-type="float" office:value="200" calcext:value-type="float">
            <text:p>200,00</text:p>
          </table:table-cell>
          <table:table-cell table:number-columns-repeated="2"/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06" office:value-type="float" office:value="202.91" calcext:value-type="float">
            <text:p>202,91</text:p>
          </table:table-cell>
          <table:table-cell table:style-name="ce123"/>
          <table:table-cell office:value-type="float" office:value="202.91" calcext:value-type="float">
            <text:p>202,91</text:p>
          </table:table-cell>
          <table:table-cell/>
          <table:table-cell table:formula="of:=[.H10]+[.F12]+[.G12]" office:value-type="float" office:value="5524.91" calcext:value-type="float">
            <text:p>5.524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143" office:value-type="string" calcext:value-type="string">
            <text:p>9522138254 /CK ÇEPESAŞ/FATURA</text:p>
          </table:table-cell>
          <table:table-cell table:style-name="ce143" table:number-columns-repeated="2"/>
          <table:table-cell office:value-type="float" office:value="-1500" calcext:value-type="float">
            <text:p>-1.500,00</text:p>
          </table:table-cell>
          <table:table-cell/>
          <table:table-cell table:style-name="ce152" office:value-type="float" office:value="-1998" calcext:value-type="float">
            <text:p>-1.998,00</text:p>
          </table:table-cell>
          <table:table-cell table:formula="of:=[.H12]+[.F13]+[.G13]" office:value-type="float" office:value="3526.91" calcext:value-type="float">
            <text:p>3.526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144" office:value-type="string" calcext:value-type="string">
            <text:p>5847500300 /CK ÇEPESAŞ/FATURA</text:p>
          </table:table-cell>
          <table:table-cell table:style-name="ce144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299" calcext:value-type="float">
            <text:p>-299,00</text:p>
          </table:table-cell>
          <table:table-cell table:formula="of:=[.H13]+[.F14]+[.G14]" office:value-type="float" office:value="3227.91" calcext:value-type="float">
            <text:p>3.227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144" office:value-type="string" calcext:value-type="string">
            <text:p><text:span text:style-name="T1">8222520300</text:span> /CK ÇEPESAŞ/FATURA</text:p>
          </table:table-cell>
          <table:table-cell table:style-name="ce144" table:number-columns-repeated="2"/>
          <table:table-cell office:value-type="float" office:value="-400" calcext:value-type="float">
            <text:p>-400,00</text:p>
          </table:table-cell>
          <table:table-cell/>
          <table:table-cell office:value-type="float" office:value="-649" calcext:value-type="float">
            <text:p>-649,00</text:p>
          </table:table-cell>
          <table:table-cell table:formula="of:=[.H14]+[.F15]+[.G15]" office:value-type="float" office:value="2578.91" calcext:value-type="float">
            <text:p>2.578,91</text:p>
          </table:table-cell>
        </table:table-row>
        <table:table-row table:style-name="ro3">
          <table:table-cell office:value-type="date" office:date-value="2022-10-17" calcext:value-type="date">
            <text:p>17.10.2022</text:p>
          </table:table-cell>
          <table:table-cell table:style-name="ce144" office:value-type="string" calcext:value-type="string">
            <text:p>8758480300 ck bahçe</text:p>
          </table:table-cell>
          <table:table-cell table:style-name="ce144" table:number-columns-repeated="2"/>
          <table:table-cell table:style-name="ce151"/>
          <table:table-cell/>
          <table:table-cell office:value-type="float" office:value="-193" calcext:value-type="float">
            <text:p>-193,00</text:p>
          </table:table-cell>
          <table:table-cell table:formula="of:=[.H15]+[.F16]+[.G16]" office:value-type="float" office:value="2385.91" calcext:value-type="float">
            <text:p>2.385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144" office:value-type="string" calcext:value-type="string">
            <text:p>Adem Özen Kira Ödemesi 5/12</text:p>
          </table:table-cell>
          <table:table-cell table:style-name="ce144" table:number-columns-repeated="2"/>
          <table:table-cell office:value-type="float" office:value="-4300" calcext:value-type="float">
            <text:p>-4.300,00</text:p>
          </table:table-cell>
          <table:table-cell table:style-name="ce151"/>
          <table:table-cell office:value-type="float" office:value="-4300" calcext:value-type="float">
            <text:p>-4.300,00</text:p>
          </table:table-cell>
          <table:table-cell table:formula="of:=[.H16]+[.F17]+[.G17]" office:value-type="float" office:value="-1914.09" calcext:value-type="float">
            <text:p>-1.914,09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144" office:value-type="string" calcext:value-type="string">
            <text:p>MarRyl Aidat 5/12</text:p>
          </table:table-cell>
          <table:table-cell table:style-name="ce144" table:number-columns-repeated="2"/>
          <table:table-cell office:value-type="float" office:value="-496.5" calcext:value-type="float">
            <text:p>-496,50</text:p>
          </table:table-cell>
          <table:table-cell table:style-name="ce151"/>
          <table:table-cell office:value-type="float" office:value="-492.5" calcext:value-type="float">
            <text:p>-492,50</text:p>
          </table:table-cell>
          <table:table-cell table:formula="of:=[.H17]+[.F18]+[.G18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143" table:number-columns-repeated="3"/>
          <table:table-cell table:style-name="ce123"/>
          <table:table-cell table:number-columns-repeated="2"/>
          <table:table-cell table:formula="of:=[.H18]+[.F19]+[.G19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143" table:number-columns-repeated="3"/>
          <table:table-cell table:style-name="ce123"/>
          <table:table-cell table:number-columns-repeated="2"/>
          <table:table-cell table:formula="of:=[.H19]+[.F20]+[.G2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6" calcext:value-type="date">
            <text:p>26.08.2022</text:p>
          </table:table-cell>
          <table:table-cell table:style-name="ce143" office:value-type="string" calcext:value-type="string">
            <text:p>Mtv 2/3</text:p>
          </table:table-cell>
          <table:table-cell table:style-name="ce143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8" calcext:value-type="date">
            <text:p>28.08.2022</text:p>
          </table:table-cell>
          <table:table-cell table:style-name="ce143" office:value-type="string" calcext:value-type="string">
            <text:p>toyota gaz tokat</text:p>
          </table:table-cell>
          <table:table-cell table:style-name="ce143" table:number-columns-repeated="2"/>
          <table:table-cell office:value-type="float" office:value="-355.2" calcext:value-type="float">
            <text:p>-355,20</text:p>
          </table:table-cell>
          <table:table-cell table:number-columns-repeated="2"/>
          <table:table-cell table:formula="of:=[.H21]+[.F22]+[.G2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43" office:value-type="string" calcext:value-type="string">
            <text:p>toyota gaz tosya</text:p>
          </table:table-cell>
          <table:table-cell table:style-name="ce143" table:number-columns-repeated="2"/>
          <table:table-cell office:value-type="float" office:value="-363.48" calcext:value-type="float">
            <text:p>-363,48</text:p>
          </table:table-cell>
          <table:table-cell table:number-columns-repeated="2"/>
          <table:table-cell table:formula="of:=[.H22]+[.F23]+[.G2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43" office:value-type="string" calcext:value-type="string">
            <text:p>toyota benzin bolu</text:p>
          </table:table-cell>
          <table:table-cell table:style-name="ce143" table:number-columns-repeated="2"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23]+[.F24]+[.G2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43" office:value-type="string" calcext:value-type="string">
            <text:p>bolu yemek hanzade</text:p>
          </table:table-cell>
          <table:table-cell table:style-name="ce143" table:number-columns-repeated="2"/>
          <table:table-cell office:value-type="float" office:value="-240" calcext:value-type="float">
            <text:p>-240,00</text:p>
          </table:table-cell>
          <table:table-cell table:number-columns-repeated="2"/>
          <table:table-cell table:formula="of:=[.H24]+[.F25]+[.G2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43" office:value-type="string" calcext:value-type="string">
            <text:p>toyota gaz bolu</text:p>
          </table:table-cell>
          <table:table-cell table:style-name="ce143" table:number-columns-repeated="2"/>
          <table:table-cell office:value-type="float" office:value="-232.5" calcext:value-type="float">
            <text:p>-232,50</text:p>
          </table:table-cell>
          <table:table-cell table:number-columns-repeated="2"/>
          <table:table-cell table:formula="of:=[.H25]+[.F26]+[.G2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43" office:value-type="string" calcext:value-type="string">
            <text:p>market</text:p>
          </table:table-cell>
          <table:table-cell table:style-name="ce143" table:number-columns-repeated="2"/>
          <table:table-cell office:value-type="float" office:value="-104.65" calcext:value-type="float">
            <text:p>-104,65</text:p>
          </table:table-cell>
          <table:table-cell table:number-columns-repeated="2"/>
          <table:table-cell table:formula="of:=[.H26]+[.F27]+[.G2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43" office:value-type="string" calcext:value-type="string">
            <text:p>market</text:p>
          </table:table-cell>
          <table:table-cell table:style-name="ce143" table:number-columns-repeated="2"/>
          <table:table-cell office:value-type="float" office:value="-185.75" calcext:value-type="float">
            <text:p>-185,75</text:p>
          </table:table-cell>
          <table:table-cell table:number-columns-repeated="2"/>
          <table:table-cell table:formula="of:=[.H27]+[.F28]+[.G2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43" office:value-type="string" calcext:value-type="string">
            <text:p>toyota gaz istanbul</text:p>
          </table:table-cell>
          <table:table-cell table:style-name="ce143" table:number-columns-repeated="2"/>
          <table:table-cell office:value-type="float" office:value="-368.74" calcext:value-type="float">
            <text:p>-368,74</text:p>
          </table:table-cell>
          <table:table-cell table:number-columns-repeated="2"/>
          <table:table-cell table:formula="of:=[.H28]+[.F29]+[.G2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43" office:value-type="string" calcext:value-type="string">
            <text:p>market</text:p>
          </table:table-cell>
          <table:table-cell table:style-name="ce143" table:number-columns-repeated="2"/>
          <table:table-cell office:value-type="float" office:value="-127.46" calcext:value-type="float">
            <text:p>-127,46</text:p>
          </table:table-cell>
          <table:table-cell table:number-columns-repeated="2"/>
          <table:table-cell table:formula="of:=[.H29]+[.F30]+[.G3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43" office:value-type="string" calcext:value-type="string">
            <text:p>ikea <text:s/></text:p>
          </table:table-cell>
          <table:table-cell table:style-name="ce143" table:number-columns-repeated="2"/>
          <table:table-cell office:value-type="float" office:value="-65.97" calcext:value-type="float">
            <text:p>-65,97</text:p>
          </table:table-cell>
          <table:table-cell table:number-columns-repeated="2"/>
          <table:table-cell table:formula="of:=[.H30]+[.F31]+[.G3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43" office:value-type="string" calcext:value-type="string">
            <text:p>yemek</text:p>
          </table:table-cell>
          <table:table-cell table:style-name="ce143" table:number-columns-repeated="2"/>
          <table:table-cell office:value-type="float" office:value="-204" calcext:value-type="float">
            <text:p>-204,00</text:p>
          </table:table-cell>
          <table:table-cell table:number-columns-repeated="2"/>
          <table:table-cell table:formula="of:=[.H31]+[.F32]+[.G3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145" office:value-type="string" calcext:value-type="string">
            <text:p>ikea masa 1/6</text:p>
          </table:table-cell>
          <table:table-cell table:style-name="ce145"/>
          <table:table-cell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32]+[.F33]+[.G3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145" office:value-type="string" calcext:value-type="string">
            <text:p>koçtaş dolap ½</text:p>
          </table:table-cell>
          <table:table-cell table:style-name="ce145"/>
          <table:table-cell/>
          <table:table-cell office:value-type="float" office:value="-754.45" calcext:value-type="float">
            <text:p>-754,45</text:p>
          </table:table-cell>
          <table:table-cell table:number-columns-repeated="2"/>
          <table:table-cell table:formula="of:=[.H33]+[.F34]+[.G3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145" office:value-type="string" calcext:value-type="string">
            <text:p>market</text:p>
          </table:table-cell>
          <table:table-cell table:style-name="ce145"/>
          <table:table-cell/>
          <table:table-cell office:value-type="float" office:value="-137.7" calcext:value-type="float">
            <text:p>-137,70</text:p>
          </table:table-cell>
          <table:table-cell table:number-columns-repeated="2"/>
          <table:table-cell table:formula="of:=[.H34]+[.F35]+[.G3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145" office:value-type="string" calcext:value-type="string">
            <text:p>market</text:p>
          </table:table-cell>
          <table:table-cell table:style-name="ce145"/>
          <table:table-cell/>
          <table:table-cell office:value-type="float" office:value="-161.91" calcext:value-type="float">
            <text:p>-161,91</text:p>
          </table:table-cell>
          <table:table-cell table:number-columns-repeated="2"/>
          <table:table-cell table:formula="of:=[.H35]+[.F36]+[.G3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office:value-type="string" calcext:value-type="string">
            <text:p>toyota benzin 300 + gaz</text:p>
          </table:table-cell>
          <table:table-cell table:style-name="ce145"/>
          <table:table-cell/>
          <table:table-cell office:value-type="float" office:value="-697.3" calcext:value-type="float">
            <text:p>-697,30</text:p>
          </table:table-cell>
          <table:table-cell table:number-columns-repeated="2"/>
          <table:table-cell table:formula="of:=[.H36]+[.F37]+[.G3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145" office:value-type="string" calcext:value-type="string">
            <text:p>bayramoğlu toyota buji</text:p>
          </table:table-cell>
          <table:table-cell table:style-name="ce145"/>
          <table:table-cell/>
          <table:table-cell office:value-type="float" office:value="-600" calcext:value-type="float">
            <text:p>-600,00</text:p>
          </table:table-cell>
          <table:table-cell table:number-columns-repeated="2"/>
          <table:table-cell table:formula="of:=[.H37]+[.F38]+[.G3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145" office:value-type="string" calcext:value-type="string">
            <text:p>bayramoğlu toyota rotil</text:p>
          </table:table-cell>
          <table:table-cell table:style-name="ce145"/>
          <table:table-cell/>
          <table:table-cell office:value-type="float" office:value="-350" calcext:value-type="float">
            <text:p>-350,00</text:p>
          </table:table-cell>
          <table:table-cell table:number-columns-repeated="2"/>
          <table:table-cell table:formula="of:=[.H38]+[.F39]+[.G3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145" office:value-type="string" calcext:value-type="string">
            <text:p>hummel ayakkabı 4 adet</text:p>
          </table:table-cell>
          <table:table-cell table:style-name="ce145"/>
          <table:table-cell/>
          <table:table-cell office:value-type="float" office:value="-920" calcext:value-type="float">
            <text:p>-920,00</text:p>
          </table:table-cell>
          <table:table-cell table:number-columns-repeated="2"/>
          <table:table-cell table:formula="of:=[.H39]+[.F40]+[.G4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145" office:value-type="string" calcext:value-type="string">
            <text:p>tavuk dünyası</text:p>
          </table:table-cell>
          <table:table-cell table:style-name="ce145"/>
          <table:table-cell/>
          <table:table-cell office:value-type="float" office:value="-392" calcext:value-type="float">
            <text:p>-392,00</text:p>
          </table:table-cell>
          <table:table-cell table:number-columns-repeated="2"/>
          <table:table-cell table:formula="of:=[.H40]+[.F41]+[.G4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5" calcext:value-type="date">
            <text:p>05.09.2022</text:p>
          </table:table-cell>
          <table:table-cell table:style-name="ce145" office:value-type="string" calcext:value-type="string">
            <text:p>market</text:p>
          </table:table-cell>
          <table:table-cell table:style-name="ce145"/>
          <table:table-cell/>
          <table:table-cell office:value-type="float" office:value="-98.8" calcext:value-type="float">
            <text:p>-98,80</text:p>
          </table:table-cell>
          <table:table-cell table:number-columns-repeated="2"/>
          <table:table-cell table:formula="of:=[.H41]+[.F42]+[.G4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45" office:value-type="string" calcext:value-type="string">
            <text:p>toyota gaz istanbul</text:p>
          </table:table-cell>
          <table:table-cell table:style-name="ce145"/>
          <table:table-cell/>
          <table:table-cell office:value-type="float" office:value="-339.36" calcext:value-type="float">
            <text:p>-339,36</text:p>
          </table:table-cell>
          <table:table-cell table:number-columns-repeated="2"/>
          <table:table-cell table:formula="of:=[.H42]+[.F43]+[.G4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45" office:value-type="string" calcext:value-type="string">
            <text:p>koçtaş pervane 1/6</text:p>
          </table:table-cell>
          <table:table-cell table:style-name="ce145"/>
          <table:table-cell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43]+[.F44]+[.G4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45" office:value-type="string" calcext:value-type="string">
            <text:p>bolu yemek</text:p>
          </table:table-cell>
          <table:table-cell table:style-name="ce145"/>
          <table:table-cell/>
          <table:table-cell office:value-type="float" office:value="-75" calcext:value-type="float">
            <text:p>-75,00</text:p>
          </table:table-cell>
          <table:table-cell table:number-columns-repeated="2"/>
          <table:table-cell table:formula="of:=[.H44]+[.F45]+[.G4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45" office:value-type="string" calcext:value-type="string">
            <text:p>toyota gaz bolu</text:p>
          </table:table-cell>
          <table:table-cell table:style-name="ce145"/>
          <table:table-cell/>
          <table:table-cell office:value-type="float" office:value="-397.56" calcext:value-type="float">
            <text:p>-397,56</text:p>
          </table:table-cell>
          <table:table-cell table:number-columns-repeated="2"/>
          <table:table-cell table:formula="of:=[.H45]+[.F46]+[.G4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45" office:value-type="string" calcext:value-type="string">
            <text:p>pirinç</text:p>
          </table:table-cell>
          <table:table-cell table:style-name="ce145"/>
          <table:table-cell/>
          <table:table-cell office:value-type="float" office:value="-120" calcext:value-type="float">
            <text:p>-120,00</text:p>
          </table:table-cell>
          <table:table-cell table:number-columns-repeated="2"/>
          <table:table-cell table:formula="of:=[.H46]+[.F47]+[.G4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45" office:value-type="string" calcext:value-type="string">
            <text:p>osmancık yolcu leblebi pirinç</text:p>
          </table:table-cell>
          <table:table-cell table:style-name="ce145"/>
          <table:table-cell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47]+[.F48]+[.G4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45" office:value-type="string" calcext:value-type="string">
            <text:p>toyota benzin turhal</text:p>
          </table:table-cell>
          <table:table-cell table:style-name="ce145"/>
          <table:table-cell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48]+[.F49]+[.G4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45" office:value-type="string" calcext:value-type="string">
            <text:p>toyota gaz şenyurt</text:p>
          </table:table-cell>
          <table:table-cell table:style-name="ce145"/>
          <table:table-cell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49]+[.F50]+[.G5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7" calcext:value-type="date">
            <text:p>07.09.2022</text:p>
          </table:table-cell>
          <table:table-cell table:style-name="ce145" office:value-type="string" calcext:value-type="string">
            <text:p>toyota şanz yağı 3 lt</text:p>
          </table:table-cell>
          <table:table-cell table:style-name="ce145"/>
          <table:table-cell/>
          <table:table-cell office:value-type="float" office:value="-360" calcext:value-type="float">
            <text:p>-360,00</text:p>
          </table:table-cell>
          <table:table-cell table:number-columns-repeated="2"/>
          <table:table-cell table:formula="of:=[.H50]+[.F51]+[.G5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10" calcext:value-type="date">
            <text:p>10.09.2022</text:p>
          </table:table-cell>
          <table:table-cell table:style-name="ce145" office:value-type="string" calcext:value-type="string">
            <text:p>alçıpan</text:p>
          </table:table-cell>
          <table:table-cell table:style-name="ce145"/>
          <table:table-cell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51]+[.F52]+[.G52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145" office:value-type="string" calcext:value-type="string">
            <text:p>4876 KK 9324,32</text:p>
          </table:table-cell>
          <table:table-cell table:style-name="ce145"/>
          <table:table-cell/>
          <table:table-cell table:style-name="ce151"/>
          <table:table-cell/>
          <table:table-cell office:value-type="float" office:value="-9324.32" calcext:value-type="float">
            <text:p>-9.324,32</text:p>
          </table:table-cell>
          <table:table-cell table:formula="of:=[.H52]+[.F53]+[.G53]" office:value-type="float" office:value="-11730.91" calcext:value-type="float">
            <text:p>-11.730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yasemin okul</text:p>
          </table:table-cell>
          <table:table-cell/>
          <table:table-cell table:style-name="Default" table:number-columns-repeated="3"/>
          <table:table-cell office:value-type="float" office:value="-30374" calcext:value-type="float">
            <text:p>-30.374,00</text:p>
          </table:table-cell>
          <table:table-cell table:formula="of:=[.H53]+[.F54]+[.G54]" office:value-type="float" office:value="-42104.91" calcext:value-type="float">
            <text:p>-42.10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54]+[.F55]+[.G55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snyA kira bedeli +++++++++++++++</text:p>
          </table:table-cell>
          <table:table-cell/>
          <table:table-cell table:style-name="Default" table:number-columns-repeated="3"/>
          <table:table-cell/>
          <table:table-cell table:formula="of:=[.H55]+[.F56]+[.G56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3">SnyA </text:span>42000 yıllık Ayhan Tüfek</text:p>
          </table:table-cell>
          <table:table-cell/>
          <table:table-cell table:style-name="Default" table:number-columns-repeated="3"/>
          <table:table-cell/>
          <table:table-cell table:formula="of:=[.H56]+[.F57]+[.G57]" office:value-type="float" office:value="-42104.91" calcext:value-type="float">
            <text:p>-4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3">snyA </text:span>banka havale</text:p>
          </table:table-cell>
          <table:table-cell/>
          <table:table-cell table:style-name="Default" table:number-columns-repeated="2"/>
          <table:table-cell table:style-name="Default" office:value-type="float" office:value="10300" calcext:value-type="float">
            <text:p>10300</text:p>
          </table:table-cell>
          <table:table-cell/>
          <table:table-cell table:formula="of:=[.H57]+[.F58]+[.G58]" office:value-type="float" office:value="-31804.91" calcext:value-type="float">
            <text:p>-31.804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<text:span text:style-name="T3">snyA </text:span>banka havale</text:p>
          </table:table-cell>
          <table:table-cell/>
          <table:table-cell table:style-name="ce184" office:value-type="float" office:value="9000" calcext:value-type="float">
            <text:p>9000</text:p>
          </table:table-cell>
          <table:table-cell table:style-name="Default"/>
          <table:table-cell table:style-name="Default" office:value-type="float" office:value="9000" calcext:value-type="float">
            <text:p>9000</text:p>
          </table:table-cell>
          <table:table-cell/>
          <table:table-cell table:formula="of:=[.H58]+[.F59]+[.G59]" office:value-type="float" office:value="-22804.91" calcext:value-type="float">
            <text:p>-22.8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3">snyA </text:span>nakit</text:p>
          </table:table-cell>
          <table:table-cell/>
          <table:table-cell table:style-name="ce147"/>
          <table:table-cell table:style-name="Default"/>
          <table:table-cell table:style-name="Default" office:value-type="float" office:value="20700" calcext:value-type="float">
            <text:p>20700</text:p>
          </table:table-cell>
          <table:table-cell/>
          <table:table-cell table:formula="of:=[.H59]+[.F60]+[.G60]" office:value-type="float" office:value="-2104.91" calcext:value-type="float">
            <text:p>-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snyA Ayhan Tüfek 42000-40000</text:p>
          </table:table-cell>
          <table:table-cell/>
          <table:table-cell table:style-name="ce147" office:value-type="float" office:value="2000" calcext:value-type="float">
            <text:p>2000</text:p>
          </table:table-cell>
          <table:table-cell table:style-name="Default" table:number-columns-repeated="2"/>
          <table:table-cell/>
          <table:table-cell table:formula="of:=[.H60]+[.F61]+[.G61]" office:value-type="float" office:value="-2104.91" calcext:value-type="float">
            <text:p>-2.104,91</text:p>
          </table:table-cell>
        </table:table-row>
        <table:table-row table:style-name="ro3">
          <table:table-cell/>
          <table:table-cell office:value-type="string" calcext:value-type="string">
            <text:p>snyA fehmi arat geri ödemesi</text:p>
          </table:table-cell>
          <table:table-cell/>
          <table:table-cell table:style-name="Default" table:number-columns-repeated="3"/>
          <table:table-cell office:value-type="float" office:value="-2620" calcext:value-type="float">
            <text:p>-2.620,00</text:p>
          </table:table-cell>
          <table:table-cell table:formula="of:=[.H61]+[.F62]+[.G62]" office:value-type="float" office:value="-4724.91" calcext:value-type="float">
            <text:p>-4.72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2]+[.F63]+[.G63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143" office:value-type="string" calcext:value-type="string">
            <text:p>0000383215 /TOKATAMASY/FATURA</text:p>
          </table:table-cell>
          <table:table-cell table:style-name="ce143" table:number-columns-repeated="2"/>
          <table:table-cell table:style-name="ce151" office:value-type="float" office:value="-200" calcext:value-type="float">
            <text:p>-200,00</text:p>
          </table:table-cell>
          <table:table-cell table:style-name="Default"/>
          <table:table-cell/>
          <table:table-cell table:formula="of:=[.H63]+[.F64]+[.G64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143" office:value-type="string" calcext:value-type="string">
            <text:p>800004222959 /TOKATAMASY/FATURA</text:p>
          </table:table-cell>
          <table:table-cell table:style-name="ce143" table:number-columns-repeated="2"/>
          <table:table-cell table:style-name="ce151"/>
          <table:table-cell table:style-name="Default"/>
          <table:table-cell office:value-type="float" office:value="-94.5" calcext:value-type="float">
            <text:p>-94,50</text:p>
          </table:table-cell>
          <table:table-cell table:formula="of:=[.H64]+[.F65]+[.G65]" office:value-type="float" office:value="-4819.41" calcext:value-type="float">
            <text:p>-4.819,4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5]+[.F66]+[.G66]" office:value-type="float" office:value="-4819.41" calcext:value-type="float">
            <text:p>-4.81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147"/>
          <table:table-cell table:style-name="ce151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6]+[.F67]+[.G67]" office:value-type="float" office:value="-6929.41" calcext:value-type="float">
            <text:p>-6.92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147"/>
          <table:table-cell table:style-name="ce151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7]+[.F68]+[.G68]" office:value-type="float" office:value="-9039.41" calcext:value-type="float">
            <text:p>-9.03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147"/>
          <table:table-cell table:style-name="ce151" office:value-type="float" office:value="-1500" calcext:value-type="float">
            <text:p>-1.500,00</text:p>
          </table:table-cell>
          <table:table-cell table:style-name="Default"/>
          <table:table-cell office:value-type="float" office:value="-2110" calcext:value-type="float">
            <text:p>-2.110,00</text:p>
          </table:table-cell>
          <table:table-cell table:formula="of:=[.H68]+[.F69]+[.G69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table:style-name="ce143" table:number-columns-repeated="2"/>
          <table:table-cell table:style-name="ce191"/>
          <table:table-cell table:style-name="ce151"/>
          <table:table-cell table:number-columns-repeated="2"/>
          <table:table-cell table:formula="of:=[.H69]+[.F70]+[.G70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70" office:value-type="currency" office:currency="TRY" office:value="4293.65" calcext:value-type="currency">
            <text:p>₺4.293,65</text:p>
          </table:table-cell>
          <table:table-cell table:style-name="ce147"/>
          <table:table-cell table:style-name="ce270" office:value-type="currency" office:currency="TRY" office:value="4293.5" calcext:value-type="currency">
            <text:p>₺4.293,50</text:p>
          </table:table-cell>
          <table:table-cell/>
          <table:table-cell table:formula="of:=[.H70]+[.F71]+[.G71]" office:value-type="float" office:value="-6855.91" calcext:value-type="float">
            <text:p>-6.855,91</text:p>
          </table:table-cell>
        </table:table-row>
        <table:table-row table:style-name="ro3">
          <table:table-cell office:value-type="date" office:date-value="2022-10-27" calcext:value-type="date">
            <text:p>27.10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70" office:value-type="currency" office:currency="TRY" office:value="1650" calcext:value-type="currency">
            <text:p>₺1.650,00</text:p>
          </table:table-cell>
          <table:table-cell table:style-name="ce147"/>
          <table:table-cell office:value-type="float" office:value="1650" calcext:value-type="float">
            <text:p>1.650,00</text:p>
          </table:table-cell>
          <table:table-cell/>
          <table:table-cell table:formula="of:=[.H71]+[.F72]+[.G72]" office:value-type="float" office:value="-5205.91" calcext:value-type="float">
            <text:p>-5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Doğuş Kira 3/12-2023-24– 30-10-22</text:p>
          </table:table-cell>
          <table:table-cell/>
          <table:table-cell table:style-name="ce270" office:value-type="currency" office:currency="TRY" office:value="3000" calcext:value-type="currency">
            <text:p>₺3.000,00</text:p>
          </table:table-cell>
          <table:table-cell table:style-name="ce147"/>
          <table:table-cell office:value-type="float" office:value="3000" calcext:value-type="float">
            <text:p>3.000,00</text:p>
          </table:table-cell>
          <table:table-cell/>
          <table:table-cell table:formula="of:=[.H72]+[.F73]+[.G73]" office:value-type="float" office:value="-2205.91" calcext:value-type="float">
            <text:p>-2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snyG Metin ÇELİK 2/8</text:p>
          </table:table-cell>
          <table:table-cell/>
          <table:table-cell table:style-name="ce270" office:value-type="currency" office:currency="TRY" office:value="1000" calcext:value-type="currency">
            <text:p>₺1.000,00</text:p>
          </table:table-cell>
          <table:table-cell table:style-name="ce147"/>
          <table:table-cell table:style-name="Default" office:value-type="float" office:value="1000" calcext:value-type="float">
            <text:p>1000</text:p>
          </table:table-cell>
          <table:table-cell table:style-name="Default"/>
          <table:table-cell table:formula="of:=[.H73]+[.F74]+[.G74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SnyF-Kynkçı Merdal 2/12-2023-24</text:p>
          </table:table-cell>
          <table:table-cell/>
          <table:table-cell table:style-name="ce271" office:value-type="currency" office:currency="TRY" office:value="4000" calcext:value-type="currency">
            <text:p>₺4.000,00</text:p>
          </table:table-cell>
          <table:table-cell table:style-name="ce147"/>
          <table:table-cell table:style-name="Default" table:number-columns-repeated="2"/>
          <table:table-cell table:formula="of:=[.H74]+[.F75]+[.G75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5]+[.F76]+[.G76]" office:value-type="float" office:value="-1205.91" calcext:value-type="float">
            <text:p>-1.205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Ayşe Balcı kira hesabı Bakiye ödemesi</text:p>
          </table:table-cell>
          <table:table-cell/>
          <table:table-cell table:style-name="Default"/>
          <table:table-cell table:style-name="ce151" office:value-type="float" office:value="-13620.3" calcext:value-type="float">
            <text:p>-13.620,30</text:p>
          </table:table-cell>
          <table:table-cell table:style-name="Default"/>
          <table:table-cell office:value-type="float" office:value="-10000" calcext:value-type="float">
            <text:p>-10.000,00</text:p>
          </table:table-cell>
          <table:table-cell table:formula="of:=[.H76]+[.F77]+[.G77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7]+[.F78]+[.G78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8]+[.F79]+[.G79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79]+[.F80]+[.G80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80]+[.F81]+[.G81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Lise arkası toplam 95000/ 4 = 23,750</text:p>
          </table:table-cell>
          <table:table-cell/>
          <table:table-cell table:style-name="Default" table:number-columns-repeated="4"/>
          <table:table-cell table:formula="of:=[.H81]+[.F82]+[.G82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269" office:value-type="string" calcext:value-type="string">
            <text:p>Lise Arkası Kira ++++++++++++++++</text:p>
          </table:table-cell>
          <table:table-cell table:style-name="ce269"/>
          <table:table-cell table:style-name="ce272" office:value-type="float" office:value="20000" calcext:value-type="float">
            <text:p>20.000,00</text:p>
          </table:table-cell>
          <table:table-cell table:style-name="Default"/>
          <table:table-cell table:style-name="Default" office:value-type="float" office:value="23750" calcext:value-type="float">
            <text:p>23750</text:p>
          </table:table-cell>
          <table:table-cell table:style-name="Default"/>
          <table:table-cell table:formula="of:=[.H82]+[.F83]+[.G83]" office:value-type="float" office:value="12544.09" calcext:value-type="float">
            <text:p>12.544,09</text:p>
          </table:table-cell>
        </table:table-row>
        <table:table-row table:style-name="ro3">
          <table:table-cell table:style-name="Default"/>
          <table:table-cell table:style-name="ce269" office:value-type="string" calcext:value-type="string">
            <text:p>selanik hesabına aktarılan</text:p>
          </table:table-cell>
          <table:table-cell table:style-name="ce269"/>
          <table:table-cell table:style-name="ce272"/>
          <table:table-cell table:style-name="Default" table:number-columns-repeated="2"/>
          <table:table-cell office:value-type="float" office:value="-23750" calcext:value-type="float">
            <text:p>-23.750,00</text:p>
          </table:table-cell>
          <table:table-cell table:formula="of:=[.H83]+[.F84]+[.G84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85" table:number-columns-repeated="2"/>
          <table:table-cell table:style-name="ce138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241" office:value-type="date" office:date-value="2022-09-30" calcext:value-type="date">
            <text:p>30.09.2022</text:p>
          </table:table-cell>
          <table:table-cell table:style-name="ce190" office:value-type="string" calcext:value-type="string">
            <text:p>SnyF-Kynkçı Merdal 1/12-2023-24</text:p>
          </table:table-cell>
          <table:table-cell table:style-name="ce190"/>
          <table:table-cell table:style-name="ce199" office:value-type="float" office:value="4000" calcext:value-type="float">
            <text:p>4.000,00</text:p>
          </table:table-cell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241" office:value-type="date" office:date-value="2022-08-30" calcext:value-type="date">
            <text:p>30.08.2022</text:p>
          </table:table-cell>
          <table:table-cell table:style-name="ce190" office:value-type="string" calcext:value-type="string">
            <text:p>SnyF-Kynkçı Merdal 12/12-2022-23</text:p>
          </table:table-cell>
          <table:table-cell table:style-name="ce190"/>
          <table:table-cell table:style-name="ce199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241" office:value-type="date" office:date-value="2022-07-30" calcext:value-type="date">
            <text:p>30.07.2022</text:p>
          </table:table-cell>
          <table:table-cell table:style-name="ce190" office:value-type="string" calcext:value-type="string">
            <text:p>SnyF-Kynkçı Merdal 11/12-2022</text:p>
          </table:table-cell>
          <table:table-cell table:style-name="ce190"/>
          <table:table-cell table:style-name="ce199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241" office:value-type="date" office:date-value="2022-06-30" calcext:value-type="date">
            <text:p>30.06.2022</text:p>
          </table:table-cell>
          <table:table-cell table:style-name="ce190" office:value-type="string" calcext:value-type="string">
            <text:p>SnyF-Kynkçı Merdal 10/12-2022</text:p>
          </table:table-cell>
          <table:table-cell table:style-name="ce190"/>
          <table:table-cell table:style-name="ce199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1" table:style-name="ta2">
        <table:table-column table:style-name="co12" table:default-cell-style-name="ce140"/>
        <table:table-column table:style-name="co29" table:default-cell-style-name="Default"/>
        <table:table-column table:style-name="co31" table:default-cell-style-name="Default"/>
        <table:table-column table:style-name="co12" table:default-cell-style-name="ce276"/>
        <table:table-column table:style-name="co12" table:default-cell-style-name="ce270"/>
        <table:table-column table:style-name="co12" table:number-columns-repeated="2" table:default-cell-style-name="ce275"/>
        <table:table-column table:style-name="co12" table:default-cell-style-name="ce123"/>
        <table:table-row table:style-name="ro3">
          <table:table-cell table:style-name="Default"/>
          <table:table-cell table:style-name="ce141" office:value-type="float" office:value="5" calcext:value-type="float">
            <text:p>5</text:p>
          </table:table-cell>
          <table:table-cell/>
          <table:table-cell table:style-name="Default"/>
          <table:table-cell table:style-name="ce150"/>
          <table:table-cell table:style-name="ce150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</table:table-row>
        <table:table-row table:style-name="ro3">
          <table:table-cell table:style-name="ce147" office:value-type="string" calcext:value-type="string">
            <text:p>- KASIM 2022</text:p>
          </table:table-cell>
          <table:table-cell/>
          <table:table-cell table:style-name="ce148" office:value-type="string" calcext:value-type="string">
            <text:p>TOPLAM</text:p>
          </table:table-cell>
          <table:table-cell table:style-name="ce149" table:formula="of:=SUM([.D4:.D52])" office:value-type="float" office:value="99191.62" calcext:value-type="float">
            <text:p>99.191,62</text:p>
          </table:table-cell>
          <table:table-cell table:style-name="ce149" table:formula="of:=SUM([.E4:.E75])" office:value-type="float" office:value="-14175.82" calcext:value-type="float">
            <text:p>-14.175,82</text:p>
          </table:table-cell>
          <table:table-cell table:style-name="ce149" table:formula="of:=SUM([.F4:.F73])" office:value-type="float" office:value="178439.6" calcext:value-type="float">
            <text:p>178.439,60</text:p>
          </table:table-cell>
          <table:table-cell table:style-name="ce149" table:formula="of:=SUM([.G4:.G73])" office:value-type="float" office:value="-18452.8" calcext:value-type="float">
            <text:p>-18.452,80</text:p>
          </table:table-cell>
          <table:table-cell table:style-name="ce149" table:formula="of:=[.F2]+[.G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style-name="ce142"/>
          <table:table-cell/>
          <table:table-cell table:style-name="ce275" table:number-columns-repeated="2"/>
          <table:table-cell table:number-columns-repeated="3"/>
        </table:table-row>
        <table:table-row table:style-name="ro3">
          <table:table-cell table:style-name="Default"/>
          <table:table-cell table:number-columns-repeated="2"/>
          <table:table-cell table:style-name="ce275" table:number-columns-repeated="2"/>
          <table:table-cell table:style-name="ce271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270" office:value-type="currency" office:currency="TRY" office:value="1221.41" calcext:value-type="currency">
            <text:p>₺1.221,41</text:p>
          </table:table-cell>
          <table:table-cell table:style-name="ce275"/>
          <table:table-cell table:style-name="ce270" office:value-type="currency" office:currency="TRY" office:value="1220" calcext:value-type="currency">
            <text:p>₺1.220,00</text:p>
          </table:table-cell>
          <table:table-cell/>
          <table:table-cell table:formula="of:=[.H4]+[.F5]+[.G5]" office:value-type="float" office:value="1220" calcext:value-type="float">
            <text:p>1.22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Cihan Elektrik</text:p>
          </table:table-cell>
          <table:table-cell/>
          <table:table-cell table:style-name="ce270" office:value-type="currency" office:currency="TRY" office:value="98.9" calcext:value-type="currency">
            <text:p>₺98,90</text:p>
          </table:table-cell>
          <table:table-cell table:style-name="ce275"/>
          <table:table-cell table:style-name="ce270" office:value-type="currency" office:currency="TRY" office:value="98" calcext:value-type="currency">
            <text:p>₺98,00</text:p>
          </table:table-cell>
          <table:table-cell/>
          <table:table-cell table:formula="of:=[.H5]+[.F6]+[.G6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office:value-type="string" calcext:value-type="string">
            <text:p>Cihan Elektrik Teminat 1200 – 2/6</text:p>
          </table:table-cell>
          <table:table-cell/>
          <table:table-cell table:style-name="ce271" office:value-type="currency" office:currency="TRY" office:value="200" calcext:value-type="currency">
            <text:p>₺200,00</text:p>
          </table:table-cell>
          <table:table-cell table:style-name="ce275"/>
          <table:table-cell table:style-name="ce270"/>
          <table:table-cell/>
          <table:table-cell table:formula="of:=[.H6]+[.F7]+[.G7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rdal </text:p>
          </table:table-cell>
          <table:table-cell/>
          <table:table-cell table:style-name="ce270" office:value-type="currency" office:currency="TRY" office:value="1182.16" calcext:value-type="currency">
            <text:p>₺1.182,16</text:p>
          </table:table-cell>
          <table:table-cell table:style-name="ce275"/>
          <table:table-cell table:style-name="ce270" office:value-type="currency" office:currency="TRY" office:value="1182.15" calcext:value-type="currency">
            <text:p>₺1.182,15</text:p>
          </table:table-cell>
          <table:table-cell/>
          <table:table-cell table:formula="of:=[.H7]+[.F8]+[.G8]" office:value-type="float" office:value="2500.15" calcext:value-type="float">
            <text:p>2.50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</text:p>
          </table:table-cell>
          <table:table-cell/>
          <table:table-cell table:style-name="ce270" office:value-type="currency" office:currency="TRY" office:value="289.7" calcext:value-type="currency">
            <text:p>₺289,70</text:p>
          </table:table-cell>
          <table:table-cell/>
          <table:table-cell table:style-name="ce270" office:value-type="currency" office:currency="TRY" office:value="290" calcext:value-type="currency">
            <text:p>₺290,00</text:p>
          </table:table-cell>
          <table:table-cell/>
          <table:table-cell table:formula="of:=[.H8]+[.F9]+[.G9]" office:value-type="float" office:value="2790.15" calcext:value-type="float">
            <text:p>2.7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 Elektrik Teminat 1200 – 3/6</text:p>
          </table:table-cell>
          <table:table-cell/>
          <table:table-cell table:style-name="ce270" office:value-type="currency" office:currency="TRY" office:value="200" calcext:value-type="currency">
            <text:p>₺200,00</text:p>
          </table:table-cell>
          <table:table-cell table:style-name="ce275"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9]+[.F10]+[.G10]" office:value-type="float" office:value="2990.15" calcext:value-type="float">
            <text:p>2.9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270" office:value-type="currency" office:currency="TRY" office:value="49.95" calcext:value-type="currency">
            <text:p>₺49,95</text:p>
          </table:table-cell>
          <table:table-cell table:style-name="ce275"/>
          <table:table-cell office:value-type="currency" office:currency="TRY" office:value="49.95" calcext:value-type="currency">
            <text:p>₺49,95</text:p>
          </table:table-cell>
          <table:table-cell/>
          <table:table-cell table:formula="of:=[.H10]+[.F11]+[.G11]" office:value-type="float" office:value="3040.1" calcext:value-type="float">
            <text:p>3.040,10</text:p>
          </table:table-cell>
        </table:table-row>
        <table:table-row table:style-name="ro3">
          <table:table-cell office:value-type="date" office:date-value="2022-11-10" calcext:value-type="date">
            <text:p>10.11.2022</text:p>
          </table:table-cell>
          <table:table-cell table:style-name="ce143" office:value-type="string" calcext:value-type="string">
            <text:p>9522138254 /CK ÇEPESAŞ/FATURA</text:p>
          </table:table-cell>
          <table:table-cell table:style-name="ce143"/>
          <table:table-cell/>
          <table:table-cell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334" calcext:value-type="currency">
            <text:p>-₺2.334,00</text:p>
          </table:table-cell>
          <table:table-cell table:formula="of:=[.H11]+[.F12]+[.G12]" office:value-type="float" office:value="706.1" calcext:value-type="float">
            <text:p>706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office:value-type="string" calcext:value-type="string">
            <text:p>SnyB Kapora ANT salih</text:p>
          </table:table-cell>
          <table:table-cell/>
          <table:table-cell table:style-name="ce275"/>
          <table:table-cell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12]+[.F13]+[.G13]" office:value-type="float" office:value="906.1" calcext:value-type="float">
            <text:p>906,1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275"/>
          <table:table-cell table:number-columns-repeated="3"/>
          <table:table-cell table:formula="of:=[.H13]+[.F14]+[.G14]" office:value-type="float" office:value="906.1" calcext:value-type="float">
            <text:p>906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144" office:value-type="string" calcext:value-type="string">
            <text:p>5847500300 /CK ÇEPESAŞ/FATURA</text:p>
          </table:table-cell>
          <table:table-cell table:style-name="ce144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255" calcext:value-type="currency">
            <text:p>-₺255,00</text:p>
          </table:table-cell>
          <table:table-cell table:formula="of:=[.H14]+[.F15]+[.G15]" office:value-type="float" office:value="651.1" calcext:value-type="float">
            <text:p>651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144" office:value-type="string" calcext:value-type="string">
            <text:p><text:span text:style-name="T1">8222520300</text:span> /CK ÇEPESAŞ/FATURA</text:p>
          </table:table-cell>
          <table:table-cell table:style-name="ce144"/>
          <table:table-cell/>
          <table:table-cell office:value-type="currency" office:currency="TRY" office:value="-400" calcext:value-type="currency">
            <text:p>-₺400,00</text:p>
          </table:table-cell>
          <table:table-cell/>
          <table:table-cell office:value-type="currency" office:currency="TRY" office:value="-536" calcext:value-type="currency">
            <text:p>-₺536,00</text:p>
          </table:table-cell>
          <table:table-cell table:formula="of:=[.H15]+[.F16]+[.G16]" office:value-type="float" office:value="115.1" calcext:value-type="float">
            <text:p>115,10</text:p>
          </table:table-cell>
        </table:table-row>
        <table:table-row table:style-name="ro3">
          <table:table-cell table:style-name="Default"/>
          <table:table-cell table:style-name="ce144" table:number-columns-repeated="2"/>
          <table:table-cell/>
          <table:table-cell table:style-name="ce271"/>
          <table:table-cell table:number-columns-repeated="2"/>
          <table:table-cell table:formula="of:=[.H16]+[.F17]+[.G17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table:style-name="ce144" office:value-type="string" calcext:value-type="string">
            <text:p>pervin dil kursu havale</text:p>
          </table:table-cell>
          <table:table-cell table:style-name="ce144"/>
          <table:table-cell/>
          <table:table-cell table:style-name="ce271"/>
          <table:table-cell/>
          <table:table-cell office:value-type="currency" office:currency="TRY" office:value="-1250" calcext:value-type="currency">
            <text:p>-₺1.250,00</text:p>
          </table:table-cell>
          <table:table-cell table:formula="of:=[.H17]+[.F18]+[.G18]" office:value-type="float" office:value="-1134.9" calcext:value-type="float">
            <text:p>-1.134,90</text:p>
          </table:table-cell>
        </table:table-row>
        <table:table-row table:style-name="ro3">
          <table:table-cell table:style-name="Default"/>
          <table:table-cell table:style-name="ce143" table:number-columns-repeated="2"/>
          <table:table-cell/>
          <table:table-cell table:style-name="ce271"/>
          <table:table-cell office:value-type="currency" office:currency="TRY" office:value="1250" calcext:value-type="currency">
            <text:p>₺1.250,00</text:p>
          </table:table-cell>
          <table:table-cell/>
          <table:table-cell table:formula="of:=[.H18]+[.F19]+[.G19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144" office:value-type="string" calcext:value-type="string">
            <text:p>Adem Özen Kira Ödemesi 6/12</text:p>
          </table:table-cell>
          <table:table-cell table:style-name="ce144"/>
          <table:table-cell/>
          <table:table-cell office:value-type="currency" office:currency="TRY" office:value="-4300" calcext:value-type="currency">
            <text:p>-₺4.300,00</text:p>
          </table:table-cell>
          <table:table-cell table:style-name="ce271"/>
          <table:table-cell office:value-type="currency" office:currency="TRY" office:value="-4150" calcext:value-type="currency">
            <text:p>-₺4.150,00</text:p>
          </table:table-cell>
          <table:table-cell table:formula="of:=[.H19]+[.F20]+[.G20]" office:value-type="float" office:value="-4034.9" calcext:value-type="float">
            <text:p>-4.034,9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144" office:value-type="string" calcext:value-type="string">
            <text:p>MarRyl Aidat 6/12</text:p>
          </table:table-cell>
          <table:table-cell table:style-name="ce144"/>
          <table:table-cell/>
          <table:table-cell office:value-type="currency" office:currency="TRY" office:value="-496.5" calcext:value-type="currency">
            <text:p>-₺496,50</text:p>
          </table:table-cell>
          <table:table-cell table:style-name="ce271"/>
          <table:table-cell office:value-type="currency" office:currency="TRY" office:value="-496.5" calcext:value-type="currency">
            <text:p>-₺496,50</text:p>
          </table:table-cell>
          <table:table-cell table:formula="of:=[.H20]+[.F21]+[.G21]" office:value-type="float" office:value="-4531.4" calcext:value-type="float">
            <text:p>-4.531,40</text:p>
          </table:table-cell>
        </table:table-row>
        <table:table-row table:style-name="ro3">
          <table:table-cell table:style-name="Default"/>
          <table:table-cell table:style-name="ce143" table:number-columns-repeated="2"/>
          <table:table-cell/>
          <table:table-cell table:style-name="ce271"/>
          <table:table-cell table:number-columns-repeated="2"/>
          <table:table-cell table:formula="of:=[.H21]+[.F22]+[.G22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6" calcext:value-type="date">
            <text:p>26.09.2022</text:p>
          </table:table-cell>
          <table:table-cell table:style-name="ce143" office:value-type="string" calcext:value-type="string">
            <text:p>Mtv 3/3</text:p>
          </table:table-cell>
          <table:table-cell table:style-name="ce143"/>
          <table:table-cell/>
          <table:table-cell office:value-type="currency" office:currency="TRY" office:value="-112.67" calcext:value-type="currency">
            <text:p>-₺112,67</text:p>
          </table:table-cell>
          <table:table-cell table:number-columns-repeated="2"/>
          <table:table-cell table:formula="of:=[.H22]+[.F23]+[.G23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145" office:value-type="string" calcext:value-type="string">
            <text:p>koçtaş dolap 2/2</text:p>
          </table:table-cell>
          <table:table-cell table:style-name="ce145"/>
          <table:table-cell/>
          <table:table-cell office:value-type="currency" office:currency="TRY" office:value="-754.45" calcext:value-type="currency">
            <text:p>-₺754,45</text:p>
          </table:table-cell>
          <table:table-cell table:number-columns-repeated="2"/>
          <table:table-cell table:formula="of:=[.H23]+[.F24]+[.G24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145" office:value-type="string" calcext:value-type="string">
            <text:p>ikea masa 2/6</text:p>
          </table:table-cell>
          <table:table-cell table:style-name="ce145"/>
          <table:table-cell/>
          <table:table-cell office:value-type="currency" office:currency="TRY" office:value="-208.17" calcext:value-type="currency">
            <text:p>-₺208,17</text:p>
          </table:table-cell>
          <table:table-cell table:number-columns-repeated="2"/>
          <table:table-cell table:formula="of:=[.H24]+[.F25]+[.G25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6" calcext:value-type="date">
            <text:p>06.10.2022</text:p>
          </table:table-cell>
          <table:table-cell table:style-name="ce145" office:value-type="string" calcext:value-type="string">
            <text:p>koçtaş pervane 2/6</text:p>
          </table:table-cell>
          <table:table-cell table:style-name="ce145"/>
          <table:table-cell/>
          <table:table-cell office:value-type="currency" office:currency="TRY" office:value="-151.65" calcext:value-type="currency">
            <text:p>-₺151,65</text:p>
          </table:table-cell>
          <table:table-cell table:number-columns-repeated="2"/>
          <table:table-cell table:formula="of:=[.H25]+[.F26]+[.G26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9" calcext:value-type="date">
            <text:p>29.09.2022</text:p>
          </table:table-cell>
          <table:table-cell office:value-type="string" calcext:value-type="string">
            <text:p>amazon obd2-çamurluk</text:p>
          </table:table-cell>
          <table:table-cell/>
          <table:table-cell table:style-name="ce275"/>
          <table:table-cell office:value-type="currency" office:currency="TRY" office:value="-721.38" calcext:value-type="currency">
            <text:p>-₺721,38</text:p>
          </table:table-cell>
          <table:table-cell table:number-columns-repeated="2"/>
          <table:table-cell table:formula="of:=[.H26]+[.F27]+[.G27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16" calcext:value-type="date">
            <text:p>16.10.2022</text:p>
          </table:table-cell>
          <table:table-cell table:style-name="ce143" office:value-type="string" calcext:value-type="string">
            <text:p>audi benzin sivas havaalanı</text:p>
          </table:table-cell>
          <table:table-cell table:style-name="ce143"/>
          <table:table-cell/>
          <table:table-cell office:value-type="currency" office:currency="TRY" office:value="-500" calcext:value-type="currency">
            <text:p>-₺500,00</text:p>
          </table:table-cell>
          <table:table-cell table:number-columns-repeated="2"/>
          <table:table-cell table:formula="of:=[.H27]+[.F28]+[.G28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23" calcext:value-type="date">
            <text:p>23.10.2022</text:p>
          </table:table-cell>
          <table:table-cell table:style-name="ce143" office:value-type="string" calcext:value-type="string">
            <text:p>vodafon</text:p>
          </table:table-cell>
          <table:table-cell table:style-name="ce143"/>
          <table:table-cell/>
          <table:table-cell office:value-type="currency" office:currency="TRY" office:value="-80" calcext:value-type="currency">
            <text:p>-₺80,00</text:p>
          </table:table-cell>
          <table:table-cell table:number-columns-repeated="2"/>
          <table:table-cell table:formula="of:=[.H28]+[.F29]+[.G29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1-04" calcext:value-type="date">
            <text:p>04.11.2022</text:p>
          </table:table-cell>
          <table:table-cell table:style-name="ce145" office:value-type="string" calcext:value-type="string">
            <text:p><text:span text:style-name="T1">4876 KK                 </text:span><text:span text:style-name="T5">-2.528,32</text:span></text:p>
          </table:table-cell>
          <table:table-cell table:style-name="ce145"/>
          <table:table-cell/>
          <table:table-cell table:style-name="ce271"/>
          <table:table-cell/>
          <table:table-cell office:value-type="currency" office:currency="TRY" office:value="-2528.3" calcext:value-type="currency">
            <text:p>-₺2.528,30</text:p>
          </table:table-cell>
          <table:table-cell table:formula="of:=[.H29]+[.F30]+[.G30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143" table:number-columns-repeated="2"/>
          <table:table-cell/>
          <table:table-cell table:style-name="ce271"/>
          <table:table-cell table:number-columns-repeated="2"/>
          <table:table-cell table:formula="of:=[.H30]+[.F31]+[.G31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143" office:value-type="string" calcext:value-type="string">
            <text:p>954 /TOKATAMASY/FATURA</text:p>
          </table:table-cell>
          <table:table-cell table:style-name="ce143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569" calcext:value-type="currency">
            <text:p>-₺569,00</text:p>
          </table:table-cell>
          <table:table-cell table:formula="of:=[.H31]+[.F32]+[.G32]" office:value-type="float" office:value="-7628.7" calcext:value-type="float">
            <text:p>-7.628,70</text:p>
          </table:table-cell>
        </table:table-row>
        <table:table-row table:style-name="ro3">
          <table:table-cell table:style-name="Default"/>
          <table:table-cell table:style-name="ce143" office:value-type="string" calcext:value-type="string">
            <text:p>959 /TOKATAMASY/FATURA</text:p>
          </table:table-cell>
          <table:table-cell table:style-name="ce143"/>
          <table:table-cell/>
          <table:table-cell office:value-type="currency" office:currency="TRY" office:value="-51" calcext:value-type="currency">
            <text:p>-₺51,00</text:p>
          </table:table-cell>
          <table:table-cell/>
          <table:table-cell office:value-type="currency" office:currency="TRY" office:value="-51" calcext:value-type="currency">
            <text:p>-₺51,00</text:p>
          </table:table-cell>
          <table:table-cell table:formula="of:=[.H32]+[.F33]+[.G33]" office:value-type="float" office:value="-7679.7" calcext:value-type="float">
            <text:p>-7.679,70</text:p>
          </table:table-cell>
        </table:table-row>
        <table:table-row table:style-name="ro3">
          <table:table-cell table:style-name="Default"/>
          <table:table-cell table:style-name="ce143" table:number-columns-repeated="2"/>
          <table:table-cell table:number-columns-repeated="4"/>
          <table:table-cell table:formula="of:=[.H33]+[.F34]+[.G34]" office:value-type="float" office:value="-7679.7" calcext:value-type="float">
            <text:p>-7.679,70</text:p>
          </table:table-cell>
        </table:table-row>
        <table:table-row table:style-name="ro3">
          <table:table-cell office:value-type="date" office:date-value="2022-11-25" calcext:value-type="date">
            <text:p>25.11.2022</text:p>
          </table:table-cell>
          <table:table-cell table:style-name="ce191" office:value-type="string" calcext:value-type="string">
            <text:p>erenler gıda pide mlzm 11- 1</text:p>
          </table:table-cell>
          <table:table-cell table:style-name="ce143"/>
          <table:table-cell table:number-columns-repeated="3"/>
          <table:table-cell office:value-type="currency" office:currency="TRY" office:value="-175" calcext:value-type="currency">
            <text:p>-₺175,00</text:p>
          </table:table-cell>
          <table:table-cell table:formula="of:=[.H34]+[.F35]+[.G35]" office:value-type="float" office:value="-7854.7" calcext:value-type="float">
            <text:p>-7.854,70</text:p>
          </table:table-cell>
        </table:table-row>
        <table:table-row table:style-name="ro3">
          <table:table-cell office:value-type="date" office:date-value="2022-11-26" calcext:value-type="date">
            <text:p>26.11.2022</text:p>
          </table:table-cell>
          <table:table-cell table:style-name="ce191" office:value-type="string" calcext:value-type="string">
            <text:p>erenler gıda pide mlzm 11- 2</text:p>
          </table:table-cell>
          <table:table-cell table:style-name="ce143"/>
          <table:table-cell table:number-columns-repeated="3"/>
          <table:table-cell office:value-type="currency" office:currency="TRY" office:value="-204" calcext:value-type="currency">
            <text:p>-₺204,00</text:p>
          </table:table-cell>
          <table:table-cell table:formula="of:=[.H35]+[.F36]+[.G36]" office:value-type="float" office:value="-8058.7" calcext:value-type="float">
            <text:p>-8.058,70</text:p>
          </table:table-cell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191" office:value-type="string" calcext:value-type="string">
            <text:p>erenler gıda pide mlzm 11- 3</text:p>
          </table:table-cell>
          <table:table-cell table:style-name="ce143"/>
          <table:table-cell table:number-columns-repeated="3"/>
          <table:table-cell office:value-type="currency" office:currency="TRY" office:value="-182" calcext:value-type="currency">
            <text:p>-₺182,00</text:p>
          </table:table-cell>
          <table:table-cell table:formula="of:=[.H36]+[.F37]+[.G37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table:style-name="ce143" table:number-columns-repeated="2"/>
          <table:table-cell/>
          <table:table-cell table:style-name="ce271"/>
          <table:table-cell table:number-columns-repeated="2"/>
          <table:table-cell table:formula="of:=[.H37]+[.F38]+[.G38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275"/>
          <table:table-cell table:style-name="ce271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8]+[.F39]+[.G39]" office:value-type="float" office:value="-10351.7" calcext:value-type="float">
            <text:p>-10.351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275"/>
          <table:table-cell table:style-name="ce271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9]+[.F40]+[.G40]" office:value-type="float" office:value="-12462.7" calcext:value-type="float">
            <text:p>-12.4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275"/>
          <table:table-cell table:style-name="ce271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1500" calcext:value-type="currency">
            <text:p>-₺1.500,00</text:p>
          </table:table-cell>
          <table:table-cell table:formula="of:=[.H40]+[.F41]+[.G41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275" table:number-columns-repeated="2"/>
          <table:table-cell table:number-columns-repeated="2"/>
          <table:table-cell table:formula="of:=[.H41]+[.F42]+[.G42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70" office:value-type="currency" office:currency="TRY" office:value="4299.5" calcext:value-type="currency">
            <text:p>₺4.299,50</text:p>
          </table:table-cell>
          <table:table-cell table:style-name="ce275"/>
          <table:table-cell office:value-type="currency" office:currency="TRY" office:value="4299.5" calcext:value-type="currency">
            <text:p>₺4.299,50</text:p>
          </table:table-cell>
          <table:table-cell/>
          <table:table-cell table:formula="of:=[.H42]+[.F43]+[.G43]" office:value-type="float" office:value="-9663.2" calcext:value-type="float">
            <text:p>-9.66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Tuzgümrüğü kira</text:p>
          </table:table-cell>
          <table:table-cell/>
          <table:table-cell table:style-name="ce270" office:value-type="currency" office:currency="TRY" office:value="1650" calcext:value-type="currency">
            <text:p>₺1.650,00</text:p>
          </table:table-cell>
          <table:table-cell table:style-name="ce275"/>
          <table:table-cell office:value-type="currency" office:currency="TRY" office:value="1650" calcext:value-type="currency">
            <text:p>₺1.650,00</text:p>
          </table:table-cell>
          <table:table-cell/>
          <table:table-cell table:formula="of:=[.H43]+[.F44]+[.G44]" office:value-type="float" office:value="-8013.2" calcext:value-type="float">
            <text:p>-8.013,20</text:p>
          </table:table-cell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office:value-type="string" calcext:value-type="string">
            <text:p>Doğuş Kira 4/12-2023-24– 30-11-22</text:p>
          </table:table-cell>
          <table:table-cell/>
          <table:table-cell table:style-name="ce270" office:value-type="currency" office:currency="TRY" office:value="3000" calcext:value-type="currency">
            <text:p>₺3.000,00</text:p>
          </table:table-cell>
          <table:table-cell table:style-name="ce275"/>
          <table:table-cell office:value-type="currency" office:currency="TRY" office:value="3000" calcext:value-type="currency">
            <text:p>₺3.000,00</text:p>
          </table:table-cell>
          <table:table-cell/>
          <table:table-cell table:formula="of:=[.H44]+[.F45]+[.G45]" office:value-type="float" office:value="-5013.2" calcext:value-type="float">
            <text:p>-5.013,20</text:p>
          </table:table-cell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office:value-type="string" calcext:value-type="string">
            <text:p>snyG Metin ÇELİK 3/8</text:p>
          </table:table-cell>
          <table:table-cell/>
          <table:table-cell table:style-name="ce270" office:value-type="currency" office:currency="TRY" office:value="1000" calcext:value-type="currency">
            <text:p>₺1.000,00</text:p>
          </table:table-cell>
          <table:table-cell table:style-name="ce275"/>
          <table:table-cell office:value-type="currency" office:currency="TRY" office:value="1000" calcext:value-type="currency">
            <text:p>₺1.000,00</text:p>
          </table:table-cell>
          <table:table-cell/>
          <table:table-cell table:formula="of:=[.H45]+[.F46]+[.G46]" office:value-type="float" office:value="-4013.2" calcext:value-type="float">
            <text:p>-4.013,20</text:p>
          </table:table-cell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office:value-type="string" calcext:value-type="string">
            <text:p>SnyF-Kynkçı Merdal 3/12-2023-24</text:p>
          </table:table-cell>
          <table:table-cell/>
          <table:table-cell table:style-name="ce271" office:value-type="currency" office:currency="TRY" office:value="4000" calcext:value-type="currency">
            <text:p>₺4.000,00</text:p>
          </table:table-cell>
          <table:table-cell table:style-name="ce275"/>
          <table:table-cell table:number-columns-repeated="2"/>
          <table:table-cell table:formula="of:=[.H46]+[.F47]+[.G47]" office:value-type="float" office:value="-4013.2" calcext:value-type="float">
            <text:p>-4.01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Kira ++++++++++++++++++</text:p>
          </table:table-cell>
          <table:table-cell/>
          <table:table-cell table:style-name="ce270" office:value-type="currency" office:currency="TRY" office:value="82000" calcext:value-type="currency">
            <text:p>₺82.000,00</text:p>
          </table:table-cell>
          <table:table-cell table:style-name="ce275"/>
          <table:table-cell office:value-type="currency" office:currency="TRY" office:value="80000" calcext:value-type="currency">
            <text:p>₺80.000,00</text:p>
          </table:table-cell>
          <table:table-cell/>
          <table:table-cell table:formula="of:=[.H47]+[.F48]+[.G48]" office:value-type="float" office:value="75986.8" calcext:value-type="float">
            <text:p>75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Yıkamacı Kira ++10, ayda alındı+++</text:p>
          </table:table-cell>
          <table:table-cell/>
          <table:table-cell table:style-name="ce270"/>
          <table:table-cell table:style-name="ce275"/>
          <table:table-cell table:number-columns-repeated="2"/>
          <table:table-cell table:formula="of:=[.H48]+[.F49]+[.G49]" office:value-type="float" office:value="75986.8" calcext:value-type="float">
            <text:p>75.986,80</text:p>
          </table:table-cell>
        </table:table-row>
        <table:table-row table:style-name="ro3">
          <table:table-cell office:value-type="date" office:date-value="2022-11-28" calcext:value-type="date">
            <text:p>28.11.2022</text:p>
          </table:table-cell>
          <table:table-cell office:value-type="string" calcext:value-type="string">
            <text:p>SnyB Salih ANT 10-12-2022 de ödenecekti</text:p>
          </table:table-cell>
          <table:table-cell/>
          <table:table-cell table:style-name="ce270"/>
          <table:table-cell table:style-name="ce275"/>
          <table:table-cell office:value-type="currency" office:currency="TRY" office:value="84000" calcext:value-type="currency">
            <text:p>₺84.000,00</text:p>
          </table:table-cell>
          <table:table-cell/>
          <table:table-cell table:formula="of:=[.H49]+[.F50]+[.G50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0]+[.F51]+[.G51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123" table:number-columns-repeated="3"/>
          <table:table-cell table:formula="of:=[.H51]+[.F52]+[.G5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2]+[.F53]+[.G53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53]+[.F54]+[.G54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table:style-name="ce273" office:value-type="string" calcext:value-type="string">
            <text:p>snyA Ayhan Tüfek 42000-40000</text:p>
          </table:table-cell>
          <table:table-cell table:style-name="ce273"/>
          <table:table-cell table:style-name="ce277" office:value-type="currency" office:currency="TRY" office:value="2000" calcext:value-type="currency">
            <text:p>₺2.000,00</text:p>
          </table:table-cell>
          <table:table-cell table:style-name="Default" table:number-columns-repeated="4"/>
        </table:table-row>
        <table:table-row table:style-name="ro3">
          <table:table-cell office:value-type="date" office:date-value="2022-10-05" calcext:value-type="date">
            <text:p>05.10.2022</text:p>
          </table:table-cell>
          <table:table-cell table:style-name="ce273" office:value-type="string" calcext:value-type="string">
            <text:p>Cihan Elektrik Teminat 1200 – 1/6</text:p>
          </table:table-cell>
          <table:table-cell table:style-name="ce273"/>
          <table:table-cell table:style-name="ce277" office:value-type="currency" office:currency="TRY" office:value="200" calcext:value-type="currency">
            <text:p>₺200,00</text:p>
          </table:table-cell>
          <table:table-cell table:style-name="Default" table:number-columns-repeated="4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241" office:value-type="date" office:date-value="2022-10-30" calcext:value-type="date">
            <text:p>30.10.2022</text:p>
          </table:table-cell>
          <table:table-cell table:style-name="ce190" office:value-type="string" calcext:value-type="string">
            <text:p>SnyF-Kynkçı Merdal 2/12-2023-24</text:p>
          </table:table-cell>
          <table:table-cell table:style-name="ce190"/>
          <table:table-cell table:style-name="ce278" office:value-type="currency" office:currency="TRY" office:value="4000" calcext:value-type="currency">
            <text:p>₺4.000,00</text:p>
          </table:table-cell>
          <table:table-cell table:style-name="Default" table:number-columns-repeated="4"/>
        </table:table-row>
        <table:table-row table:style-name="ro3">
          <table:table-cell table:style-name="ce241" office:value-type="date" office:date-value="2022-09-30" calcext:value-type="date">
            <text:p>30.09.2022</text:p>
          </table:table-cell>
          <table:table-cell table:style-name="ce190" office:value-type="string" calcext:value-type="string">
            <text:p>SnyF-Kynkçı Merdal 1/12-2023-24</text:p>
          </table:table-cell>
          <table:table-cell table:style-name="ce190"/>
          <table:table-cell table:style-name="ce278" office:value-type="currency" office:currency="TRY" office:value="4000" calcext:value-type="currency">
            <text:p>₺4.000,00</text:p>
          </table:table-cell>
          <table:table-cell table:style-name="Default" table:number-columns-repeated="4"/>
        </table:table-row>
        <table:table-row table:style-name="ro3">
          <table:table-cell table:style-name="ce241" office:value-type="date" office:date-value="2022-08-30" calcext:value-type="date">
            <text:p>30.08.2022</text:p>
          </table:table-cell>
          <table:table-cell table:style-name="ce190" office:value-type="string" calcext:value-type="string">
            <text:p>SnyF-Kynkçı Merdal 12/12-2022-23</text:p>
          </table:table-cell>
          <table:table-cell table:style-name="ce190"/>
          <table:table-cell table:style-name="ce278" office:value-type="currency" office:currency="TRY" office:value="4000" calcext:value-type="currency">
            <text:p>₺4.000,00</text:p>
          </table:table-cell>
          <table:table-cell table:style-name="Default" table:number-columns-repeated="4"/>
        </table:table-row>
        <table:table-row table:style-name="ro3">
          <table:table-cell table:style-name="ce241" office:value-type="date" office:date-value="2022-07-30" calcext:value-type="date">
            <text:p>30.07.2022</text:p>
          </table:table-cell>
          <table:table-cell table:style-name="ce190" office:value-type="string" calcext:value-type="string">
            <text:p>SnyF-Kynkçı Merdal 11/12-2022</text:p>
          </table:table-cell>
          <table:table-cell table:style-name="ce190"/>
          <table:table-cell table:style-name="ce278" office:value-type="currency" office:currency="TRY" office:value="4000" calcext:value-type="currency">
            <text:p>₺4.000,00</text:p>
          </table:table-cell>
          <table:table-cell table:style-name="Default" table:number-columns-repeated="4"/>
        </table:table-row>
        <table:table-row table:style-name="ro3">
          <table:table-cell table:style-name="ce241" office:value-type="date" office:date-value="2022-06-30" calcext:value-type="date">
            <text:p>30.06.2022</text:p>
          </table:table-cell>
          <table:table-cell table:style-name="ce190" office:value-type="string" calcext:value-type="string">
            <text:p>SnyF-Kynkçı Merdal 10/12-2022</text:p>
          </table:table-cell>
          <table:table-cell table:style-name="ce190"/>
          <table:table-cell table:style-name="ce278" office:value-type="currency" office:currency="TRY" office:value="4000" calcext:value-type="currency">
            <text:p>₺4.000,00</text:p>
          </table:table-cell>
          <table:table-cell table:style-name="Default" table:number-columns-repeated="4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Default"/>
          <table:table-cell table:number-columns-repeated="2"/>
          <table:table-cell table:style-name="Default" table:formula="of:=SUM([.D56:.D64])" office:value-type="float" office:value="22200" calcext:value-type="float">
            <text:p>22200</text:p>
          </table:table-cell>
          <table:table-cell table:style-name="Default" table:number-columns-repeated="4"/>
        </table:table-row>
      </table:table>
      <table:table table:name="12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number-columns-repeated="3" table:default-cell-style-name="Default"/>
        <table:table-column table:style-name="co12" table:default-cell-style-name="ce106"/>
        <table:table-column table:style-name="co12" table:default-cell-style-name="Default"/>
        <table:table-row table:style-name="ro3">
          <table:table-cell table:number-columns-repeated="4"/>
          <table:table-cell table:style-name="ce150"/>
          <table:table-cell table:style-name="ce150" office:value-type="string" calcext:value-type="string">
            <text:p>GİRİŞ</text:p>
          </table:table-cell>
          <table:table-cell table:style-name="ce133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</table:table-row>
        <table:table-row table:style-name="ro3">
          <table:table-cell table:style-name="ce147" office:value-type="string" calcext:value-type="string">
            <text:p>- ARALIK 2022</text:p>
          </table:table-cell>
          <table:table-cell/>
          <table:table-cell table:style-name="ce148" office:value-type="string" calcext:value-type="string">
            <text:p>TOPLAM</text:p>
          </table:table-cell>
          <table:table-cell table:style-name="ce149" table:formula="of:=SUM([.D11:.D57])" office:value-type="float" office:value="103475.96" calcext:value-type="float">
            <text:p>103.475,96</text:p>
          </table:table-cell>
          <table:table-cell table:style-name="ce149" table:formula="of:=SUM([.E11:.E94])" office:value-type="float" office:value="-16961.34" calcext:value-type="float">
            <text:p>-16.961,34</text:p>
          </table:table-cell>
          <table:table-cell table:style-name="ce149" table:formula="of:=SUM([.F11:.F92])" office:value-type="float" office:value="6702.89" calcext:value-type="float">
            <text:p>6.702,89</text:p>
          </table:table-cell>
          <table:table-cell table:style-name="ce135" table:formula="of:=SUM([.G11:.G92])" office:value-type="float" office:value="-13771.34" calcext:value-type="float">
            <text:p>-13.771,34</text:p>
          </table:table-cell>
          <table:table-cell table:style-name="ce149" table:formula="of:=[.F2]+[.G2]" office:value-type="float" office:value="-7068.45" calcext:value-type="float">
            <text:p>-7.068,45</text:p>
          </table:table-cell>
        </table:table-row>
        <table:table-row table:style-name="ro3">
          <table:table-cell/>
          <table:table-cell table:style-name="ce142"/>
          <table:table-cell table:number-columns-repeated="5"/>
          <table:table-cell table:style-name="ce123"/>
        </table:table-row>
        <table:table-row table:style-name="ro3">
          <table:table-cell/>
          <table:table-cell table:style-name="ce142"/>
          <table:table-cell table:number-columns-repeated="5"/>
          <table:table-cell table:style-name="ce123" table:formula="of:=[.H3]+[.F11]+[.G11]" office:value-type="float" office:value="680" calcext:value-type="float">
            <text:p>680,00</text:p>
          </table:table-cell>
        </table:table-row>
        <table:table-row table:style-name="ro3">
          <table:table-cell table:style-name="ce140" office:value-type="date" office:date-value="2022-12-02" calcext:value-type="date">
            <text:p>02.12.2022</text:p>
          </table:table-cell>
          <table:table-cell table:style-name="ce144" office:value-type="string" calcext:value-type="string">
            <text:p>5847500300 /CK ÇEPESAŞ/FATURA</text:p>
          </table:table-cell>
          <table:table-cell table:style-name="ce144" table:number-columns-repeated="2"/>
          <table:table-cell table:style-name="ce152" office:value-type="float" office:value="-200" calcext:value-type="float">
            <text:p>-200,00</text:p>
          </table:table-cell>
          <table:table-cell/>
          <table:table-cell office:value-type="float" office:value="-214" calcext:value-type="float">
            <text:p>-214,00</text:p>
          </table:table-cell>
          <table:table-cell table:style-name="ce123" table:formula="of:=[.H4]+[.F5]+[.G5]" office:value-type="float" office:value="466" calcext:value-type="float">
            <text:p>466,00</text:p>
          </table:table-cell>
        </table:table-row>
        <table:table-row table:style-name="ro3">
          <table:table-cell table:style-name="ce140" office:value-type="date" office:date-value="2022-12-02" calcext:value-type="date">
            <text:p>02.12.2022</text:p>
          </table:table-cell>
          <table:table-cell table:style-name="ce144" office:value-type="string" calcext:value-type="string">
            <text:p><text:span text:style-name="T1">8222520300</text:span> /CK ÇEPESAŞ/FATURA</text:p>
          </table:table-cell>
          <table:table-cell table:style-name="ce144" table:number-columns-repeated="2"/>
          <table:table-cell table:style-name="ce152" office:value-type="float" office:value="-400" calcext:value-type="float">
            <text:p>-400,00</text:p>
          </table:table-cell>
          <table:table-cell/>
          <table:table-cell office:value-type="float" office:value="-491" calcext:value-type="float">
            <text:p>-491,00</text:p>
          </table:table-cell>
          <table:table-cell table:style-name="ce123" table:formula="of:=[.H5]+[.F6]+[.G6]" office:value-type="float" office:value="-25" calcext:value-type="float">
            <text:p>-25,00</text:p>
          </table:table-cell>
        </table:table-row>
        <table:table-row table:style-name="ro3">
          <table:table-cell/>
          <table:table-cell table:style-name="ce143" table:number-columns-repeated="3"/>
          <table:table-cell table:style-name="ce152"/>
          <table:table-cell table:number-columns-repeated="2"/>
          <table:table-cell table:style-name="ce123" table:formula="of:=[.H6]+[.F7]+[.G7]" office:value-type="float" office:value="-25" calcext:value-type="float">
            <text:p>-25,00</text:p>
          </table:table-cell>
        </table:table-row>
        <table:table-row table:style-name="ro3">
          <table:table-cell table:style-name="ce140" office:value-type="date" office:date-value="2022-12-07" calcext:value-type="date">
            <text:p>07.12.2022</text:p>
          </table:table-cell>
          <table:table-cell table:style-name="ce144" office:value-type="string" calcext:value-type="string">
            <text:p>Adem Özen Kira Ödemesi 7/12</text:p>
          </table:table-cell>
          <table:table-cell table:style-name="ce144" table:number-columns-repeated="2"/>
          <table:table-cell table:style-name="ce152" office:value-type="float" office:value="-4300" calcext:value-type="float">
            <text:p>-4.300,00</text:p>
          </table:table-cell>
          <table:table-cell/>
          <table:table-cell office:value-type="float" office:value="-4300" calcext:value-type="float">
            <text:p>-4.300,00</text:p>
          </table:table-cell>
          <table:table-cell table:style-name="ce123" table:formula="of:=[.H7]+[.F8]+[.G8]" office:value-type="float" office:value="-4325" calcext:value-type="float">
            <text:p>-4.325,00</text:p>
          </table:table-cell>
        </table:table-row>
        <table:table-row table:style-name="ro3">
          <table:table-cell table:style-name="ce140" office:value-type="date" office:date-value="2022-12-07" calcext:value-type="date">
            <text:p>07.12.2022</text:p>
          </table:table-cell>
          <table:table-cell table:style-name="ce144" office:value-type="string" calcext:value-type="string">
            <text:p>MarRyl Aidat 7/12</text:p>
          </table:table-cell>
          <table:table-cell table:style-name="ce144" table:number-columns-repeated="2"/>
          <table:table-cell table:style-name="ce152" office:value-type="float" office:value="-496.5" calcext:value-type="float">
            <text:p>-496,50</text:p>
          </table:table-cell>
          <table:table-cell/>
          <table:table-cell office:value-type="float" office:value="-496.5" calcext:value-type="float">
            <text:p>-496,50</text:p>
          </table:table-cell>
          <table:table-cell table:style-name="ce123" table:formula="of:=[.H8]+[.F9]+[.G9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142"/>
          <table:table-cell table:number-columns-repeated="2"/>
          <table:table-cell table:style-name="ce184"/>
          <table:table-cell table:number-columns-repeated="2"/>
          <table:table-cell table:style-name="ce123" table:formula="of:=[.H9]+[.F10]+[.G10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116" office:value-type="string" calcext:value-type="string">
            <text:p>SALİH ANT</text:p>
          </table:table-cell>
          <table:table-cell/>
          <table:table-cell office:value-type="float" office:value="693.79" calcext:value-type="float">
            <text:p>693,79</text:p>
          </table:table-cell>
          <table:table-cell table:style-name="ce184"/>
          <table:table-cell table:style-name="ce152" office:value-type="float" office:value="680" calcext:value-type="float">
            <text:p>680,00</text:p>
          </table:table-cell>
          <table:table-cell/>
          <table:table-cell table:style-name="ce123" table:formula="of:=[.H10]+[.F11]+[.G11]" office:value-type="float" office:value="-4141.5" calcext:value-type="float">
            <text:p>-4.141,50</text:p>
          </table:table-cell>
        </table:table-row>
        <table:table-row table:style-name="ro3">
          <table:table-cell/>
          <table:table-cell table:style-name="ce116" office:value-type="string" calcext:value-type="string">
            <text:p>Hurdacı Elektrik</text:p>
          </table:table-cell>
          <table:table-cell/>
          <table:table-cell office:value-type="float" office:value="1399.75" calcext:value-type="float">
            <text:p>1399,75</text:p>
          </table:table-cell>
          <table:table-cell table:style-name="ce152"/>
          <table:table-cell table:style-name="ce123" office:value-type="float" office:value="1400" calcext:value-type="float">
            <text:p>1.400,00</text:p>
          </table:table-cell>
          <table:table-cell/>
          <table:table-cell table:style-name="ce123" table:formula="of:=[.H11]+[.F12]+[.G12]" office:value-type="float" office:value="-2741.5" calcext:value-type="float">
            <text:p>-2.741,50</text:p>
          </table:table-cell>
        </table:table-row>
        <table:table-row table:style-name="ro3">
          <table:table-cell/>
          <table:table-cell table:style-name="ce116" office:value-type="string" calcext:value-type="string">
            <text:p>Cihan Elektrik</text:p>
          </table:table-cell>
          <table:table-cell/>
          <table:table-cell office:value-type="float" office:value="295.51" calcext:value-type="float">
            <text:p>295,51</text:p>
          </table:table-cell>
          <table:table-cell table:style-name="ce152"/>
          <table:table-cell table:style-name="ce123" office:value-type="float" office:value="295" calcext:value-type="float">
            <text:p>295,00</text:p>
          </table:table-cell>
          <table:table-cell/>
          <table:table-cell table:style-name="ce123" table:formula="of:=[.H12]+[.F13]+[.G13]" office:value-type="float" office:value="-2446.5" calcext:value-type="float">
            <text:p>-2.446,50</text:p>
          </table:table-cell>
        </table:table-row>
        <table:table-row table:style-name="ro3">
          <table:table-cell/>
          <table:table-cell table:style-name="ce116" office:value-type="string" calcext:value-type="string">
            <text:p>Cihan Elektrik Teminat 1200 – 3/6</text:p>
          </table:table-cell>
          <table:table-cell/>
          <table:table-cell table:style-name="ce147" office:value-type="float" office:value="200" calcext:value-type="float">
            <text:p>200</text:p>
          </table:table-cell>
          <table:table-cell table:style-name="ce152"/>
          <table:table-cell table:style-name="ce123"/>
          <table:table-cell/>
          <table:table-cell table:style-name="ce123" table:formula="of:=[.H13]+[.F14]+[.G14]" office:value-type="float" office:value="-2446.5" calcext:value-type="float">
            <text:p>-2.446,50</text:p>
          </table:table-cell>
        </table:table-row>
        <table:table-row table:style-name="ro3">
          <table:table-cell/>
          <table:table-cell table:style-name="ce116" office:value-type="string" calcext:value-type="string">
            <text:p>Merdal </text:p>
          </table:table-cell>
          <table:table-cell/>
          <table:table-cell office:value-type="float" office:value="1681.84" calcext:value-type="float">
            <text:p>1681,84</text:p>
          </table:table-cell>
          <table:table-cell table:style-name="ce152"/>
          <table:table-cell table:style-name="ce123" office:value-type="float" office:value="1680" calcext:value-type="float">
            <text:p>1.680,00</text:p>
          </table:table-cell>
          <table:table-cell/>
          <table:table-cell table:style-name="ce123" table:formula="of:=[.H14]+[.F15]+[.G15]" office:value-type="float" office:value="-766.5" calcext:value-type="float">
            <text:p>-766,50</text:p>
          </table:table-cell>
        </table:table-row>
        <table:table-row table:style-name="ro3">
          <table:table-cell/>
          <table:table-cell table:style-name="ce116" office:value-type="string" calcext:value-type="string">
            <text:p>Metin</text:p>
          </table:table-cell>
          <table:table-cell/>
          <table:table-cell office:value-type="float" office:value="1087.68" calcext:value-type="float">
            <text:p>1087,68</text:p>
          </table:table-cell>
          <table:table-cell table:style-name="ce184"/>
          <table:table-cell table:style-name="ce123" office:value-type="float" office:value="1080" calcext:value-type="float">
            <text:p>1.080,00</text:p>
          </table:table-cell>
          <table:table-cell/>
          <table:table-cell table:style-name="ce123" table:formula="of:=[.H15]+[.F16]+[.G16]" office:value-type="float" office:value="313.5" calcext:value-type="float">
            <text:p>313,50</text:p>
          </table:table-cell>
        </table:table-row>
        <table:table-row table:style-name="ro3">
          <table:table-cell/>
          <table:table-cell table:style-name="ce116" office:value-type="string" calcext:value-type="string">
            <text:p>Metin Elektrik Teminat 1200 – 4/6</text:p>
          </table:table-cell>
          <table:table-cell table:style-name="ce143"/>
          <table:table-cell table:style-name="ce143" office:value-type="float" office:value="200" calcext:value-type="float">
            <text:p>200</text:p>
          </table:table-cell>
          <table:table-cell table:style-name="ce152"/>
          <table:table-cell table:style-name="ce123" office:value-type="float" office:value="200" calcext:value-type="float">
            <text:p>200,00</text:p>
          </table:table-cell>
          <table:table-cell/>
          <table:table-cell table:style-name="ce123" table:formula="of:=[.H16]+[.F17]+[.G17]" office:value-type="float" office:value="513.5" calcext:value-type="float">
            <text:p>513,50</text:p>
          </table:table-cell>
        </table:table-row>
        <table:table-row table:style-name="ro3">
          <table:table-cell/>
          <table:table-cell table:style-name="ce116" office:value-type="string" calcext:value-type="string">
            <text:p>Hacı Elektrik</text:p>
          </table:table-cell>
          <table:table-cell table:style-name="ce143"/>
          <table:table-cell table:style-name="ce143" office:value-type="float" office:value="217.89" calcext:value-type="float">
            <text:p>217,89</text:p>
          </table:table-cell>
          <table:table-cell table:style-name="ce152"/>
          <table:table-cell table:style-name="ce123" office:value-type="float" office:value="217.89" calcext:value-type="float">
            <text:p>217,89</text:p>
          </table:table-cell>
          <table:table-cell/>
          <table:table-cell table:style-name="ce123" table:formula="of:=[.H17]+[.F18]+[.G18]" office:value-type="float" office:value="731.39" calcext:value-type="float">
            <text:p>731,39</text:p>
          </table:table-cell>
        </table:table-row>
        <table:table-row table:style-name="ro3">
          <table:table-cell/>
          <table:table-cell table:style-name="ce143" office:value-type="string" calcext:value-type="string">
            <text:p>9522138254 /CK ÇEPESAŞ/FATURA</text:p>
          </table:table-cell>
          <table:table-cell table:style-name="ce143" table:number-columns-repeated="2"/>
          <table:table-cell table:style-name="ce152" office:value-type="float" office:value="-4516" calcext:value-type="float">
            <text:p>-4.516,00</text:p>
          </table:table-cell>
          <table:table-cell table:style-name="ce123"/>
          <table:table-cell office:value-type="float" office:value="-4516" calcext:value-type="float">
            <text:p>-4.516,00</text:p>
          </table:table-cell>
          <table:table-cell table:style-name="ce123" table:formula="of:=[.H18]+[.F19]+[.G19]" office:value-type="float" office:value="-3784.61" calcext:value-type="float">
            <text:p>-3.784,61</text:p>
          </table:table-cell>
        </table:table-row>
        <table:table-row table:style-name="ro3">
          <table:table-cell/>
          <table:table-cell table:style-name="ce143" table:number-columns-repeated="3"/>
          <table:table-cell table:style-name="ce151"/>
          <table:table-cell table:style-name="ce123"/>
          <table:table-cell/>
          <table:table-cell table:style-name="ce123" table:formula="of:=[.H19]+[.F20]+[.G20]" office:value-type="float" office:value="-3784.61" calcext:value-type="float">
            <text:p>-3.784,61</text:p>
          </table:table-cell>
        </table:table-row>
        <table:table-row table:style-name="ro3">
          <table:table-cell table:style-name="ce140" office:value-type="date" office:date-value="2022-11-01" calcext:value-type="date">
            <text:p>01.11.2022</text:p>
          </table:table-cell>
          <table:table-cell table:style-name="ce145" office:value-type="string" calcext:value-type="string">
            <text:p>ikea masa 3/6</text:p>
          </table:table-cell>
          <table:table-cell table:style-name="ce145" table:number-columns-repeated="2"/>
          <table:table-cell table:style-name="ce152" office:value-type="float" office:value="-208.17" calcext:value-type="float">
            <text:p>-208,17</text:p>
          </table:table-cell>
          <table:table-cell table:style-name="ce123"/>
          <table:table-cell/>
          <table:table-cell table:style-name="ce123" table:formula="of:=[.H20]+[.F21]+[.G21]" office:value-type="float" office:value="-3784.61" calcext:value-type="float">
            <text:p>-3.784,61</text:p>
          </table:table-cell>
        </table:table-row>
        <table:table-row table:style-name="ro3">
          <table:table-cell table:style-name="ce140" office:value-type="date" office:date-value="2022-11-06" calcext:value-type="date">
            <text:p>06.11.2022</text:p>
          </table:table-cell>
          <table:table-cell table:style-name="ce145" office:value-type="string" calcext:value-type="string">
            <text:p>koçtaş pervane 3/6</text:p>
          </table:table-cell>
          <table:table-cell table:style-name="ce145" table:number-columns-repeated="2"/>
          <table:table-cell table:style-name="ce152" office:value-type="float" office:value="-151.65" calcext:value-type="float">
            <text:p>-151,65</text:p>
          </table:table-cell>
          <table:table-cell table:style-name="ce123"/>
          <table:table-cell/>
          <table:table-cell table:style-name="ce123" table:formula="of:=[.H21]+[.F22]+[.G22]" office:value-type="float" office:value="-3784.61" calcext:value-type="float">
            <text:p>-3.784,61</text:p>
          </table:table-cell>
        </table:table-row>
        <table:table-row table:style-name="ro3">
          <table:table-cell table:style-name="ce140" office:value-type="date" office:date-value="2022-10-26" calcext:value-type="date">
            <text:p>26.10.2022</text:p>
          </table:table-cell>
          <table:table-cell office:value-type="string" calcext:value-type="string">
            <text:p>özcan et</text:p>
          </table:table-cell>
          <table:table-cell table:number-columns-repeated="2"/>
          <table:table-cell table:style-name="ce152" office:value-type="float" office:value="-40" calcext:value-type="float">
            <text:p>-40,00</text:p>
          </table:table-cell>
          <table:table-cell table:style-name="ce123"/>
          <table:table-cell/>
          <table:table-cell table:style-name="ce123" table:formula="of:=[.H22]+[.F23]+[.G23]" office:value-type="float" office:value="-3784.61" calcext:value-type="float">
            <text:p>-3.784,61</text:p>
          </table:table-cell>
        </table:table-row>
        <table:table-row table:style-name="ro3">
          <table:table-cell table:style-name="ce140" office:value-type="date" office:date-value="2022-11-03" calcext:value-type="date">
            <text:p>03.11.2022</text:p>
          </table:table-cell>
          <table:table-cell table:style-name="ce191" office:value-type="string" calcext:value-type="string">
            <text:p>erenler gıda pide mlzm 11- k1</text:p>
          </table:table-cell>
          <table:table-cell table:style-name="ce143" table:number-columns-repeated="2"/>
          <table:table-cell table:style-name="ce152" office:value-type="float" office:value="-173.67" calcext:value-type="float">
            <text:p>-173,67</text:p>
          </table:table-cell>
          <table:table-cell table:style-name="ce123"/>
          <table:table-cell/>
          <table:table-cell table:style-name="ce123" table:formula="of:=[.H23]+[.F24]+[.G24]" office:value-type="float" office:value="-3784.61" calcext:value-type="float">
            <text:p>-3.784,61</text:p>
          </table:table-cell>
        </table:table-row>
        <table:table-row table:style-name="ro3">
          <table:table-cell table:style-name="ce140" office:value-type="date" office:date-value="2022-11-05" calcext:value-type="date">
            <text:p>05.11.2022</text:p>
          </table:table-cell>
          <table:table-cell table:style-name="ce143" office:value-type="string" calcext:value-type="string">
            <text:p>mersin rav4 gaz</text:p>
          </table:table-cell>
          <table:table-cell table:style-name="ce143" table:number-columns-repeated="2"/>
          <table:table-cell table:style-name="ce152" office:value-type="float" office:value="-398.07" calcext:value-type="float">
            <text:p>-398,07</text:p>
          </table:table-cell>
          <table:table-cell table:style-name="ce123"/>
          <table:table-cell/>
          <table:table-cell table:style-name="ce123" table:formula="of:=[.H24]+[.F25]+[.G25]" office:value-type="float" office:value="-3784.61" calcext:value-type="float">
            <text:p>-3.784,61</text:p>
          </table:table-cell>
        </table:table-row>
        <table:table-row table:style-name="ro3">
          <table:table-cell table:style-name="ce140" office:value-type="date" office:date-value="2022-11-08" calcext:value-type="date">
            <text:p>08.11.2022</text:p>
          </table:table-cell>
          <table:table-cell office:value-type="string" calcext:value-type="string">
            <text:p>peri diş 1/9</text:p>
          </table:table-cell>
          <table:table-cell table:style-name="ce145" table:number-columns-repeated="2"/>
          <table:table-cell table:style-name="ce152" office:value-type="float" office:value="-1111.11" calcext:value-type="float">
            <text:p>-1.111,11</text:p>
          </table:table-cell>
          <table:table-cell table:style-name="ce123"/>
          <table:table-cell/>
          <table:table-cell table:style-name="ce123" table:formula="of:=[.H25]+[.F26]+[.G26]" office:value-type="float" office:value="-3784.61" calcext:value-type="float">
            <text:p>-3.784,61</text:p>
          </table:table-cell>
        </table:table-row>
        <table:table-row table:style-name="ro3">
          <table:table-cell table:style-name="ce140" office:value-type="date" office:date-value="2022-11-23" calcext:value-type="date">
            <text:p>23.11.2022</text:p>
          </table:table-cell>
          <table:table-cell office:value-type="string" calcext:value-type="string">
            <text:p>pervinden havale <text:s/>1/9</text:p>
          </table:table-cell>
          <table:table-cell table:style-name="ce145" table:number-columns-repeated="2"/>
          <table:table-cell table:style-name="ce152"/>
          <table:table-cell table:style-name="ce123" office:value-type="float" office:value="1150" calcext:value-type="float">
            <text:p>1.150,00</text:p>
          </table:table-cell>
          <table:table-cell/>
          <table:table-cell table:style-name="ce123" table:formula="of:=[.H26]+[.F27]+[.G27]" office:value-type="float" office:value="-2634.61" calcext:value-type="float">
            <text:p>-2.634,61</text:p>
          </table:table-cell>
        </table:table-row>
        <table:table-row table:style-name="ro3">
          <table:table-cell table:style-name="ce140" office:value-type="date" office:date-value="2022-11-10" calcext:value-type="date">
            <text:p>10.11.2022</text:p>
          </table:table-cell>
          <table:table-cell table:style-name="ce143" office:value-type="string" calcext:value-type="string">
            <text:p>lc kot – elçilik vatandaşlık</text:p>
          </table:table-cell>
          <table:table-cell table:style-name="ce143" table:number-columns-repeated="2"/>
          <table:table-cell table:style-name="ce152" office:value-type="float" office:value="-279.99" calcext:value-type="float">
            <text:p>-279,99</text:p>
          </table:table-cell>
          <table:table-cell table:style-name="ce123"/>
          <table:table-cell/>
          <table:table-cell table:style-name="ce123" table:formula="of:=[.H27]+[.F28]+[.G28]" office:value-type="float" office:value="-2634.61" calcext:value-type="float">
            <text:p>-2.634,61</text:p>
          </table:table-cell>
        </table:table-row>
        <table:table-row table:style-name="ro3">
          <table:table-cell table:style-name="ce140" office:value-type="date" office:date-value="2022-11-10" calcext:value-type="date">
            <text:p>10.11.2022</text:p>
          </table:table-cell>
          <table:table-cell table:style-name="ce143" office:value-type="string" calcext:value-type="string">
            <text:p>hd isk</text:p>
          </table:table-cell>
          <table:table-cell table:style-name="ce143" table:number-columns-repeated="2"/>
          <table:table-cell table:style-name="ce152" office:value-type="float" office:value="-89" calcext:value-type="float">
            <text:p>-89,00</text:p>
          </table:table-cell>
          <table:table-cell table:style-name="ce123"/>
          <table:table-cell/>
          <table:table-cell table:style-name="ce123" table:formula="of:=[.H28]+[.F29]+[.G29]" office:value-type="float" office:value="-2634.61" calcext:value-type="float">
            <text:p>-2.634,61</text:p>
          </table:table-cell>
        </table:table-row>
        <table:table-row table:style-name="ro3">
          <table:table-cell table:style-name="ce140" office:value-type="date" office:date-value="2022-11-10" calcext:value-type="date">
            <text:p>10.11.2022</text:p>
          </table:table-cell>
          <table:table-cell table:style-name="ce143" office:value-type="string" calcext:value-type="string">
            <text:p>Koçtaş 60*60 led</text:p>
          </table:table-cell>
          <table:table-cell table:style-name="ce143" table:number-columns-repeated="2"/>
          <table:table-cell table:style-name="ce152" office:value-type="float" office:value="-189.9" calcext:value-type="float">
            <text:p>-189,90</text:p>
          </table:table-cell>
          <table:table-cell table:style-name="ce123"/>
          <table:table-cell/>
          <table:table-cell table:style-name="ce123" table:formula="of:=[.H29]+[.F30]+[.G30]" office:value-type="float" office:value="-2634.61" calcext:value-type="float">
            <text:p>-2.634,61</text:p>
          </table:table-cell>
        </table:table-row>
        <table:table-row table:style-name="ro3">
          <table:table-cell table:style-name="ce140" office:value-type="date" office:date-value="2022-11-10" calcext:value-type="date">
            <text:p>10.11.2022</text:p>
          </table:table-cell>
          <table:table-cell table:style-name="ce143" office:value-type="string" calcext:value-type="string">
            <text:p>KKTC vatandaşlık harcı</text:p>
          </table:table-cell>
          <table:table-cell table:style-name="ce143" table:number-columns-repeated="2"/>
          <table:table-cell table:style-name="ce152" office:value-type="float" office:value="-2146.5" calcext:value-type="float">
            <text:p>-2.146,50</text:p>
          </table:table-cell>
          <table:table-cell table:style-name="ce123"/>
          <table:table-cell/>
          <table:table-cell table:style-name="ce123" table:formula="of:=[.H30]+[.F31]+[.G31]" office:value-type="float" office:value="-2634.61" calcext:value-type="float">
            <text:p>-2.634,61</text:p>
          </table:table-cell>
        </table:table-row>
        <table:table-row table:style-name="ro3">
          <table:table-cell table:style-name="ce140" office:value-type="date" office:date-value="2022-11-10" calcext:value-type="date">
            <text:p>10.11.2022</text:p>
          </table:table-cell>
          <table:table-cell table:style-name="ce143" office:value-type="string" calcext:value-type="string">
            <text:p>KKTC vatandaşlık harcı</text:p>
          </table:table-cell>
          <table:table-cell table:style-name="ce143" table:number-columns-repeated="2"/>
          <table:table-cell table:style-name="ce152" office:value-type="float" office:value="-275" calcext:value-type="float">
            <text:p>-275,00</text:p>
          </table:table-cell>
          <table:table-cell table:style-name="ce123"/>
          <table:table-cell/>
          <table:table-cell table:style-name="ce123" table:formula="of:=[.H31]+[.F32]+[.G32]" office:value-type="float" office:value="-2634.61" calcext:value-type="float">
            <text:p>-2.634,61</text:p>
          </table:table-cell>
        </table:table-row>
        <table:table-row table:style-name="ro3">
          <table:table-cell table:style-name="ce140" office:value-type="date" office:date-value="2022-11-12" calcext:value-type="date">
            <text:p>12.11.2022</text:p>
          </table:table-cell>
          <table:table-cell table:style-name="ce191" office:value-type="string" calcext:value-type="string">
            <text:p>erenler gıda pide mlzm 11- k2</text:p>
          </table:table-cell>
          <table:table-cell table:style-name="ce143" table:number-columns-repeated="2"/>
          <table:table-cell table:style-name="ce152" office:value-type="float" office:value="-189.66" calcext:value-type="float">
            <text:p>-189,66</text:p>
          </table:table-cell>
          <table:table-cell table:style-name="ce123"/>
          <table:table-cell/>
          <table:table-cell table:style-name="ce123" table:formula="of:=[.H32]+[.F33]+[.G33]" office:value-type="float" office:value="-2634.61" calcext:value-type="float">
            <text:p>-2.634,61</text:p>
          </table:table-cell>
        </table:table-row>
        <table:table-row table:style-name="ro3">
          <table:table-cell table:style-name="ce140" office:value-type="date" office:date-value="2022-11-14" calcext:value-type="date">
            <text:p>14.11.2022</text:p>
          </table:table-cell>
          <table:table-cell table:style-name="ce143" office:value-type="string" calcext:value-type="string">
            <text:p>snyB alçıpan</text:p>
          </table:table-cell>
          <table:table-cell table:style-name="ce143" table:number-columns-repeated="2"/>
          <table:table-cell table:style-name="ce152" office:value-type="float" office:value="-1720" calcext:value-type="float">
            <text:p>-1.720,00</text:p>
          </table:table-cell>
          <table:table-cell table:style-name="ce123"/>
          <table:table-cell/>
          <table:table-cell table:style-name="ce123" table:formula="of:=[.H33]+[.F34]+[.G34]" office:value-type="float" office:value="-2634.61" calcext:value-type="float">
            <text:p>-2.634,61</text:p>
          </table:table-cell>
        </table:table-row>
        <table:table-row table:style-name="ro3">
          <table:table-cell table:style-name="ce140" office:value-type="date" office:date-value="2022-11-17" calcext:value-type="date">
            <text:p>17.11.2022</text:p>
          </table:table-cell>
          <table:table-cell table:style-name="ce191" office:value-type="string" calcext:value-type="string">
            <text:p>erenler gıda pide mlzm 11- k3</text:p>
          </table:table-cell>
          <table:table-cell table:style-name="ce143" table:number-columns-repeated="2"/>
          <table:table-cell table:style-name="ce152" table:formula="of:=-204.04" office:value-type="float" office:value="-204.04" calcext:value-type="float">
            <text:p>-204,04</text:p>
          </table:table-cell>
          <table:table-cell table:style-name="ce123"/>
          <table:table-cell/>
          <table:table-cell table:style-name="ce123" table:formula="of:=[.H34]+[.F35]+[.G35]" office:value-type="float" office:value="-2634.61" calcext:value-type="float">
            <text:p>-2.634,61</text:p>
          </table:table-cell>
        </table:table-row>
        <table:table-row table:style-name="ro3">
          <table:table-cell table:style-name="ce140" office:value-type="date" office:date-value="2022-11-22" calcext:value-type="date">
            <text:p>22.11.2022</text:p>
          </table:table-cell>
          <table:table-cell table:style-name="ce143" office:value-type="string" calcext:value-type="string">
            <text:p>Vodafon 2240</text:p>
          </table:table-cell>
          <table:table-cell table:style-name="ce143" table:number-columns-repeated="2"/>
          <table:table-cell table:style-name="ce152" office:value-type="float" office:value="-90" calcext:value-type="float">
            <text:p>-90,00</text:p>
          </table:table-cell>
          <table:table-cell table:style-name="ce123"/>
          <table:table-cell/>
          <table:table-cell table:style-name="ce123" table:formula="of:=[.H35]+[.F36]+[.G36]" office:value-type="float" office:value="-2634.61" calcext:value-type="float">
            <text:p>-2.634,61</text:p>
          </table:table-cell>
        </table:table-row>
        <table:table-row table:style-name="ro3">
          <table:table-cell table:style-name="ce140" office:value-type="date" office:date-value="2022-11-22" calcext:value-type="date">
            <text:p>22.11.2022</text:p>
          </table:table-cell>
          <table:table-cell table:style-name="ce145" office:value-type="string" calcext:value-type="string">
            <text:p>atasun gözlük 1/3</text:p>
          </table:table-cell>
          <table:table-cell table:style-name="ce145" table:number-columns-repeated="2"/>
          <table:table-cell table:style-name="ce152" office:value-type="float" office:value="-678.58" calcext:value-type="float">
            <text:p>-678,58</text:p>
          </table:table-cell>
          <table:table-cell table:style-name="ce123"/>
          <table:table-cell/>
          <table:table-cell table:style-name="ce123" table:formula="of:=[.H36]+[.F37]+[.G37]" office:value-type="float" office:value="-2634.61" calcext:value-type="float">
            <text:p>-2.634,61</text:p>
          </table:table-cell>
        </table:table-row>
        <table:table-row table:style-name="ro3">
          <table:table-cell table:style-name="ce140" office:value-type="date" office:date-value="2022-12-05" calcext:value-type="date">
            <text:p>05.12.2022</text:p>
          </table:table-cell>
          <table:table-cell table:style-name="ce145" office:value-type="string" calcext:value-type="string">
            <text:p>4876 KK <text:s text:c="22"/>7945,34</text:p>
          </table:table-cell>
          <table:table-cell table:style-name="ce145" table:number-columns-repeated="2"/>
          <table:table-cell table:style-name="ce151"/>
          <table:table-cell table:style-name="ce123"/>
          <table:table-cell office:value-type="float" office:value="-7945.34" calcext:value-type="float">
            <text:p>-7.945,34</text:p>
          </table:table-cell>
          <table:table-cell table:style-name="ce123" table:formula="of:=[.H37]+[.F38]+[.G38]" office:value-type="float" office:value="-10579.95" calcext:value-type="float">
            <text:p>-10.579,95</text:p>
          </table:table-cell>
        </table:table-row>
        <table:table-row table:style-name="ro3">
          <table:table-cell table:style-name="ce140" office:value-type="date" office:date-value="2022-12-12" calcext:value-type="date">
            <text:p>12.12.2022</text:p>
          </table:table-cell>
          <table:table-cell table:style-name="ce143" office:value-type="string" calcext:value-type="string">
            <text:p>pervine iş ten havale</text:p>
          </table:table-cell>
          <table:table-cell table:style-name="ce143" table:number-columns-repeated="2"/>
          <table:table-cell table:style-name="ce151"/>
          <table:table-cell table:style-name="ce123"/>
          <table:table-cell office:value-type="float" office:value="-1000" calcext:value-type="float">
            <text:p>-1.000,00</text:p>
          </table:table-cell>
          <table:table-cell table:style-name="ce123" table:formula="of:=[.H38]+[.F39]+[.G39]" office:value-type="float" office:value="-11579.95" calcext:value-type="float">
            <text:p>-11.579,95</text:p>
          </table:table-cell>
        </table:table-row>
        <table:table-row table:style-name="ro3">
          <table:table-cell table:style-name="ce140"/>
          <table:table-cell table:style-name="ce143" table:number-columns-repeated="3"/>
          <table:table-cell table:style-name="ce151"/>
          <table:table-cell table:style-name="ce123"/>
          <table:table-cell/>
          <table:table-cell table:style-name="ce123" table:formula="of:=[.H39]+[.F40]+[.G40]" office:value-type="float" office:value="-11579.95" calcext:value-type="float">
            <text:p>-11.579,95</text:p>
          </table:table-cell>
        </table:table-row>
        <table:table-row table:style-name="ro3">
          <table:table-cell table:style-name="ce143" office:value-type="string" calcext:value-type="string">
            <text:p>0000383215 /TOKATAMASY/FATURA</text:p>
          </table:table-cell>
          <table:table-cell table:style-name="ce143" table:number-columns-repeated="2"/>
          <table:table-cell table:style-name="ce151" office:value-type="float" office:value="-200" calcext:value-type="float">
            <text:p>-200,00</text:p>
          </table:table-cell>
          <table:table-cell table:style-name="ce151"/>
          <table:table-cell table:style-name="ce123"/>
          <table:table-cell/>
          <table:table-cell table:style-name="ce123" table:formula="of:=[.H40]+[.F41]+[.G41]" office:value-type="float" office:value="-11579.95" calcext:value-type="float">
            <text:p>-11.579,95</text:p>
          </table:table-cell>
        </table:table-row>
        <table:table-row table:style-name="ro3">
          <table:table-cell table:style-name="ce143" office:value-type="string" calcext:value-type="string">
            <text:p>000374398 /TOKATAMASY/FATURA</text:p>
          </table:table-cell>
          <table:table-cell table:style-name="ce143" table:number-columns-repeated="2"/>
          <table:table-cell table:style-name="ce151" office:value-type="float" office:value="-50" calcext:value-type="float">
            <text:p>-50,00</text:p>
          </table:table-cell>
          <table:table-cell table:style-name="ce151"/>
          <table:table-cell table:style-name="ce123"/>
          <table:table-cell/>
          <table:table-cell table:style-name="ce123" table:formula="of:=[.H41]+[.F42]+[.G42]" office:value-type="float" office:value="-11579.95" calcext:value-type="float">
            <text:p>-11.579,95</text:p>
          </table:table-cell>
        </table:table-row>
        <table:table-row table:style-name="ro3">
          <table:table-cell table:style-name="ce140"/>
          <table:table-cell table:style-name="ce143" table:number-columns-repeated="3"/>
          <table:table-cell table:style-name="ce151"/>
          <table:table-cell table:style-name="ce123"/>
          <table:table-cell/>
          <table:table-cell table:style-name="ce123" table:formula="of:=[.H42]+[.F43]+[.G43]" office:value-type="float" office:value="-11579.95" calcext:value-type="float">
            <text:p>-11.579,95</text:p>
          </table:table-cell>
        </table:table-row>
        <table:table-row table:style-name="ro3">
          <table:table-cell table:style-name="ce140" office:value-type="date" office:date-value="2022-12-13" calcext:value-type="date">
            <text:p>13.12.2022</text:p>
          </table:table-cell>
          <table:table-cell table:style-name="ce191" office:value-type="string" calcext:value-type="string">
            <text:p>selanik pide et 12- 1</text:p>
          </table:table-cell>
          <table:table-cell table:style-name="ce143" table:number-columns-repeated="2"/>
          <table:table-cell table:style-name="ce151"/>
          <table:table-cell table:style-name="ce123"/>
          <table:table-cell office:value-type="float" office:value="-140" calcext:value-type="float">
            <text:p>-140,00</text:p>
          </table:table-cell>
          <table:table-cell table:style-name="ce123" table:formula="of:=[.H43]+[.F44]+[.G44]" office:value-type="float" office:value="-11719.95" calcext:value-type="float">
            <text:p>-11.719,95</text:p>
          </table:table-cell>
        </table:table-row>
        <table:table-row table:style-name="ro3">
          <table:table-cell table:style-name="ce140" office:value-type="date" office:date-value="2022-12-15" calcext:value-type="date">
            <text:p>15.12.2022</text:p>
          </table:table-cell>
          <table:table-cell table:style-name="ce191" office:value-type="string" calcext:value-type="string">
            <text:p>selanik pide <text:s/>12- 2</text:p>
          </table:table-cell>
          <table:table-cell table:style-name="ce143" table:number-columns-repeated="2"/>
          <table:table-cell table:style-name="ce151"/>
          <table:table-cell table:style-name="ce123"/>
          <table:table-cell office:value-type="float" office:value="-170" calcext:value-type="float">
            <text:p>-170,00</text:p>
          </table:table-cell>
          <table:table-cell table:style-name="ce123" table:formula="of:=[.H44]+[.F45]+[.G45]" office:value-type="float" office:value="-11889.95" calcext:value-type="float">
            <text:p>-11.889,95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151" office:value-type="float" office:value="-1500" calcext:value-type="float">
            <text:p>-1.500,00</text:p>
          </table:table-cell>
          <table:table-cell table:style-name="ce123"/>
          <table:table-cell/>
          <table:table-cell table:style-name="ce123" table:formula="of:=[.H45]+[.F46]+[.G46]" office:value-type="float" office:value="-11889.95" calcext:value-type="float">
            <text:p>-11.889,95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151" office:value-type="float" office:value="-1500" calcext:value-type="float">
            <text:p>-1.500,00</text:p>
          </table:table-cell>
          <table:table-cell table:style-name="ce123"/>
          <table:table-cell/>
          <table:table-cell table:style-name="ce123" table:formula="of:=[.H46]+[.F47]+[.G47]" office:value-type="float" office:value="-11889.95" calcext:value-type="float">
            <text:p>-11.889,95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151" office:value-type="float" office:value="-1500" calcext:value-type="float">
            <text:p>-1.500,00</text:p>
          </table:table-cell>
          <table:table-cell table:style-name="ce123"/>
          <table:table-cell/>
          <table:table-cell table:style-name="ce123" table:formula="of:=[.H47]+[.F48]+[.G48]" office:value-type="float" office:value="-11889.95" calcext:value-type="float">
            <text:p>-11.889,95</text:p>
          </table:table-cell>
        </table:table-row>
        <table:table-row table:style-name="ro3">
          <table:table-cell/>
          <table:table-cell table:style-name="ce143" table:number-columns-repeated="3"/>
          <table:table-cell table:style-name="ce123" table:number-columns-repeated="2"/>
          <table:table-cell/>
          <table:table-cell table:style-name="ce123" table:formula="of:=[.H48]+[.F49]+[.G49]" office:value-type="float" office:value="-11889.95" calcext:value-type="float">
            <text:p>-11.889,95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71" office:value-type="currency" office:currency="TRY" office:value="4299.5" calcext:value-type="currency">
            <text:p>₺4.299,50</text:p>
          </table:table-cell>
          <table:table-cell/>
          <table:table-cell table:style-name="ce123"/>
          <table:table-cell/>
          <table:table-cell table:style-name="ce123" table:formula="of:=[.H49]+[.F50]+[.G50]" office:value-type="float" office:value="-11889.95" calcext:value-type="float">
            <text:p>-11.889,95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71" office:value-type="currency" office:currency="TRY" office:value="1650" calcext:value-type="currency">
            <text:p>₺1.650,00</text:p>
          </table:table-cell>
          <table:table-cell/>
          <table:table-cell table:style-name="ce123"/>
          <table:table-cell/>
          <table:table-cell table:style-name="ce123" table:formula="of:=[.H50]+[.F51]+[.G51]" office:value-type="float" office:value="-11889.95" calcext:value-type="float">
            <text:p>-11.889,95</text:p>
          </table:table-cell>
        </table:table-row>
        <table:table-row table:style-name="ro3">
          <table:table-cell table:style-name="ce140"/>
          <table:table-cell office:value-type="string" calcext:value-type="string">
            <text:p>Doğuş Kira 5/12-2023-24– 30-12-22</text:p>
          </table:table-cell>
          <table:table-cell/>
          <table:table-cell table:style-name="ce271" office:value-type="currency" office:currency="TRY" office:value="3000" calcext:value-type="currency">
            <text:p>₺3.000,00</text:p>
          </table:table-cell>
          <table:table-cell/>
          <table:table-cell table:style-name="ce123"/>
          <table:table-cell/>
          <table:table-cell table:style-name="ce123" table:formula="of:=[.H51]+[.F52]+[.G52]" office:value-type="float" office:value="-11889.95" calcext:value-type="float">
            <text:p>-11.889,95</text:p>
          </table:table-cell>
        </table:table-row>
        <table:table-row table:style-name="ro3">
          <table:table-cell/>
          <table:table-cell office:value-type="string" calcext:value-type="string">
            <text:p>snyG Metin ÇELİK 4/8</text:p>
          </table:table-cell>
          <table:table-cell/>
          <table:table-cell table:style-name="ce271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123" table:formula="of:=[.H52]+[.F53]+[.G53]" office:value-type="float" office:value="-11889.95" calcext:value-type="float">
            <text:p>-11.889,95</text:p>
          </table:table-cell>
        </table:table-row>
        <table:table-row table:style-name="ro3">
          <table:table-cell/>
          <table:table-cell office:value-type="string" calcext:value-type="string">
            <text:p>SnyF-Kynkçı Merdal 4/12-2023-24</text:p>
          </table:table-cell>
          <table:table-cell/>
          <table:table-cell table:style-name="ce271" office:value-type="currency" office:currency="TRY" office:value="4000" calcext:value-type="currency">
            <text:p>₺4.000,00</text:p>
          </table:table-cell>
          <table:table-cell/>
          <table:table-cell table:style-name="ce123"/>
          <table:table-cell/>
          <table:table-cell table:style-name="ce123" table:formula="of:=[.H53]+[.F54]+[.G54]" office:value-type="float" office:value="-11889.95" calcext:value-type="float">
            <text:p>-11.889,95</text:p>
          </table:table-cell>
        </table:table-row>
        <table:table-row table:style-name="ro3">
          <table:table-cell table:style-name="ce140" office:value-type="date" office:date-value="2022-12-10" calcext:value-type="date">
            <text:p>10.12.2022</text:p>
          </table:table-cell>
          <table:table-cell office:value-type="string" calcext:value-type="string">
            <text:p>SnyB Salih ANT <text:s/>11.ayda ödendi</text:p>
          </table:table-cell>
          <table:table-cell/>
          <table:table-cell table:style-name="ce271" office:value-type="currency" office:currency="TRY" office:value="84000" calcext:value-type="currency">
            <text:p>₺84.000,00</text:p>
          </table:table-cell>
          <table:table-cell table:number-columns-repeated="3"/>
          <table:table-cell table:style-name="ce123" table:formula="of:=[.H54]+[.F55]+[.G55]" office:value-type="float" office:value="-11889.95" calcext:value-type="float">
            <text:p>-11.889,95</text:p>
          </table:table-cell>
        </table:table-row>
        <table:table-row table:style-name="ro3">
          <table:table-cell table:number-columns-repeated="3"/>
          <table:table-cell table:style-name="ce123"/>
          <table:table-cell/>
          <table:table-cell table:style-name="ce123"/>
          <table:table-cell/>
          <table:table-cell table:style-name="ce123" table:formula="of:=[.H55]+[.F56]+[.G56]" office:value-type="float" office:value="-11889.95" calcext:value-type="float">
            <text:p>-11.889,95</text:p>
          </table:table-cell>
        </table:table-row>
        <table:table-row table:style-name="ro1">
          <table:table-cell/>
          <table:table-cell table:style-name="ce279"/>
          <table:table-cell table:number-columns-repeated="3"/>
          <table:table-cell table:style-name="ce123"/>
          <table:table-cell/>
          <table:table-cell table:style-name="ce123" table:formula="of:=[.H56]+[.F57]+[.G57]" office:value-type="float" office:value="-11889.95" calcext:value-type="float">
            <text:p>-11.889,95</text:p>
          </table:table-cell>
        </table:table-row>
        <table:table-row table:style-name="ro3">
          <table:table-cell table:number-columns-repeated="4"/>
          <table:table-cell table:style-name="ce123"/>
          <table:table-cell table:number-columns-repeated="2"/>
          <table:table-cell table:style-name="ce123" table:formula="of:=[.H57]+[.F58]+[.G58]" office:value-type="float" office:value="-11889.95" calcext:value-type="float">
            <text:p>-11.889,95</text:p>
          </table:table-cell>
        </table:table-row>
        <table:table-row table:style-name="ro3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123"/>
          <table:table-cell table:number-columns-repeated="2"/>
          <table:table-cell table:style-name="ce123" table:formula="of:=[.H58]+[.F59]+[.G59]" office:value-type="float" office:value="-11889.95" calcext:value-type="float">
            <text:p>-11.889,95</text:p>
          </table:table-cell>
        </table:table-row>
        <table:table-row table:style-name="ro3">
          <table:table-cell table:number-columns-repeated="4"/>
          <table:table-cell table:style-name="ce123"/>
          <table:table-cell table:number-columns-repeated="2"/>
          <table:table-cell table:style-name="ce123" table:formula="of:=[.H59]+[.F60]+[.G60]" office:value-type="float" office:value="-11889.95" calcext:value-type="float">
            <text:p>-11.889,95</text:p>
          </table:table-cell>
        </table:table-row>
        <table:table-row table:style-name="ro3">
          <table:table-cell table:number-columns-repeated="4"/>
          <table:table-cell table:style-name="ce123"/>
          <table:table-cell table:number-columns-repeated="2"/>
          <table:table-cell table:style-name="ce123"/>
        </table:table-row>
        <table:table-row table:style-name="ro3">
          <table:table-cell table:style-name="ce241"/>
          <table:table-cell table:style-name="ce190" table:number-columns-repeated="2"/>
          <table:table-cell table:style-name="ce278"/>
          <table:table-cell table:number-columns-repeated="3"/>
          <table:table-cell table:style-name="ce123"/>
        </table:table-row>
        <table:table-row table:style-name="ro3">
          <table:table-cell table:style-name="ce241" office:value-type="date" office:date-value="2022-10-10" calcext:value-type="date">
            <text:p>10.10.2022</text:p>
          </table:table-cell>
          <table:table-cell table:style-name="ce190" office:value-type="string" calcext:value-type="string">
            <text:p>snyA Ayhan Tüfek 42000-40000</text:p>
          </table:table-cell>
          <table:table-cell table:style-name="ce190"/>
          <table:table-cell table:style-name="ce278" office:value-type="currency" office:currency="TRY" office:value="2000" calcext:value-type="currency">
            <text:p>₺2.000,00</text:p>
          </table:table-cell>
          <table:table-cell table:style-name="ce123"/>
          <table:table-cell table:number-columns-repeated="2"/>
          <table:table-cell table:style-name="ce123"/>
        </table:table-row>
        <table:table-row table:style-name="ro3">
          <table:table-cell table:style-name="ce190" table:number-columns-repeated="4"/>
          <table:table-cell table:style-name="ce123"/>
          <table:table-cell table:number-columns-repeated="2"/>
          <table:table-cell table:style-name="ce123"/>
        </table:table-row>
        <table:table-row table:style-name="ro3">
          <table:table-cell table:style-name="ce241" office:value-type="date" office:date-value="2022-11-06" calcext:value-type="date">
            <text:p>06.11.2022</text:p>
          </table:table-cell>
          <table:table-cell table:style-name="ce190" office:value-type="string" calcext:value-type="string">
            <text:p>Cihan Elektrik Teminat 1200 – 2/6</text:p>
          </table:table-cell>
          <table:table-cell table:style-name="ce190"/>
          <table:table-cell table:style-name="ce278" office:value-type="currency" office:currency="TRY" office:value="200" calcext:value-type="currency">
            <text:p>₺200,00</text:p>
          </table:table-cell>
          <table:table-cell table:style-name="ce123"/>
          <table:table-cell table:number-columns-repeated="2"/>
          <table:table-cell table:style-name="ce123"/>
        </table:table-row>
        <table:table-row table:style-name="ro3">
          <table:table-cell table:style-name="ce241" office:value-type="date" office:date-value="2022-10-05" calcext:value-type="date">
            <text:p>05.10.2022</text:p>
          </table:table-cell>
          <table:table-cell table:style-name="ce190" office:value-type="string" calcext:value-type="string">
            <text:p>Cihan Elektrik Teminat 1200 – 1/6</text:p>
          </table:table-cell>
          <table:table-cell table:style-name="ce190"/>
          <table:table-cell table:style-name="ce278" office:value-type="currency" office:currency="TRY" office:value="200" calcext:value-type="currency">
            <text:p>₺200,00</text:p>
          </table:table-cell>
          <table:table-cell table:style-name="ce123"/>
          <table:table-cell table:number-columns-repeated="2"/>
          <table:table-cell table:style-name="ce123"/>
        </table:table-row>
        <table:table-row table:style-name="ro3">
          <table:table-cell table:style-name="ce241"/>
          <table:table-cell table:style-name="ce190" table:number-columns-repeated="2"/>
          <table:table-cell table:style-name="ce278"/>
          <table:table-cell table:style-name="ce123"/>
          <table:table-cell table:number-columns-repeated="2"/>
          <table:table-cell table:style-name="ce123"/>
        </table:table-row>
        <table:table-row table:style-name="ro3">
          <table:table-cell table:style-name="ce241" office:value-type="date" office:date-value="2022-11-30" calcext:value-type="date">
            <text:p>30.11.2022</text:p>
          </table:table-cell>
          <table:table-cell table:style-name="ce190" office:value-type="string" calcext:value-type="string">
            <text:p>SnyF-Kynkçı Merdal 3/12-2023-24</text:p>
          </table:table-cell>
          <table:table-cell table:style-name="ce190"/>
          <table:table-cell table:style-name="ce278" office:value-type="currency" office:currency="TRY" office:value="4000" calcext:value-type="currency">
            <text:p>₺4.000,00</text:p>
          </table:table-cell>
          <table:table-cell table:style-name="ce123"/>
          <table:table-cell table:number-columns-repeated="2"/>
          <table:table-cell table:style-name="ce123"/>
        </table:table-row>
        <table:table-row table:style-name="ro3">
          <table:table-cell table:style-name="ce241" office:value-type="date" office:date-value="2022-10-30" calcext:value-type="date">
            <text:p>30.10.2022</text:p>
          </table:table-cell>
          <table:table-cell table:style-name="ce190" office:value-type="string" calcext:value-type="string">
            <text:p>SnyF-Kynkçı Merdal 2/12-2023-24</text:p>
          </table:table-cell>
          <table:table-cell table:style-name="ce190"/>
          <table:table-cell table:style-name="ce278" office:value-type="currency" office:currency="TRY" office:value="4000" calcext:value-type="currency">
            <text:p>₺4.000,00</text:p>
          </table:table-cell>
          <table:table-cell table:style-name="ce123"/>
          <table:table-cell table:number-columns-repeated="2"/>
          <table:table-cell table:style-name="ce123"/>
        </table:table-row>
        <table:table-row table:style-name="ro3">
          <table:table-cell table:style-name="ce241" office:value-type="date" office:date-value="2022-09-30" calcext:value-type="date">
            <text:p>30.09.2022</text:p>
          </table:table-cell>
          <table:table-cell table:style-name="ce190" office:value-type="string" calcext:value-type="string">
            <text:p>SnyF-Kynkçı Merdal 1/12-2023-24</text:p>
          </table:table-cell>
          <table:table-cell table:style-name="ce190"/>
          <table:table-cell table:style-name="ce278" office:value-type="currency" office:currency="TRY" office:value="4000" calcext:value-type="currency">
            <text:p>₺4.000,00</text:p>
          </table:table-cell>
          <table:table-cell table:style-name="ce123"/>
          <table:table-cell table:number-columns-repeated="2"/>
          <table:table-cell table:style-name="ce123"/>
        </table:table-row>
        <table:table-row table:style-name="ro3">
          <table:table-cell table:style-name="ce241" office:value-type="date" office:date-value="2022-08-30" calcext:value-type="date">
            <text:p>30.08.2022</text:p>
          </table:table-cell>
          <table:table-cell table:style-name="ce190" office:value-type="string" calcext:value-type="string">
            <text:p>SnyF-Kynkçı Merdal 12/12-2022-23</text:p>
          </table:table-cell>
          <table:table-cell table:style-name="ce190"/>
          <table:table-cell table:style-name="ce278" office:value-type="currency" office:currency="TRY" office:value="4000" calcext:value-type="currency">
            <text:p>₺4.000,00</text:p>
          </table:table-cell>
          <table:table-cell table:style-name="ce123"/>
          <table:table-cell table:number-columns-repeated="3"/>
        </table:table-row>
        <table:table-row table:style-name="ro3">
          <table:table-cell table:style-name="ce241" office:value-type="date" office:date-value="2022-07-30" calcext:value-type="date">
            <text:p>30.07.2022</text:p>
          </table:table-cell>
          <table:table-cell table:style-name="ce190" office:value-type="string" calcext:value-type="string">
            <text:p>SnyF-Kynkçı Merdal 11/12-2022</text:p>
          </table:table-cell>
          <table:table-cell table:style-name="ce190"/>
          <table:table-cell table:style-name="ce278" office:value-type="currency" office:currency="TRY" office:value="4000" calcext:value-type="currency">
            <text:p>₺4.000,00</text:p>
          </table:table-cell>
          <table:table-cell table:number-columns-repeated="4"/>
        </table:table-row>
        <table:table-row table:style-name="ro3">
          <table:table-cell table:style-name="ce241" office:value-type="date" office:date-value="2022-06-30" calcext:value-type="date">
            <text:p>30.06.2022</text:p>
          </table:table-cell>
          <table:table-cell table:style-name="ce190" office:value-type="string" calcext:value-type="string">
            <text:p>SnyF-Kynkçı Merdal 10/12-2022</text:p>
          </table:table-cell>
          <table:table-cell table:style-name="ce190"/>
          <table:table-cell table:style-name="ce278" office:value-type="currency" office:currency="TRY" office:value="4000" calcext:value-type="currency">
            <text:p>₺4.000,00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23"/>
          <table:table-cell table:number-columns-repeated="4"/>
        </table:table-row>
        <table:table-row table:style-name="ro3">
          <table:table-cell table:number-columns-repeated="3"/>
          <table:table-cell table:formula="of:=SUM([.D62:.D74])" office:value-type="float" office:value="26400" calcext:value-type="float">
            <text:p>26400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23"/>
          <table:table-cell table:number-columns-repeated="4"/>
        </table:table-row>
        <table:table-row table:style-name="ro3" table:number-rows-repeated="1048499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PROCESS" table:style-name="ta1">
        <table:table-column table:style-name="co1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2" table:default-cell-style-name="Default"/>
        <table:table-row table:style-name="ro3">
          <table:table-cell table:number-columns-repeated="4"/>
        </table:table-row>
        <table:table-row table:style-name="ro3">
          <table:table-cell/>
          <table:table-cell office:value-type="string" calcext:value-type="string">
            <text:p>2022 işlenecek dosyalar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Dursun Durmuş İcra </text:p>
          </table:table-cell>
          <table:table-cell office:value-type="string" calcext:value-type="string">
            <text:p>kira</text:p>
          </table:table-cell>
          <table:table-cell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</table:table-row>
        <table:table-row table:style-name="ro3">
          <table:table-cell/>
          <table:table-cell office:value-type="string" calcext:value-type="string">
            <text:p>ÇEPESAŞ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</table:table-row>
        <table:table-row table:style-name="ro3">
          <table:table-cell/>
          <table:table-cell office:value-type="string" calcext:value-type="string">
            <text:p>SU SAYAC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</table:table-row>
      </table:table>
      <table:table table:name="01_23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default-cell-style-name="ce151"/>
        <table:table-column table:style-name="co12" table:number-columns-repeated="3" table:default-cell-style-name="ce123"/>
        <table:table-row table:style-name="ro3">
          <table:table-cell table:number-columns-repeated="4"/>
          <table:table-cell table:style-name="ce150"/>
          <table:table-cell table:style-name="ce150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</table:table-row>
        <table:table-row table:style-name="ro3">
          <table:table-cell table:style-name="ce147" office:value-type="string" calcext:value-type="string">
            <text:p>- OCAK 2023</text:p>
          </table:table-cell>
          <table:table-cell/>
          <table:table-cell table:style-name="ce148" office:value-type="string" calcext:value-type="string">
            <text:p>TOPLAM</text:p>
          </table:table-cell>
          <table:table-cell table:style-name="ce149" table:formula="of:=SUM([.D8:.D67])" office:value-type="float" office:value="10050" calcext:value-type="float">
            <text:p>10.050,00</text:p>
          </table:table-cell>
          <table:table-cell table:style-name="ce149" table:formula="of:=SUM([.E8:.E104])" office:value-type="float" office:value="-16616.99" calcext:value-type="float">
            <text:p>-16.616,99</text:p>
          </table:table-cell>
          <table:table-cell table:style-name="ce149" table:formula="of:=SUM([.F8:.F102])" office:value-type="float" office:value="0" calcext:value-type="float">
            <text:p>0,00</text:p>
          </table:table-cell>
          <table:table-cell table:style-name="ce149" table:formula="of:=SUM([.G8:.G102])" office:value-type="float" office:value="0" calcext:value-type="float">
            <text:p>0,00</text:p>
          </table:table-cell>
          <table:table-cell table:style-name="ce149" table:formula="of:=[.F2]+[.G2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2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144" office:value-type="string" calcext:value-type="string">
            <text:p>5847500300 /CK ÇEPESAŞ/FATURA</text:p>
          </table:table-cell>
          <table:table-cell table:style-name="ce144" table:number-columns-repeated="2"/>
          <table:table-cell office:value-type="float" office:value="-200" calcext:value-type="float">
            <text:p>-200,00</text:p>
          </table:table-cell>
          <table:table-cell table:style-name="Default" table:number-columns-repeated="2"/>
          <table:table-cell/>
        </table:table-row>
        <table:table-row table:style-name="ro3">
          <table:table-cell/>
          <table:table-cell table:style-name="ce144" office:value-type="string" calcext:value-type="string">
            <text:p><text:span text:style-name="T1">8222520300</text:span> /CK ÇEPESAŞ/FATURA</text:p>
          </table:table-cell>
          <table:table-cell table:style-name="ce144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/>
        </table:table-row>
        <table:table-row table:style-name="ro3">
          <table:table-cell/>
          <table:table-cell table:style-name="ce143" table:number-columns-repeated="3"/>
          <table:table-cell/>
          <table:table-cell table:style-name="Default" table:number-columns-repeated="2"/>
          <table:table-cell/>
        </table:table-row>
        <table:table-row table:style-name="ro3">
          <table:table-cell table:style-name="ce140" office:value-type="date" office:date-value="2023-01-07" calcext:value-type="date">
            <text:p>07.01.2023</text:p>
          </table:table-cell>
          <table:table-cell table:style-name="ce144" office:value-type="string" calcext:value-type="string">
            <text:p>Adem Özen Kira Ödemesi 8/12</text:p>
          </table:table-cell>
          <table:table-cell table:style-name="ce144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/>
        </table:table-row>
        <table:table-row table:style-name="ro3">
          <table:table-cell/>
          <table:table-cell table:style-name="ce144" office:value-type="string" calcext:value-type="string">
            <text:p>MarRyl Aidat 8/12</text:p>
          </table:table-cell>
          <table:table-cell table:style-name="ce144" table:number-columns-repeated="2"/>
          <table:table-cell office:value-type="float" office:value="-496.5" calcext:value-type="float">
            <text:p>-496,50</text:p>
          </table:table-cell>
          <table:table-cell table:style-name="ce151"/>
          <table:table-cell/>
          <table:table-cell table:formula="of:=[.H3]+[.F8]+[.G8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3" table:number-columns-repeated="3"/>
          <table:table-cell/>
          <table:table-cell table:style-name="ce151"/>
          <table:table-cell table:number-columns-repeated="2"/>
        </table:table-row>
        <table:table-row table:style-name="ro3">
          <table:table-cell/>
          <table:table-cell table:style-name="ce143" office:value-type="string" calcext:value-type="string">
            <text:p>0000383215 /TOKATAMASY/FATURA</text:p>
          </table:table-cell>
          <table:table-cell table:style-name="ce143" table:number-columns-repeated="2"/>
          <table:table-cell office:value-type="float" office:value="-200" calcext:value-type="float">
            <text:p>-200,00</text:p>
          </table:table-cell>
          <table:table-cell table:style-name="ce151"/>
          <table:table-cell table:number-columns-repeated="2"/>
        </table:table-row>
        <table:table-row table:style-name="ro3">
          <table:table-cell/>
          <table:table-cell table:style-name="ce143" office:value-type="string" calcext:value-type="string">
            <text:p>000374398 /TOKATAMASY/FATURA</text:p>
          </table:table-cell>
          <table:table-cell table:style-name="ce143" table:number-columns-repeated="2"/>
          <table:table-cell office:value-type="float" office:value="-50" calcext:value-type="float">
            <text:p>-50,00</text:p>
          </table:table-cell>
          <table:table-cell table:style-name="ce151"/>
          <table:table-cell table:number-columns-repeated="2"/>
        </table:table-row>
        <table:table-row table:style-name="ro3">
          <table:table-cell/>
          <table:table-cell table:style-name="ce143" table:number-columns-repeated="3"/>
          <table:table-cell/>
          <table:table-cell table:style-name="ce151"/>
          <table:table-cell table:number-columns-repeated="2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23"/>
          <table:table-cell table:number-columns-repeated="2"/>
          <table:table-cell table:formula="of:=[.H8]+[.F13]+[.G13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ce123"/>
          <table:table-cell table:number-columns-repeated="2"/>
          <table:table-cell table:formula="of:=[.H13]+[.F14]+[.G1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Cihan Elektrik Teminat 1200 – 4/6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123"/>
          <table:table-cell table:number-columns-repeated="2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ce123"/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tin Elektrik Teminat 1200 – 5/6</text:p>
          </table:table-cell>
          <table:table-cell table:style-name="ce143"/>
          <table:table-cell table:style-name="ce143" office:value-type="float" office:value="200" calcext:value-type="float">
            <text:p>200</text:p>
          </table:table-cell>
          <table:table-cell table:style-name="ce123"/>
          <table:table-cell table:number-columns-repeated="2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43" table:number-columns-repeated="2"/>
          <table:table-cell table:style-name="ce123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3" office:value-type="string" calcext:value-type="string">
            <text:p>9522138254 /CK ÇEPESAŞ/FATURA</text:p>
          </table:table-cell>
          <table:table-cell table:style-name="ce143" table:number-columns-repeated="2"/>
          <table:table-cell office:value-type="float" office:value="-3000" calcext:value-type="float">
            <text:p>-3.000,00</text:p>
          </table:table-cell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2-11-22" calcext:value-type="date">
            <text:p>22.11.2022</text:p>
          </table:table-cell>
          <table:table-cell table:style-name="ce145" office:value-type="string" calcext:value-type="string">
            <text:p>atasun gözlük 2/3</text:p>
          </table:table-cell>
          <table:table-cell table:style-name="ce145" table:number-columns-repeated="2"/>
          <table:table-cell office:value-type="float" office:value="-678.58" calcext:value-type="float">
            <text:p>-678,58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2-11-01" calcext:value-type="date">
            <text:p>01.11.2022</text:p>
          </table:table-cell>
          <table:table-cell table:style-name="ce145" office:value-type="string" calcext:value-type="string">
            <text:p>ikea masa 4/6</text:p>
          </table:table-cell>
          <table:table-cell table:style-name="ce145" table:number-columns-repeated="2"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2-11-06" calcext:value-type="date">
            <text:p>06.11.2022</text:p>
          </table:table-cell>
          <table:table-cell table:style-name="ce145" office:value-type="string" calcext:value-type="string">
            <text:p>koçtaş pervane 4/6</text:p>
          </table:table-cell>
          <table:table-cell table:style-name="ce145" table:number-columns-repeated="2"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5" office:value-type="string" calcext:value-type="string">
            <text:p>Tokat Belediyesi Vergi Ayşe Balcı 197,25 ¼ taksit</text:p>
          </table:table-cell>
          <table:table-cell table:style-name="ce145" table:number-columns-repeated="2"/>
          <table:table-cell office:value-type="float" office:value="-49.31" calcext:value-type="float">
            <text:p>-49,31</text:p>
          </table:table-cell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5" office:value-type="string" calcext:value-type="string">
            <text:p>Tokat Belediyesi Vergi H.Murat Balcı 508,20 ¼ taksit</text:p>
          </table:table-cell>
          <table:table-cell table:style-name="ce145" table:number-columns-repeated="2"/>
          <table:table-cell office:value-type="float" office:value="-127.05" calcext:value-type="float">
            <text:p>-127,05</text:p>
          </table:table-cell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5" office:value-type="string" calcext:value-type="string">
            <text:p>Tokat Belediyesi Vergi A.Umut Balcı 1589,85 ¼ taksit</text:p>
          </table:table-cell>
          <table:table-cell table:style-name="ce145" table:number-columns-repeated="2"/>
          <table:table-cell office:value-type="float" office:value="-397.46" calcext:value-type="float">
            <text:p>-397,46</text:p>
          </table:table-cell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3">
          <table:table-cell table:style-name="ce140"/>
          <table:table-cell table:style-name="ce145" office:value-type="string" calcext:value-type="string">
            <text:p>Tokat Belediyesi Vergi P.Özlem Balcı Atila ev -323,65 ¼ taksit</text:p>
          </table:table-cell>
          <table:table-cell table:style-name="ce145" table:number-columns-repeated="2"/>
          <table:table-cell office:value-type="float" office:value="-80.91" calcext:value-type="float">
            <text:p>-80,91</text:p>
          </table:table-cell>
          <table:table-cell table:number-columns-repeated="2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2-11-08" calcext:value-type="date">
            <text:p>08.11.2022</text:p>
          </table:table-cell>
          <table:table-cell office:value-type="string" calcext:value-type="string">
            <text:p>peri diş 2/9</text:p>
          </table:table-cell>
          <table:table-cell table:style-name="ce145" table:number-columns-repeated="2"/>
          <table:table-cell office:value-type="float" office:value="-1111.11" calcext:value-type="float">
            <text:p>-1.111,11</text:p>
          </table:table-cell>
          <table:table-cell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2-11-29" calcext:value-type="date">
            <text:p>29.11.2022</text:p>
          </table:table-cell>
          <table:table-cell table:style-name="ce147" office:value-type="string" calcext:value-type="string">
            <text:p>erenler pide 12- k1</text:p>
          </table:table-cell>
          <table:table-cell table:number-columns-repeated="2"/>
          <table:table-cell office:value-type="float" office:value="-182.4" calcext:value-type="float">
            <text:p>-182,40</text:p>
          </table:table-cell>
          <table:table-cell table:number-columns-repeated="2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3">
          <table:table-cell table:style-name="ce140"/>
          <table:table-cell office:value-type="string" calcext:value-type="string">
            <text:p>ev internet</text:p>
          </table:table-cell>
          <table:table-cell table:number-columns-repeated="2"/>
          <table:table-cell office:value-type="float" office:value="-74.9" calcext:value-type="float">
            <text:p>-74,90</text:p>
          </table:table-cell>
          <table:table-cell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2-11-30" calcext:value-type="date">
            <text:p>30.11.2022</text:p>
          </table:table-cell>
          <table:table-cell table:style-name="ce147" office:value-type="string" calcext:value-type="string">
            <text:p>erenler pide 12- k2</text:p>
          </table:table-cell>
          <table:table-cell table:number-columns-repeated="2"/>
          <table:table-cell office:value-type="float" office:value="-137.89" calcext:value-type="float">
            <text:p>-137,89</text:p>
          </table:table-cell>
          <table:table-cell table:number-columns-repeated="2"/>
          <table:table-cell table:formula="of:=[.H32]+[.F33]+[.G33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2-12-02" calcext:value-type="date">
            <text:p>02.12.2022</text:p>
          </table:table-cell>
          <table:table-cell table:style-name="ce145" office:value-type="string" calcext:value-type="string">
            <text:p>ayfer kurt ???</text:p>
          </table:table-cell>
          <table:table-cell table:style-name="ce145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33]+[.F34]+[.G34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2-12-05" calcext:value-type="date">
            <text:p>05.12.2022</text:p>
          </table:table-cell>
          <table:table-cell table:style-name="ce145" office:value-type="string" calcext:value-type="string">
            <text:p>erenler </text:p>
          </table:table-cell>
          <table:table-cell table:style-name="ce145" table:number-columns-repeated="2"/>
          <table:table-cell office:value-type="float" office:value="-142.64" calcext:value-type="float">
            <text:p>-142,64</text:p>
          </table:table-cell>
          <table:table-cell table:number-columns-repeated="2"/>
          <table:table-cell table:formula="of:=[.H34]+[.F35]+[.G35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2-12-05" calcext:value-type="date">
            <text:p>05.12.2022</text:p>
          </table:table-cell>
          <table:table-cell table:style-name="ce193" office:value-type="string" calcext:value-type="string">
            <text:p>erenler pide 12- k3</text:p>
          </table:table-cell>
          <table:table-cell table:style-name="ce145" table:number-columns-repeated="2"/>
          <table:table-cell office:value-type="float" office:value="-148.47" calcext:value-type="float">
            <text:p>-148,47</text:p>
          </table:table-cell>
          <table:table-cell table:number-columns-repeated="2"/>
          <table:table-cell table:formula="of:=[.H35]+[.F36]+[.G36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2-12-06" calcext:value-type="date">
            <text:p>06.12.2022</text:p>
          </table:table-cell>
          <table:table-cell table:style-name="ce193" office:value-type="string" calcext:value-type="string">
            <text:p>erenler pide 12- k4</text:p>
          </table:table-cell>
          <table:table-cell table:style-name="ce145" table:number-columns-repeated="2"/>
          <table:table-cell office:value-type="float" office:value="-142.77" calcext:value-type="float">
            <text:p>-142,77</text:p>
          </table:table-cell>
          <table:table-cell table:number-columns-repeated="2"/>
          <table:table-cell table:formula="of:=[.H36]+[.F37]+[.G37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2-12-06" calcext:value-type="date">
            <text:p>06.12.2022</text:p>
          </table:table-cell>
          <table:table-cell table:style-name="ce145" office:value-type="string" calcext:value-type="string">
            <text:p>tokat avm yunus</text:p>
          </table:table-cell>
          <table:table-cell table:style-name="ce145" table:number-columns-repeated="2"/>
          <table:table-cell office:value-type="float" office:value="-148.75" calcext:value-type="float">
            <text:p>-148,75</text:p>
          </table:table-cell>
          <table:table-cell table:number-columns-repeated="2"/>
          <table:table-cell table:formula="of:=[.H37]+[.F38]+[.G38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2-12-06" calcext:value-type="date">
            <text:p>06.12.2022</text:p>
          </table:table-cell>
          <table:table-cell table:style-name="ce145" office:value-type="string" calcext:value-type="string">
            <text:p>benzin audi</text:p>
          </table:table-cell>
          <table:table-cell table:style-name="ce145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38]+[.F39]+[.G39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2-12-06" calcext:value-type="date">
            <text:p>06.12.2022</text:p>
          </table:table-cell>
          <table:table-cell table:style-name="ce145" office:value-type="string" calcext:value-type="string">
            <text:p>aşıkbaba</text:p>
          </table:table-cell>
          <table:table-cell table:style-name="ce145" table:number-columns-repeated="2"/>
          <table:table-cell office:value-type="float" office:value="-334.55" calcext:value-type="float">
            <text:p>-334,55</text:p>
          </table:table-cell>
          <table:table-cell table:number-columns-repeated="2"/>
          <table:table-cell table:formula="of:=[.H39]+[.F40]+[.G40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2-12-08" calcext:value-type="date">
            <text:p>08.12.2022</text:p>
          </table:table-cell>
          <table:table-cell table:style-name="ce145" office:value-type="string" calcext:value-type="string">
            <text:p>yunus</text:p>
          </table:table-cell>
          <table:table-cell table:style-name="ce145" table:number-columns-repeated="2"/>
          <table:table-cell office:value-type="float" office:value="-223.23" calcext:value-type="float">
            <text:p>-223,23</text:p>
          </table:table-cell>
          <table:table-cell table:number-columns-repeated="2"/>
          <table:table-cell table:formula="of:=[.H40]+[.F41]+[.G41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2-12-09" calcext:value-type="date">
            <text:p>09.12.2022</text:p>
          </table:table-cell>
          <table:table-cell table:style-name="ce193" office:value-type="string" calcext:value-type="string">
            <text:p>erenler pide 12- k5</text:p>
          </table:table-cell>
          <table:table-cell table:style-name="ce145" table:number-columns-repeated="2"/>
          <table:table-cell office:value-type="float" office:value="-218.37" calcext:value-type="float">
            <text:p>-218,37</text:p>
          </table:table-cell>
          <table:table-cell table:number-columns-repeated="2"/>
          <table:table-cell table:formula="of:=[.H41]+[.F42]+[.G42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2-12-10" calcext:value-type="date">
            <text:p>10.12.2022</text:p>
          </table:table-cell>
          <table:table-cell table:style-name="ce193" office:value-type="string" calcext:value-type="string">
            <text:p>erenler pide 12- k6</text:p>
          </table:table-cell>
          <table:table-cell table:style-name="ce145" table:number-columns-repeated="2"/>
          <table:table-cell office:value-type="float" office:value="-209.35" calcext:value-type="float">
            <text:p>-209,35</text:p>
          </table:table-cell>
          <table:table-cell table:number-columns-repeated="2"/>
          <table:table-cell table:formula="of:=[.H42]+[.F43]+[.G43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2-12-12" calcext:value-type="date">
            <text:p>12.12.2022</text:p>
          </table:table-cell>
          <table:table-cell table:style-name="ce193" office:value-type="string" calcext:value-type="string">
            <text:p>erenler pide 12- k7</text:p>
          </table:table-cell>
          <table:table-cell table:number-columns-repeated="2"/>
          <table:table-cell office:value-type="float" office:value="-202.93" calcext:value-type="float">
            <text:p>-202,93</text:p>
          </table:table-cell>
          <table:table-cell table:number-columns-repeated="2"/>
          <table:table-cell table:formula="of:=[.H43]+[.F44]+[.G44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2-12-14" calcext:value-type="date">
            <text:p>14.12.2022</text:p>
          </table:table-cell>
          <table:table-cell table:style-name="ce193" office:value-type="string" calcext:value-type="string">
            <text:p>erenler pide 12- k8</text:p>
          </table:table-cell>
          <table:table-cell table:style-name="ce143" table:number-columns-repeated="2"/>
          <table:table-cell table:number-columns-repeated="3"/>
          <table:table-cell table:formula="of:=[.H44]+[.F45]+[.G45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45]+[.F46]+[.G46]" office:value-type="float" office:value="0" calcext:value-type="float">
            <text:p>0,00</text:p>
          </table:table-cell>
        </table:table-row>
        <table:table-row table:style-name="ro3">
          <table:table-cell table:style-name="ce140"/>
          <table:table-cell table:style-name="ce145" table:number-columns-repeated="3"/>
          <table:table-cell table:number-columns-repeated="3"/>
          <table:table-cell table:formula="of:=[.H46]+[.F47]+[.G47]" office:value-type="float" office:value="0" calcext:value-type="float">
            <text:p>0,00</text:p>
          </table:table-cell>
        </table:table-row>
        <table:table-row table:style-name="ro3">
          <table:table-cell table:style-name="ce140"/>
          <table:table-cell table:style-name="ce145" table:number-columns-repeated="3"/>
          <table:table-cell table:number-columns-repeated="3"/>
          <table:table-cell table:formula="of:=[.H47]+[.F48]+[.G48]" office:value-type="float" office:value="0" calcext:value-type="float">
            <text:p>0,00</text:p>
          </table:table-cell>
        </table:table-row>
        <table:table-row table:style-name="ro3">
          <table:table-cell table:style-name="ce140"/>
          <table:table-cell table:style-name="ce145" table:number-columns-repeated="3"/>
          <table:table-cell table:number-columns-repeated="3"/>
          <table:table-cell table:formula="of:=[.H48]+[.F49]+[.G49]" office:value-type="float" office:value="0" calcext:value-type="float">
            <text:p>0,00</text:p>
          </table:table-cell>
        </table:table-row>
        <table:table-row table:style-name="ro3">
          <table:table-cell table:style-name="ce140"/>
          <table:table-cell table:style-name="ce145" table:number-columns-repeated="3"/>
          <table:table-cell table:number-columns-repeated="3"/>
          <table:table-cell table:formula="of:=[.H49]+[.F50]+[.G50]" office:value-type="float" office:value="0" calcext:value-type="float">
            <text:p>0,00</text:p>
          </table:table-cell>
        </table:table-row>
        <table:table-row table:style-name="ro3">
          <table:table-cell table:style-name="ce140"/>
          <table:table-cell table:style-name="ce145" table:number-columns-repeated="3"/>
          <table:table-cell table:number-columns-repeated="3"/>
          <table:table-cell table:formula="of:=[.H50]+[.F51]+[.G51]" office:value-type="float" office:value="0" calcext:value-type="float">
            <text:p>0,00</text:p>
          </table:table-cell>
        </table:table-row>
        <table:table-row table:style-name="ro3">
          <table:table-cell table:style-name="ce140"/>
          <table:table-cell table:style-name="ce145" table:number-columns-repeated="3"/>
          <table:table-cell table:number-columns-repeated="3"/>
          <table:table-cell table:formula="of:=[.H51]+[.F52]+[.G52]" office:value-type="float" office:value="0" calcext:value-type="float">
            <text:p>0,00</text:p>
          </table:table-cell>
        </table:table-row>
        <table:table-row table:style-name="ro3">
          <table:table-cell table:style-name="ce140"/>
          <table:table-cell table:style-name="ce145" table:number-columns-repeated="3"/>
          <table:table-cell table:number-columns-repeated="3"/>
          <table:table-cell table:formula="of:=[.H52]+[.F53]+[.G53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5" office:value-type="string" calcext:value-type="string">
            <text:p>4876 KK <text:s text:c="22"/></text:p>
          </table:table-cell>
          <table:table-cell table:style-name="ce145" table:number-columns-repeated="2"/>
          <table:table-cell table:number-columns-repeated="3"/>
          <table:table-cell table:formula="of:=[.H53]+[.F54]+[.G54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54]+[.F55]+[.G5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number-columns-repeated="2"/>
          <table:table-cell table:formula="of:=[.H55]+[.F56]+[.G56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number-columns-repeated="2"/>
          <table:table-cell table:formula="of:=[.H56]+[.F57]+[.G57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number-columns-repeated="2"/>
          <table:table-cell table:formula="of:=[.H57]+[.F58]+[.G58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3" table:number-columns-repeated="3"/>
          <table:table-cell table:style-name="ce123"/>
          <table:table-cell table:number-columns-repeated="2"/>
          <table:table-cell table:formula="of:=[.H58]+[.F59]+[.G59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71"/>
          <table:table-cell table:style-name="Default"/>
          <table:table-cell table:number-columns-repeated="2"/>
          <table:table-cell table:formula="of:=[.H59]+[.F60]+[.G60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71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60]+[.F61]+[.G61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Doğuş Kira 6/12-2023-24– 30-01-23</text:p>
          </table:table-cell>
          <table:table-cell/>
          <table:table-cell table:style-name="ce271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61]+[.F62]+[.G62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snyG Metin ÇELİK 5/8</text:p>
          </table:table-cell>
          <table:table-cell/>
          <table:table-cell table:style-name="ce271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62]+[.F63]+[.G63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SnyF-Kynkçı Merdal 5/12-2023-24</text:p>
          </table:table-cell>
          <table:table-cell/>
          <table:table-cell table:style-name="ce271" office:value-type="currency" office:currency="TRY" office:value="4000" calcext:value-type="currency">
            <text:p>₺4.000,00</text:p>
          </table:table-cell>
          <table:table-cell table:style-name="Default"/>
          <table:table-cell table:number-columns-repeated="2"/>
          <table:table-cell table:formula="of:=[.H63]+[.F64]+[.G64]" office:value-type="float" office:value="0" calcext:value-type="float">
            <text:p>0,00</text:p>
          </table:table-cell>
        </table:table-row>
        <table:table-row table:style-name="ro3">
          <table:table-cell table:style-name="ce140"/>
          <table:table-cell table:number-columns-repeated="2"/>
          <table:table-cell table:style-name="ce271"/>
          <table:table-cell table:style-name="Default" table:number-columns-repeated="3"/>
          <table:table-cell table:formula="of:=[.H64]+[.F65]+[.G65]" office:value-type="float" office:value="0" calcext:value-type="float">
            <text:p>0,00</text:p>
          </table:table-cell>
        </table:table-row>
        <table:table-row table:style-name="ro3">
          <table:table-cell table:number-columns-repeated="3"/>
          <table:table-cell table:style-name="ce123"/>
          <table:table-cell table:style-name="Default"/>
          <table:table-cell table:number-columns-repeated="2"/>
          <table:table-cell table:formula="of:=[.H65]+[.F66]+[.G6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79"/>
          <table:table-cell table:number-columns-repeated="2"/>
          <table:table-cell table:style-name="Default"/>
          <table:table-cell table:number-columns-repeated="2"/>
          <table:table-cell table:formula="of:=[.H66]+[.F67]+[.G67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ce123"/>
          <table:table-cell table:style-name="Default"/>
          <table:table-cell/>
          <table:table-cell table:formula="of:=[.H67]+[.F68]+[.G68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123"/>
          <table:table-cell table:style-name="Default"/>
          <table:table-cell/>
          <table:table-cell table:formula="of:=[.H68]+[.F69]+[.G69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ce123"/>
          <table:table-cell table:style-name="Default" table:number-columns-repeated="2"/>
          <table:table-cell table:formula="of:=[.H69]+[.F70]+[.G70]" office:value-type="float" office:value="0" calcext:value-type="float">
            <text:p>0,00</text:p>
          </table:table-cell>
        </table:table-row>
        <table:table-row table:style-name="ro3" table:number-rows-repeated="2">
          <table:table-cell table:style-name="ce140"/>
          <table:table-cell table:number-columns-repeated="3"/>
          <table:table-cell table:style-name="ce123"/>
          <table:table-cell table:style-name="Default" table:number-columns-repeated="2"/>
          <table:table-cell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  <table:table-row table:style-name="ro3" table:number-rows-repeated="5">
          <table:table-cell table:number-columns-repeated="4"/>
          <table:table-cell table:style-name="ce123"/>
          <table:table-cell table:style-name="Default" table:number-columns-repeated="2"/>
          <table:table-cell/>
        </table:table-row>
        <table:table-row table:style-name="ro3">
          <table:table-cell table:number-columns-repeated="3"/>
          <table:table-cell table:style-name="ce106"/>
          <table:table-cell table:style-name="ce123"/>
          <table:table-cell table:style-name="Default" table:number-columns-repeated="2"/>
          <table:table-cell/>
        </table:table-row>
        <table:table-row table:style-name="ro3">
          <table:table-cell table:number-columns-repeated="4"/>
          <table:table-cell table:style-name="ce123"/>
          <table:table-cell table:style-name="Default" table:number-columns-repeated="2"/>
          <table:table-cell/>
        </table:table-row>
        <table:table-row table:style-name="ro3">
          <table:table-cell table:number-columns-repeated="4"/>
          <table:table-cell table:style-name="ce123"/>
          <table:table-cell table:style-name="Default" table:number-columns-repeated="3"/>
        </table:table-row>
        <table:table-row table:style-name="ro3">
          <table:table-cell/>
          <table:table-cell table:style-name="ce136"/>
          <table:table-cell table:number-columns-repeated="2"/>
          <table:table-cell table:style-name="Default" table:number-columns-repeated="4"/>
        </table:table-row>
        <table:table-row table:style-name="ro3">
          <table:table-cell/>
          <table:table-cell table:style-name="ce271"/>
          <table:table-cell table:number-columns-repeated="2"/>
          <table:table-cell table:style-name="Default" table:number-columns-repeated="4"/>
        </table:table-row>
        <table:table-row table:style-name="ro3">
          <table:table-cell table:number-columns-repeated="3"/>
          <table:table-cell table:style-name="ce123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 table:number-columns-repeated="4"/>
        </table:table-row>
        <table:table-row table:style-name="ro3">
          <table:table-cell table:number-columns-repeated="3"/>
          <table:table-cell table:style-name="ce123"/>
          <table:table-cell table:style-name="Default" table:number-columns-repeated="4"/>
        </table:table-row>
      </table:table>
      <table:table table:name="02_23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default-cell-style-name="ce151"/>
        <table:table-column table:style-name="co12" table:number-columns-repeated="3" table:default-cell-style-name="ce123"/>
        <table:table-row table:style-name="ro3">
          <table:table-cell table:number-columns-repeated="4"/>
          <table:table-cell table:style-name="ce150"/>
          <table:table-cell table:style-name="ce150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</table:table-row>
        <table:table-row table:style-name="ro3">
          <table:table-cell table:style-name="ce147" office:value-type="string" calcext:value-type="string">
            <text:p>- OCAK 2023</text:p>
          </table:table-cell>
          <table:table-cell/>
          <table:table-cell table:style-name="ce148" office:value-type="string" calcext:value-type="string">
            <text:p>TOPLAM</text:p>
          </table:table-cell>
          <table:table-cell table:style-name="ce149" table:formula="of:=SUM([.D8:.D44])" office:value-type="float" office:value="10050" calcext:value-type="float">
            <text:p>10.050,00</text:p>
          </table:table-cell>
          <table:table-cell table:style-name="ce149" table:formula="of:=SUM([.E8:.E81])" office:value-type="float" office:value="-14050.74" calcext:value-type="float">
            <text:p>-14.050,74</text:p>
          </table:table-cell>
          <table:table-cell table:style-name="ce149" table:formula="of:=SUM([.F8:.F79])" office:value-type="float" office:value="5" calcext:value-type="float">
            <text:p>5,00</text:p>
          </table:table-cell>
          <table:table-cell table:style-name="ce149" table:formula="of:=SUM([.G8:.G79])" office:value-type="float" office:value="0" calcext:value-type="float">
            <text:p>0,00</text:p>
          </table:table-cell>
          <table:table-cell table:style-name="ce149" table:formula="of:=[.F2]+[.G2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42"/>
          <table:table-cell table:number-columns-repeated="2"/>
          <table:table-cell table:style-name="Default" table:number-columns-repeated="3"/>
          <table:table-cell table:formula="of:=[.F3]+[.G3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4" office:value-type="string" calcext:value-type="string">
            <text:p>5847500300 /CK ÇEPESAŞ/FATURA</text:p>
          </table:table-cell>
          <table:table-cell table:style-name="ce144" table:number-columns-repeated="2"/>
          <table:table-cell office:value-type="float" office:value="-200" calcext:value-type="float">
            <text:p>-2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4" office:value-type="string" calcext:value-type="string">
            <text:p><text:span text:style-name="T1">8222520300</text:span> /CK ÇEPESAŞ/FATURA</text:p>
          </table:table-cell>
          <table:table-cell table:style-name="ce144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3" table:number-columns-repeated="3"/>
          <table:table-cell/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3-01-07" calcext:value-type="date">
            <text:p>07.01.2023</text:p>
          </table:table-cell>
          <table:table-cell table:style-name="ce144" office:value-type="string" calcext:value-type="string">
            <text:p>Adem Özen Kira Ödemesi 8/12</text:p>
          </table:table-cell>
          <table:table-cell table:style-name="ce144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6]+[.F7]+[.G7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4" office:value-type="string" calcext:value-type="string">
            <text:p>MarRyl Aidat 8/12</text:p>
          </table:table-cell>
          <table:table-cell table:style-name="ce144" table:number-columns-repeated="2"/>
          <table:table-cell office:value-type="float" office:value="-496.5" calcext:value-type="float">
            <text:p>-496,50</text:p>
          </table:table-cell>
          <table:table-cell table:style-name="ce151" office:value-type="float" office:value="5" calcext:value-type="float">
            <text:p>5,00</text:p>
          </table:table-cell>
          <table:table-cell/>
          <table:table-cell table:formula="of:=[.H7]+[.F8]+[.G8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43" table:number-columns-repeated="3"/>
          <table:table-cell/>
          <table:table-cell table:style-name="ce151"/>
          <table:table-cell/>
          <table:table-cell table:formula="of:=[.H8]+[.F9]+[.G9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43" office:value-type="string" calcext:value-type="string">
            <text:p>0000383215 /TOKATAMASY/FATURA</text:p>
          </table:table-cell>
          <table:table-cell table:style-name="ce143" table:number-columns-repeated="2"/>
          <table:table-cell office:value-type="float" office:value="-200" calcext:value-type="float">
            <text:p>-200,00</text:p>
          </table:table-cell>
          <table:table-cell table:style-name="ce151"/>
          <table:table-cell/>
          <table:table-cell table:formula="of:=[.H9]+[.F10]+[.G10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43" office:value-type="string" calcext:value-type="string">
            <text:p>000374398 /TOKATAMASY/FATURA</text:p>
          </table:table-cell>
          <table:table-cell table:style-name="ce143" table:number-columns-repeated="2"/>
          <table:table-cell office:value-type="float" office:value="-50" calcext:value-type="float">
            <text:p>-50,00</text:p>
          </table:table-cell>
          <table:table-cell table:style-name="ce151"/>
          <table:table-cell/>
          <table:table-cell table:formula="of:=[.H10]+[.F11]+[.G11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43" table:number-columns-repeated="3"/>
          <table:table-cell/>
          <table:table-cell table:style-name="ce151"/>
          <table:table-cell/>
          <table:table-cell table:formula="of:=[.H11]+[.F12]+[.G12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23"/>
          <table:table-cell table:number-columns-repeated="2"/>
          <table:table-cell table:formula="of:=[.H12]+[.F13]+[.G13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ce123"/>
          <table:table-cell table:number-columns-repeated="2"/>
          <table:table-cell table:formula="of:=[.H13]+[.F14]+[.G14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Cihan Elektrik Teminat 1200 – 4/6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123"/>
          <table:table-cell table:number-columns-repeated="2"/>
          <table:table-cell table:formula="of:=[.H14]+[.F15]+[.G15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ce123"/>
          <table:table-cell table:number-columns-repeated="2"/>
          <table:table-cell table:formula="of:=[.H15]+[.F16]+[.G16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formula="of:=[.H16]+[.F17]+[.G17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Metin Elektrik Teminat 1200 – 5/6</text:p>
          </table:table-cell>
          <table:table-cell table:style-name="ce143"/>
          <table:table-cell table:style-name="ce143" office:value-type="float" office:value="200" calcext:value-type="float">
            <text:p>200</text:p>
          </table:table-cell>
          <table:table-cell table:style-name="ce123"/>
          <table:table-cell table:number-columns-repeated="2"/>
          <table:table-cell table:formula="of:=[.H17]+[.F18]+[.G18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43" table:number-columns-repeated="2"/>
          <table:table-cell table:style-name="ce123"/>
          <table:table-cell table:number-columns-repeated="2"/>
          <table:table-cell table:formula="of:=[.H18]+[.F19]+[.G19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43" office:value-type="string" calcext:value-type="string">
            <text:p>9522138254 /CK ÇEPESAŞ/FATURA</text:p>
          </table:table-cell>
          <table:table-cell table:style-name="ce143" table:number-columns-repeated="2"/>
          <table:table-cell office:value-type="float" office:value="-3000" calcext:value-type="float">
            <text:p>-3.000,00</text:p>
          </table:table-cell>
          <table:table-cell table:number-columns-repeated="2"/>
          <table:table-cell table:formula="of:=[.H19]+[.F20]+[.G20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20]+[.F21]+[.G21]" office:value-type="float" office:value="5" calcext:value-type="float">
            <text:p>5,00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21]+[.F22]+[.G22]" office:value-type="float" office:value="5" calcext:value-type="float">
            <text:p>5,00</text:p>
          </table:table-cell>
        </table:table-row>
        <table:table-row table:style-name="ro3">
          <table:table-cell table:style-name="ce140" office:value-type="date" office:date-value="2022-11-22" calcext:value-type="date">
            <text:p>22.11.2022</text:p>
          </table:table-cell>
          <table:table-cell table:style-name="ce145" office:value-type="string" calcext:value-type="string">
            <text:p>atasun gözlük 2/3</text:p>
          </table:table-cell>
          <table:table-cell table:style-name="ce145" table:number-columns-repeated="2"/>
          <table:table-cell office:value-type="float" office:value="-678.58" calcext:value-type="float">
            <text:p>-678,58</text:p>
          </table:table-cell>
          <table:table-cell table:number-columns-repeated="2"/>
          <table:table-cell table:formula="of:=[.H22]+[.F23]+[.G23]" office:value-type="float" office:value="5" calcext:value-type="float">
            <text:p>5,00</text:p>
          </table:table-cell>
        </table:table-row>
        <table:table-row table:style-name="ro3">
          <table:table-cell table:style-name="ce140" office:value-type="date" office:date-value="2022-11-01" calcext:value-type="date">
            <text:p>01.11.2022</text:p>
          </table:table-cell>
          <table:table-cell table:style-name="ce145" office:value-type="string" calcext:value-type="string">
            <text:p>ikea masa 4/6</text:p>
          </table:table-cell>
          <table:table-cell table:style-name="ce145" table:number-columns-repeated="2"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23]+[.F24]+[.G24]" office:value-type="float" office:value="5" calcext:value-type="float">
            <text:p>5,00</text:p>
          </table:table-cell>
        </table:table-row>
        <table:table-row table:style-name="ro3">
          <table:table-cell table:style-name="ce140" office:value-type="date" office:date-value="2022-11-06" calcext:value-type="date">
            <text:p>06.11.2022</text:p>
          </table:table-cell>
          <table:table-cell table:style-name="ce145" office:value-type="string" calcext:value-type="string">
            <text:p>koçtaş pervane 4/6</text:p>
          </table:table-cell>
          <table:table-cell table:style-name="ce145" table:number-columns-repeated="2"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24]+[.F25]+[.G25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45" office:value-type="string" calcext:value-type="string">
            <text:p>Tokat Belediyesi Vergi Ayşe Balcı 197,25 ¼ taksit</text:p>
          </table:table-cell>
          <table:table-cell table:style-name="ce145" table:number-columns-repeated="2"/>
          <table:table-cell office:value-type="float" office:value="-49.31" calcext:value-type="float">
            <text:p>-49,31</text:p>
          </table:table-cell>
          <table:table-cell table:number-columns-repeated="2"/>
          <table:table-cell table:formula="of:=[.H25]+[.F26]+[.G26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45" office:value-type="string" calcext:value-type="string">
            <text:p>Tokat Belediyesi Vergi H.Murat Balcı 508,20 ¼ taksit</text:p>
          </table:table-cell>
          <table:table-cell table:style-name="ce145" table:number-columns-repeated="2"/>
          <table:table-cell office:value-type="float" office:value="-127.05" calcext:value-type="float">
            <text:p>-127,05</text:p>
          </table:table-cell>
          <table:table-cell table:number-columns-repeated="2"/>
          <table:table-cell table:formula="of:=[.H26]+[.F27]+[.G27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45" office:value-type="string" calcext:value-type="string">
            <text:p>Tokat Belediyesi Vergi A.Umut Balcı 1589,85 ¼ taksit</text:p>
          </table:table-cell>
          <table:table-cell table:style-name="ce145" table:number-columns-repeated="2"/>
          <table:table-cell office:value-type="float" office:value="-397.46" calcext:value-type="float">
            <text:p>-397,46</text:p>
          </table:table-cell>
          <table:table-cell table:number-columns-repeated="2"/>
          <table:table-cell table:formula="of:=[.H27]+[.F28]+[.G28]" office:value-type="float" office:value="5" calcext:value-type="float">
            <text:p>5,00</text:p>
          </table:table-cell>
        </table:table-row>
        <table:table-row table:style-name="ro3">
          <table:table-cell table:style-name="ce140"/>
          <table:table-cell table:style-name="ce145" office:value-type="string" calcext:value-type="string">
            <text:p>Tokat Belediyesi Vergi P.Özlem Balcı Atila ev -323,65 ¼ taksit</text:p>
          </table:table-cell>
          <table:table-cell table:style-name="ce145" table:number-columns-repeated="2"/>
          <table:table-cell office:value-type="float" office:value="-80.91" calcext:value-type="float">
            <text:p>-80,91</text:p>
          </table:table-cell>
          <table:table-cell table:number-columns-repeated="2"/>
          <table:table-cell table:formula="of:=[.H28]+[.F29]+[.G29]" office:value-type="float" office:value="5" calcext:value-type="float">
            <text:p>5,00</text:p>
          </table:table-cell>
        </table:table-row>
        <table:table-row table:style-name="ro3">
          <table:table-cell table:style-name="ce140" office:value-type="date" office:date-value="2022-11-08" calcext:value-type="date">
            <text:p>08.11.2022</text:p>
          </table:table-cell>
          <table:table-cell office:value-type="string" calcext:value-type="string">
            <text:p>peri diş 2/9</text:p>
          </table:table-cell>
          <table:table-cell table:style-name="ce145" table:number-columns-repeated="2"/>
          <table:table-cell office:value-type="float" office:value="-1111.11" calcext:value-type="float">
            <text:p>-1.111,11</text:p>
          </table:table-cell>
          <table:table-cell table:number-columns-repeated="2"/>
          <table:table-cell table:formula="of:=[.H29]+[.F30]+[.G30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45" office:value-type="string" calcext:value-type="string">
            <text:p>4876 KK <text:s text:c="22"/></text:p>
          </table:table-cell>
          <table:table-cell table:style-name="ce145" table:number-columns-repeated="2"/>
          <table:table-cell table:number-columns-repeated="3"/>
          <table:table-cell table:formula="of:=[.H30]+[.F31]+[.G31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31]+[.F32]+[.G32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number-columns-repeated="2"/>
          <table:table-cell table:formula="of:=[.H32]+[.F33]+[.G33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number-columns-repeated="2"/>
          <table:table-cell table:formula="of:=[.H33]+[.F34]+[.G34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number-columns-repeated="2"/>
          <table:table-cell table:formula="of:=[.H34]+[.F35]+[.G35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43" table:number-columns-repeated="3"/>
          <table:table-cell table:style-name="ce123"/>
          <table:table-cell table:number-columns-repeated="2"/>
          <table:table-cell table:formula="of:=[.H35]+[.F36]+[.G36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71"/>
          <table:table-cell table:style-name="Default"/>
          <table:table-cell table:number-columns-repeated="2"/>
          <table:table-cell table:formula="of:=[.H36]+[.F37]+[.G37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71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37]+[.F38]+[.G38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Doğuş Kira 6/12-2023-24– 30-01-23</text:p>
          </table:table-cell>
          <table:table-cell/>
          <table:table-cell table:style-name="ce271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38]+[.F39]+[.G39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snyG Metin ÇELİK 5/8</text:p>
          </table:table-cell>
          <table:table-cell/>
          <table:table-cell table:style-name="ce271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39]+[.F40]+[.G40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SnyF-Kynkçı Merdal 5/12-2023-24</text:p>
          </table:table-cell>
          <table:table-cell/>
          <table:table-cell table:style-name="ce271" office:value-type="currency" office:currency="TRY" office:value="4000" calcext:value-type="currency">
            <text:p>₺4.000,00</text:p>
          </table:table-cell>
          <table:table-cell table:style-name="Default"/>
          <table:table-cell table:number-columns-repeated="2"/>
          <table:table-cell table:formula="of:=[.H40]+[.F41]+[.G41]" office:value-type="float" office:value="5" calcext:value-type="float">
            <text:p>5,00</text:p>
          </table:table-cell>
        </table:table-row>
        <table:table-row table:style-name="ro3">
          <table:table-cell table:style-name="ce140"/>
          <table:table-cell table:number-columns-repeated="2"/>
          <table:table-cell table:style-name="ce271"/>
          <table:table-cell table:style-name="Default" table:number-columns-repeated="3"/>
          <table:table-cell table:formula="of:=[.H41]+[.F42]+[.G42]" office:value-type="float" office:value="5" calcext:value-type="float">
            <text:p>5,00</text:p>
          </table:table-cell>
        </table:table-row>
        <table:table-row table:style-name="ro3">
          <table:table-cell table:number-columns-repeated="3"/>
          <table:table-cell table:style-name="ce123"/>
          <table:table-cell table:style-name="Default"/>
          <table:table-cell table:number-columns-repeated="2"/>
          <table:table-cell table:formula="of:=[.H42]+[.F43]+[.G43]" office:value-type="float" office:value="5" calcext:value-type="float">
            <text:p>5,00</text:p>
          </table:table-cell>
        </table:table-row>
        <table:table-row table:style-name="ro1">
          <table:table-cell/>
          <table:table-cell table:style-name="ce279"/>
          <table:table-cell table:number-columns-repeated="2"/>
          <table:table-cell table:style-name="Default"/>
          <table:table-cell table:number-columns-repeated="2"/>
          <table:table-cell table:formula="of:=[.H43]+[.F44]+[.G44]" office:value-type="float" office:value="5" calcext:value-type="float">
            <text:p>5,00</text:p>
          </table:table-cell>
        </table:table-row>
        <table:table-row table:style-name="ro3">
          <table:table-cell table:number-columns-repeated="4"/>
          <table:table-cell table:style-name="ce123"/>
          <table:table-cell table:style-name="Default"/>
          <table:table-cell/>
          <table:table-cell table:formula="of:=[.H44]+[.F45]+[.G45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123"/>
          <table:table-cell table:style-name="Default"/>
          <table:table-cell/>
          <table:table-cell table:formula="of:=[.H45]+[.F46]+[.G46]" office:value-type="float" office:value="5" calcext:value-type="float">
            <text:p>5,00</text:p>
          </table:table-cell>
        </table:table-row>
        <table:table-row table:style-name="ro3">
          <table:table-cell table:number-columns-repeated="4"/>
          <table:table-cell table:style-name="ce123"/>
          <table:table-cell table:style-name="Default" table:number-columns-repeated="2"/>
          <table:table-cell table:formula="of:=[.H46]+[.F47]+[.G47]" office:value-type="float" office:value="5" calcext:value-type="float">
            <text:p>5,00</text:p>
          </table:table-cell>
        </table:table-row>
        <table:table-row table:style-name="ro3" table:number-rows-repeated="2">
          <table:table-cell table:style-name="ce140"/>
          <table:table-cell table:number-columns-repeated="3"/>
          <table:table-cell table:style-name="ce123"/>
          <table:table-cell table:style-name="Default" table:number-columns-repeated="2"/>
          <table:table-cell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  <table:table-row table:style-name="ro3" table:number-rows-repeated="5">
          <table:table-cell table:number-columns-repeated="4"/>
          <table:table-cell table:style-name="ce123"/>
          <table:table-cell table:style-name="Default" table:number-columns-repeated="2"/>
          <table:table-cell/>
        </table:table-row>
        <table:table-row table:style-name="ro3">
          <table:table-cell table:number-columns-repeated="3"/>
          <table:table-cell table:style-name="ce106"/>
          <table:table-cell table:style-name="ce123"/>
          <table:table-cell table:style-name="Default" table:number-columns-repeated="2"/>
          <table:table-cell/>
        </table:table-row>
        <table:table-row table:style-name="ro3">
          <table:table-cell table:number-columns-repeated="4"/>
          <table:table-cell table:style-name="ce123"/>
          <table:table-cell table:style-name="Default" table:number-columns-repeated="2"/>
          <table:table-cell/>
        </table:table-row>
        <table:table-row table:style-name="ro3">
          <table:table-cell table:number-columns-repeated="4"/>
          <table:table-cell table:style-name="ce123"/>
          <table:table-cell table:style-name="Default" table:number-columns-repeated="3"/>
        </table:table-row>
        <table:table-row table:style-name="ro3">
          <table:table-cell/>
          <table:table-cell table:style-name="ce136"/>
          <table:table-cell table:number-columns-repeated="2"/>
          <table:table-cell table:style-name="Default" table:number-columns-repeated="4"/>
        </table:table-row>
        <table:table-row table:style-name="ro3">
          <table:table-cell/>
          <table:table-cell table:style-name="ce271"/>
          <table:table-cell table:number-columns-repeated="2"/>
          <table:table-cell table:style-name="Default" table:number-columns-repeated="4"/>
        </table:table-row>
        <table:table-row table:style-name="ro3">
          <table:table-cell table:number-columns-repeated="3"/>
          <table:table-cell table:style-name="ce123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 table:number-columns-repeated="4"/>
        </table:table-row>
        <table:table-row table:style-name="ro3">
          <table:table-cell table:number-columns-repeated="3"/>
          <table:table-cell table:style-name="ce123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8" number:title="User-defined">
      <number:text>+</number:text>
      <number:number number:decimal-places="2" number:min-decimal-places="2" number:min-integer-digits="1" number:grouping="true"/>
    </number:number-style>
    <number:number-style style:name="N127">
      <number:number number:decimal-places="0" number:min-decimal-places="0" number:min-integer-digits="0"/>
    </number:number-style>
    <number:number-style style:name="N126">
      <number:number number:decimal-places="3" number:min-decimal-places="3" number:min-integer-digits="1" number:grouping="true"/>
    </number:number-style>
    <number:currency-style style:name="N125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25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25P0"/>
    </number:currency-style>
    <number:number-style style:name="N123">
      <number:number number:decimal-places="11" number:min-decimal-places="11" number:min-integer-digits="1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time-style style:name="N120">
      <number:minutes number:style="long"/>
      <number:text>:</number:text>
      <number:seconds number:style="long"/>
    </number:time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0" number:grouping="true"/>
    </number:number-style>
    <number:number-style style:name="N118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18P0"/>
    </number:number-style>
    <number:number-style style:name="N117">
      <number:number number:decimal-places="1" number:min-decimal-places="1" number:min-integer-digits="1"/>
    </number:number-style>
    <number:number-style style:name="N116P0" style:volatile="true">
      <number:number number:decimal-places="2" number:min-decimal-places="2" number:min-integer-digits="1"/>
    </number:number-style>
    <number:number-style style:name="N116">
      <style:text-properties fo:color="#ff0000"/>
      <number:text>-</number:text>
      <number:number number:decimal-places="2" number:min-decimal-places="2" number:min-integer-digits="1"/>
      <style:map style:condition="value()&gt;=0" style:apply-style-name="N116P0"/>
    </number:number-style>
    <number:number-style style:name="N115">
      <number:number number:decimal-places="4" number:min-decimal-places="4" number:min-integer-digits="1"/>
    </number:number-style>
    <number:date-style style:name="N114">
      <number:day number:style="long"/>
      <number:text>.</number:text>
      <number:month number:style="long"/>
      <number:text>.</number:text>
    </number:date-style>
    <number:number-style style:name="N113">
      <number:number number:decimal-places="3" number:min-decimal-places="3" number:min-integer-digits="1"/>
    </number:number-style>
    <number:number-style style:name="N112P0" style:volatile="true">
      <number:text>-</number:text>
      <number:number number:decimal-places="2" number:min-decimal-places="2" number:min-integer-digits="1" number:grouping="true"/>
    </number:number-style>
    <number:number-style style:name="N112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1">
      <number:text>-</number:text>
      <number:number number:decimal-places="2" number:min-decimal-places="2" number:min-integer-digits="1" number:grouping="true"/>
    </number:number-style>
    <number:number-style style:name="N10149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49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49P0"/>
    </number:number-style>
    <number:date-style style:name="N10148" number:language="tr" number:country="TR">
      <number:day/>
      <number:text>. </number:text>
      <number:month number:textual="true"/>
    </number:date-style>
    <number:currency-style style:name="N10147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7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7P0"/>
    </number:currency-style>
    <number:number-style style:name="N10141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41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41P0"/>
    </number:number-style>
    <number:number-style style:name="N10139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39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39P0"/>
    </number:number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34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4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4P0"/>
    </number:number-style>
    <number:number-style style:name="N10133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33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33P0"/>
    </number:number-style>
    <number:date-style style:name="N10131" number:language="tr" number:country="TR">
      <number:day/>
      <number:text>.</number:text>
      <number:month number:textual="true"/>
    </number:date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0P2" style:volatile="true" number:language="tr" number:country="TR">
      <number:text> </number:text>
      <number:fill-character> </number:fill-character>
      <number:text>- TL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date-style style:name="N10126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25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25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25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25" number:language="tr" number:country="T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1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21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21P2" style:volatile="true" number:language="tr" number:country="TR">
      <number:text> </number:text>
      <number:fill-character> </number:fill-character>
      <number:text>-      </number:text>
    </number:number-style>
    <number:text-style style:name="N10121" number:language="tr" number:country="T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currency-style style:name="N10146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time-style style:name="N10117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5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5" number:language="tr" number:country="TR">
      <number:text-content/>
      <style:map style:condition="value()&lt;=1.7976931348623157E+308" style:apply-style-name="N10145P0"/>
    </number:text-style>
    <number:date-style style:name="N10116" number:language="tr" number:country="TR">
      <number:month number:textual="true"/>
      <number:text>.</number:text>
      <number:year/>
    </number:date-style>
    <number:number-style style:name="N1011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15P0"/>
    </number:number-style>
    <number:number-style style:name="N1014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4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43P0"/>
    </number:number-style>
    <number:number-style style:name="N10114" number:language="tr" number:country="TR">
      <number:number number:decimal-places="2" number:min-decimal-places="2" number:min-integer-digits="1" number:grouping="true"/>
      <number:text>     </number:text>
    </number:number-style>
    <number:time-style style:name="N10142" number:language="tr" number:country="TR">
      <number:hours/>
      <number:text>:</number:text>
      <number:minutes number:style="long"/>
      <number:text> </number:text>
      <number:am-pm/>
    </number:time-style>
    <number:number-style style:name="N1011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13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13P0"/>
    </number:number-style>
    <number:number-style style:name="N10111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3DT20M18S</meta:editing-duration>
    <meta:editing-cycles>115</meta:editing-cycles>
    <meta:generator>LibreOffice/7.3.7.2$Linux_X86_64 LibreOffice_project/30$Build-2</meta:generator>
    <dc:date>2022-12-15T12:32:26.111029207</dc:date>
    <meta:document-statistic meta:table-count="16" meta:cell-count="2490" meta:object-count="0"/>
  </office:meta>
</office:document-meta>
</file>